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automatic" fo:background-color="#FFFF00" style:repeat-content="false"/>
      <style:paragraph-properties fo:text-align="start" fo:margin-left="0cm"/>
    </style:style>
    <style:style style:name="ce7" style:family="table-cell" style:parent-style-name="Default" style:data-style-name="N0">
      <style:table-cell-properties style:vertical-align="automatic" fo:background-color="#FFFFFF" style:repeat-content="false"/>
      <style:paragraph-properties fo:text-align="start" fo:margin-left="0cm"/>
    </style:style>
    <style:style style:name="ce8" style:family="table-cell" style:parent-style-name="Default" style:data-style-name="N0">
      <style:table-cell-properties style:vertical-align="automatic" fo:background-color="#FDE9D9" style:repeat-content="false"/>
      <style:paragraph-properties fo:text-align="start" fo:margin-left="0cm"/>
    </style:style>
    <style:style style:name="ce9" style:family="table-cell" style:parent-style-name="Default" style:data-style-name="N0">
      <style:table-cell-properties style:vertical-align="middle" fo:background-color="#FFFFFF" style:repeat-content="false"/>
      <style:paragraph-properties fo:text-align="start" fo:margin-left="0cm"/>
    </style:style>
    <style:style style:name="ce10" style:family="table-cell" style:parent-style-name="Default" style:data-style-name="N19">
      <style:table-cell-properties style:vertical-align="automatic" fo:background-color="#FFFFFF" style:repeat-content="false"/>
      <style:paragraph-properties fo:text-align="start" fo:margin-left="0cm"/>
    </style:style>
    <style:style style:name="ce11" style:family="table-cell" style:parent-style-name="Default" style:data-style-name="N15">
      <style:table-cell-properties style:vertical-align="automatic" fo:background-color="#FFFFFF" style:repeat-content="false"/>
      <style:paragraph-properties fo:text-align="start" fo:margin-left="0cm"/>
    </style:style>
    <style:style style:name="ce1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3"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4"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fo:background-color="transparent"/>
    </style:style>
    <style:style style:name="ce18"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style:vertical-align="automatic" fo:background-color="transparent" style:repeat-content="false"/>
      <style:paragraph-properties fo:text-align="center"/>
    </style:style>
    <style:style style:name="ce21" style:family="table-cell" style:parent-style-name="Default" style:data-style-name="N0">
      <style:table-cell-properties style:vertical-align="middle" fo:background-color="#FFFF00" style:repeat-content="false"/>
      <style:paragraph-properties fo:text-align="start" fo:margin-left="0cm"/>
    </style:style>
    <style:style style:name="ce22"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2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8"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style:repeat-content="false"/>
      <style:paragraph-properties fo:text-align="start" fo:margin-left="0cm"/>
    </style:style>
    <style:style style:name="ce31" style:family="table-cell" style:parent-style-name="Default" style:data-style-name="N0">
      <style:table-cell-properties style:vertical-align="automatic" fo:background-color="#FFFF00" style:repeat-content="false"/>
      <style:paragraph-properties fo:text-align="start" fo:margin-left="0cm"/>
    </style:style>
    <style:style style:name="ce32" style:family="table-cell" style:parent-style-name="Default" style:data-style-name="N0">
      <style:table-cell-properties style:vertical-align="automatic" fo:background-color="#FDE9D9" style:repeat-content="false"/>
      <style:paragraph-properties fo:text-align="start" fo:margin-left="0cm"/>
    </style:style>
    <style:style style:name="ce33" style:family="table-cell" style:parent-style-name="Default" style:data-style-name="N0">
      <style:table-cell-properties style:vertical-align="middle"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style:text-properties style:text-underline-style="solid" style:text-underline-type="single"/>
    </style:style>
    <style:style style:name="ce36" style:family="table-cell" style:parent-style-name="Default" style:data-style-name="N0">
      <style:table-cell-properties style:vertical-align="automatic"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DE9D9" style:repeat-content="false"/>
      <style:paragraph-properties fo:text-align="start" fo:margin-left="0cm"/>
    </style:style>
    <style:style style:name="ce38" style:family="table-cell" style:parent-style-name="Default" style:data-style-name="N0">
      <style:table-cell-properties style:vertical-align="middle" fo:background-color="#FFFFFF" style:repeat-content="false"/>
      <style:paragraph-properties fo:text-align="start" fo:margin-left="0cm"/>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15">
      <style:table-cell-properties style:vertical-align="automatic" fo:background-color="#FFFFFF" style:repeat-content="false"/>
      <style:paragraph-properties fo:text-align="start" fo:margin-left="0cm"/>
    </style:style>
    <style:style style:name="ce41" style:family="table-cell" style:parent-style-name="Default" style:data-style-name="N19">
      <style:table-cell-properties style:vertical-align="automatic" fo:background-color="#FFFFFF" style:repeat-content="false"/>
      <style:paragraph-properties fo:text-align="start" fo:margin-left="0cm"/>
    </style:style>
    <style:style style:name="ce42" style:family="table-cell" style:parent-style-name="Default" style:data-style-name="N0">
      <style:table-cell-properties style:vertical-align="automatic" fo:background-color="#FFFF00" style:repeat-content="false"/>
      <style:paragraph-properties fo:text-align="start" fo:margin-left="0cm"/>
    </style:style>
    <style:style style:name="ce43" style:family="table-cell" style:parent-style-name="Default" style:data-style-name="N0">
      <style:table-cell-properties style:vertical-align="automatic" fo:background-color="#FFFFFF" style:repeat-content="false"/>
      <style:paragraph-properties fo:text-align="start" fo:margin-left="0cm"/>
    </style:style>
    <style:style style:name="ce44" style:family="table-cell" style:parent-style-name="Default" style:data-style-name="N0">
      <style:table-cell-properties style:vertical-align="automatic" fo:background-color="transparent" style:repeat-content="false"/>
      <style:paragraph-properties fo:text-align="start" fo:margin-left="0cm"/>
    </style:style>
    <style:style style:name="ce45" style:family="table-cell" style:parent-style-name="Default" style:data-style-name="N0">
      <style:table-cell-properties style:vertical-align="automatic" style:repeat-content="false"/>
      <style:paragraph-properties fo:text-align="start" fo:margin-left="0cm"/>
    </style:style>
    <style:style style:name="ce46" style:family="table-cell" style:parent-style-name="Default" style:data-style-name="N0">
      <style:table-cell-properties style:vertical-align="automatic" fo:background-color="#FFFF00" style:repeat-content="false"/>
      <style:paragraph-properties fo:text-align="start" fo:margin-left="0cm"/>
    </style:style>
    <style:style style:name="ce47" style:family="table-cell" style:parent-style-name="Default" style:data-style-name="N0">
      <style:table-cell-properties style:vertical-align="automatic" fo:background-color="#FDE9D9" style:repeat-content="false"/>
      <style:paragraph-properties fo:text-align="start" fo:margin-left="0cm"/>
    </style:style>
    <style:style style:name="ce48" style:family="table-cell" style:parent-style-name="Default" style:data-style-name="N0">
      <style:table-cell-properties style:vertical-align="automatic" fo:background-color="#FFFFFF" style:repeat-content="false"/>
      <style:paragraph-properties fo:text-align="start" fo:margin-left="0cm"/>
    </style:style>
    <style:style style:name="ce49" style:family="table-cell" style:parent-style-name="Default" style:data-style-name="N0">
      <style:table-cell-properties style:vertical-align="automatic" fo:background-color="#FFFFFF" style:repeat-content="false"/>
      <style:paragraph-properties fo:text-align="start" fo:margin-left="0cm"/>
    </style:style>
    <style:style style:name="ce50" style:family="table-cell" style:parent-style-name="Default" style:data-style-name="N0">
      <style:table-cell-properties style:vertical-align="middle" fo:background-color="#FFFFFF" style:repeat-content="false"/>
      <style:paragraph-properties fo:text-align="start" fo:margin-left="0cm"/>
    </style:style>
    <style:style style:name="ce51" style:family="table-cell" style:parent-style-name="Default" style:data-style-name="N0">
      <style:table-cell-properties style:vertical-align="automatic" fo:background-color="#FFFFFF" style:repeat-content="false"/>
      <style:paragraph-properties fo:text-align="start" fo:margin-left="0cm"/>
    </style:style>
    <style:style style:name="ce52" style:family="table-cell" style:parent-style-name="Default" style:data-style-name="N0">
      <style:table-cell-properties style:vertical-align="automatic" fo:background-color="#FFFFFF" style:repeat-content="false"/>
      <style:paragraph-properties fo:text-align="start" fo:margin-left="0cm"/>
    </style:style>
    <style:style style:name="ce53" style:family="table-cell" style:parent-style-name="Default" style:data-style-name="N0">
      <style:table-cell-properties style:vertical-align="automatic"/>
    </style:style>
    <style:style style:name="ce54" style:family="table-cell" style:parent-style-name="Default" style:data-style-name="N0"/>
    <style:style style:name="ce55" style:family="table-cell" style:parent-style-name="Default" style:data-style-name="N0">
      <style:table-cell-properties style:vertical-align="automatic" fo:background-color="#FFFF00"/>
    </style:style>
    <style:style style:name="ce56" style:family="table-cell" style:parent-style-name="Default" style:data-style-name="N0">
      <style:table-cell-properties style:vertical-align="automatic" fo:background-color="#FFFFFF"/>
    </style:style>
    <style:style style:name="ce57" style:family="table-cell" style:parent-style-name="Default" style:data-style-name="N0">
      <style:table-cell-properties style:vertical-align="automatic" fo:background-color="transparent"/>
    </style:style>
    <style:style style:name="ce58" style:family="table-cell" style:parent-style-name="Default" style:data-style-name="N0">
      <style:table-cell-properties style:vertical-align="automatic" fo:background-color="#FFFFFF"/>
    </style:style>
    <style:style style:name="ce5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style:vertical-align="automatic" fo:background-color="#FFFFFF" style:repeat-content="false"/>
      <style:paragraph-properties fo:text-align="start" fo:margin-left="0cm"/>
    </style:style>
    <style:style style:name="ce61" style:family="table-cell" style:parent-style-name="Default" style:data-style-name="N15">
      <style:table-cell-properties style:vertical-align="automatic" fo:background-color="#FFFFFF" style:repeat-content="false"/>
      <style:paragraph-properties fo:text-align="start" fo:margin-left="0cm"/>
    </style:style>
    <style:style style:name="ce62" style:family="table-cell" style:parent-style-name="Default" style:data-style-name="N0">
      <style:table-cell-properties fo:background-color="#FFFFFF"/>
    </style:style>
    <style:style style:name="ce6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style:vertical-align="automatic" fo:background-color="#FFFF00" style:repeat-content="false"/>
      <style:paragraph-properties fo:text-align="center"/>
    </style:style>
    <style:style style:name="ce65" style:family="table-cell" style:parent-style-name="Default" style:data-style-name="N0">
      <style:table-cell-properties style:vertical-align="automatic" fo:background-color="#FDE9D9" style:repeat-content="false"/>
      <style:paragraph-properties fo:text-align="center"/>
    </style:style>
    <style:style style:name="ce66" style:family="table-cell" style:parent-style-name="Default" style:data-style-name="N0">
      <style:table-cell-properties style:vertical-align="automatic" fo:background-color="#FFFFFF" style:repeat-content="false"/>
      <style:paragraph-properties fo:text-align="center"/>
    </style:style>
    <style:style style:name="ce67" style:family="table-cell" style:parent-style-name="Default" style:data-style-name="N0">
      <style:table-cell-properties style:vertical-align="automatic" fo:background-color="#FFFF00" style:repeat-content="false"/>
      <style:paragraph-properties fo:text-align="center"/>
    </style:style>
    <style:style style:name="ce68" style:family="table-cell" style:parent-style-name="Default" style:data-style-name="N0">
      <style:table-cell-properties style:vertical-align="automatic" fo:background-color="#FDE9D9" style:repeat-content="false"/>
      <style:paragraph-properties fo:text-align="center"/>
    </style:style>
    <style:style style:name="ce69" style:family="table-cell" style:parent-style-name="Default" style:data-style-name="N0">
      <style:table-cell-properties style:vertical-align="automatic" fo:background-color="#FFFFFF" style:repeat-content="false"/>
      <style:paragraph-properties fo:text-align="center"/>
    </style:style>
    <style:style style:name="ce7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1" style:family="table-cell" style:parent-style-name="Default" style:data-style-name="N0">
      <style:table-cell-properties style:vertical-align="automatic" style:repeat-content="false"/>
      <style:paragraph-properties fo:text-align="center"/>
    </style:style>
    <style:style style:name="ce72" style:family="table-cell" style:parent-style-name="Default" style:data-style-name="N0">
      <style:table-cell-properties style:vertical-align="automatic" fo:background-color="transparent" style:repeat-content="false"/>
      <style:paragraph-properties fo:text-align="start" fo:margin-left="0cm"/>
    </style:style>
    <style:style style:name="ce73" style:family="table-cell" style:parent-style-name="Default" style:data-style-name="N0"/>
    <style:style style:name="ce74" style:family="table-cell" style:parent-style-name="Default" style:data-style-name="N0">
      <style:table-cell-properties style:vertical-align="automatic" fo:background-color="transparent" style:repeat-content="false"/>
      <style:paragraph-properties fo:text-align="center"/>
    </style:style>
    <style:style style:name="ce75"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automatic"/>
    </style:style>
    <style:style style:name="ce77" style:family="table-cell" style:parent-style-name="Default" style:data-style-name="N0">
      <style:table-cell-properties fo:background-color="#FFFFFF"/>
    </style:style>
    <style:style style:name="ce78"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style:vertical-align="automatic" fo:background-color="#FFFFFF" style:repeat-content="false"/>
      <style:paragraph-properties fo:text-align="center"/>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style:vertical-align="automatic" fo:background-color="transparent" style:repeat-content="false"/>
      <style:paragraph-properties fo:text-align="start" fo:margin-left="0cm"/>
    </style:style>
    <style:style style:name="ce85" style:family="table-cell" style:parent-style-name="Default" style:data-style-name="N0">
      <style:text-properties style:text-underline-style="solid" style:text-underline-type="single"/>
    </style:style>
    <style:style style:name="ce86" style:family="table-cell" style:parent-style-name="Default" style:data-style-name="N0">
      <style:table-cell-properties fo:background-color="transparent"/>
    </style:style>
    <style:style style:name="ce87" style:family="table-cell" style:parent-style-name="Default" style:data-style-name="N0">
      <style:table-cell-properties fo:background-color="transparent"/>
      <style:text-properties style:text-underline-style="solid" style:text-underline-type="single"/>
    </style:style>
    <style:style style:name="ce88"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90"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style:vertical-align="automatic" fo:background-color="#FFFF00" style:repeat-content="false"/>
      <style:paragraph-properties fo:text-align="center"/>
    </style:style>
    <style:style style:name="ce92"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3" style:family="table-cell" style:parent-style-name="Default" style:data-style-name="N0">
      <style:table-cell-properties style:vertical-align="middle" fo:background-color="#FFFFFF" style:repeat-content="false"/>
      <style:paragraph-properties fo:text-align="start" fo:margin-left="0cm"/>
    </style:style>
    <style:style style:name="ce94" style:family="table-cell" style:parent-style-name="Default" style:data-style-name="N0">
      <style:table-cell-properties style:vertical-align="automatic"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FF" style:repeat-content="false"/>
      <style:paragraph-properties fo:text-align="center"/>
    </style:style>
    <style:style style:name="ce9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0" style:family="table-cell" style:parent-style-name="Default" style:data-style-name="N0">
      <style:table-cell-properties style:vertical-align="middle" fo:background-color="#FFFFFF" style:repeat-content="false"/>
      <style:paragraph-properties fo:text-align="center"/>
    </style:style>
    <style:style style:name="ce101" style:family="table-cell" style:parent-style-name="Default" style:data-style-name="N0">
      <style:table-cell-properties style:vertical-align="middle" fo:background-color="#FFFF00" style:repeat-content="false"/>
      <style:paragraph-properties fo:text-align="start" fo:margin-left="0cm"/>
    </style:style>
    <style:style style:name="ce102" style:family="table-cell" style:parent-style-name="Default" style:data-style-name="N0"/>
    <style:style style:name="ce103" style:family="table-cell" style:parent-style-name="Default" style:data-style-name="N0">
      <style:table-cell-properties style:vertical-align="middle" fo:background-color="#FFFF00" style:repeat-content="false"/>
      <style:paragraph-properties fo:text-align="start" fo:margin-left="0cm"/>
    </style:style>
    <style:style style:name="ce104" style:family="table-cell" style:parent-style-name="Default" style:data-style-name="N15">
      <style:table-cell-properties fo:background-color="#FFFF00"/>
    </style:style>
    <style:style style:name="ce105" style:family="table-cell" style:parent-style-name="Default" style:data-style-name="N0">
      <style:table-cell-properties fo:background-color="#FFFF00"/>
    </style:style>
    <style:style style:name="ce106" style:family="table-cell" style:parent-style-name="Default" style:data-style-name="N0">
      <style:table-cell-properties style:vertical-align="middle" style:repeat-content="false"/>
      <style:paragraph-properties fo:text-align="start" fo:margin-left="0cm"/>
    </style:style>
    <style:style style:name="ce107" style:family="table-cell" style:parent-style-name="Default" style:data-style-name="N0">
      <style:table-cell-properties style:vertical-align="middle" fo:background-color="#FFFF00" style:repeat-content="false"/>
      <style:paragraph-properties fo:text-align="center"/>
    </style:style>
    <style:style style:name="ce108" style:family="table-cell" style:parent-style-name="Default" style:data-style-name="N0">
      <style:table-cell-properties fo:background-color="#FFFFFF"/>
    </style:style>
    <style:style style:name="ce10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10" style:family="table-cell" style:parent-style-name="Default" style:data-style-name="N0">
      <style:table-cell-properties fo:background-color="#FFFF00"/>
    </style:style>
    <style:style style:name="ce11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12" style:family="table-cell" style:parent-style-name="Default" style:data-style-name="N0">
      <style:table-cell-properties style:vertical-align="automatic" fo:background-color="#FDE9D9" style:repeat-content="false"/>
      <style:paragraph-properties fo:text-align="center"/>
    </style:style>
    <style:style style:name="ce113" style:family="table-cell" style:parent-style-name="Default" style:data-style-name="N0">
      <style:table-cell-properties style:vertical-align="automatic" fo:background-color="#FFFFFF" style:repeat-content="false"/>
      <style:paragraph-properties fo:text-align="center"/>
    </style:style>
    <style:style style:name="ce114" style:family="table-cell" style:parent-style-name="Default" style:data-style-name="N0">
      <style:table-cell-properties style:vertical-align="automatic" fo:background-color="#FFFF00" style:repeat-content="false"/>
      <style:paragraph-properties fo:text-align="center"/>
    </style:style>
    <style:style style:name="ce115" style:family="table-cell" style:parent-style-name="Default" style:data-style-name="N0">
      <style:table-cell-properties style:vertical-align="automatic" fo:background-color="#FFFFFF" style:repeat-content="false"/>
      <style:paragraph-properties fo:text-align="center"/>
    </style:style>
    <style:style style:name="ce116"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117" style:family="table-cell" style:parent-style-name="Default" style:data-style-name="N0">
      <style:table-cell-properties style:vertical-align="automatic" style:repeat-content="false"/>
      <style:paragraph-properties fo:text-align="center"/>
    </style:style>
    <style:style style:name="ce118" style:family="table-cell" style:parent-style-name="Default" style:data-style-name="N0">
      <style:table-cell-properties fo:background-color="#FFFF00"/>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style:vertical-align="middle" fo:background-color="#FFFFFF" style:repeat-content="false"/>
      <style:paragraph-properties fo:text-align="center"/>
    </style:style>
    <style:style style:name="ce122" style:family="table-cell" style:parent-style-name="Default" style:data-style-name="N0">
      <style:table-cell-properties style:vertical-align="middle" fo:background-color="#FFFFFF" style:repeat-content="false"/>
      <style:paragraph-properties fo:text-align="start" fo:margin-left="0cm"/>
    </style:style>
    <style:style style:name="ce123" style:family="table-cell" style:parent-style-name="Default" style:data-style-name="N0">
      <style:table-cell-properties style:vertical-align="middle" style:repeat-content="false"/>
      <style:paragraph-properties fo:text-align="start" fo:margin-left="0cm"/>
    </style:style>
    <style:style style:name="ce124" style:family="table-cell" style:parent-style-name="Default" style:data-style-name="N0">
      <style:table-cell-properties style:vertical-align="automatic" fo:background-color="#FFFF00" style:repeat-content="false"/>
      <style:paragraph-properties fo:text-align="center"/>
    </style:style>
    <style:style style:name="ce125"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6" style:family="table-cell" style:parent-style-name="Default" style:data-style-name="N19">
      <style:table-cell-properties style:vertical-align="automatic" fo:background-color="#FFFFFF" style:repeat-content="false"/>
      <style:paragraph-properties fo:text-align="start" fo:margin-left="0cm"/>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style:vertical-align="automatic" fo:background-color="#FFFFFF" style:repeat-content="false"/>
      <style:paragraph-properties fo:text-align="center"/>
    </style:style>
    <style:style style:name="ce129" style:family="table-cell" style:parent-style-name="Default" style:data-style-name="N0">
      <style:table-cell-properties style:vertical-align="automatic" fo:background-color="#FFFFFF" style:repeat-content="false"/>
      <style:paragraph-properties fo:text-align="start" fo:margin-left="0cm"/>
    </style:style>
    <style:style style:name="ce130" style:family="table-cell" style:parent-style-name="Default" style:data-style-name="N0">
      <style:table-cell-properties style:vertical-align="automatic" fo:background-color="#FFFFFF" style:repeat-content="false"/>
      <style:paragraph-properties fo:text-align="start" fo:margin-left="0cm"/>
    </style:style>
    <style:style style:name="ce131"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32"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33" style:family="table-cell" style:parent-style-name="Default" style:data-style-name="N0"/>
    <style:style style:name="ce13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3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3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37" style:family="table-cell" style:parent-style-name="Default" style:data-style-name="N0">
      <style:table-cell-properties style:vertical-align="automatic" fo:background-color="transparent" style:repeat-content="false"/>
      <style:paragraph-properties fo:text-align="start" fo:margin-left="0cm"/>
    </style:style>
    <style:style style:name="ce138" style:family="table-cell" style:parent-style-name="Default" style:data-style-name="N0">
      <style:table-cell-properties style:vertical-align="automatic" style:repeat-content="false"/>
      <style:paragraph-properties fo:text-align="start" fo:margin-left="0cm"/>
    </style:style>
    <style:style style:name="ce13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40"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41" style:family="table-cell" style:parent-style-name="Default" style:data-style-name="N0">
      <style:table-cell-properties style:vertical-align="automatic" fo:background-color="#FFFF00" style:repeat-content="false"/>
      <style:paragraph-properties fo:text-align="start" fo:margin-left="0cm"/>
    </style:style>
    <style:style style:name="ce142" style:family="table-cell" style:parent-style-name="Default" style:data-style-name="N0">
      <style:table-cell-properties style:vertical-align="automatic" fo:background-color="#FFFF00" style:repeat-content="false"/>
      <style:paragraph-properties fo:text-align="center"/>
    </style:style>
    <style:style style:name="ce143" style:family="table-cell" style:parent-style-name="Default" style:data-style-name="N0">
      <style:table-cell-properties style:vertical-align="automatic" fo:background-color="#FFFFFF" style:repeat-content="false"/>
      <style:paragraph-properties fo:text-align="start" fo:margin-left="0cm"/>
    </style:style>
    <style:style style:name="ce144" style:family="table-cell" style:parent-style-name="Default" style:data-style-name="N0">
      <style:table-cell-properties fo:background-color="#FFFFFF"/>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middle" fo:background-color="#FFFFFF" style:repeat-content="false"/>
      <style:paragraph-properties fo:text-align="start" fo:margin-left="0cm"/>
    </style:style>
    <style:style style:name="ce147" style:family="table-cell" style:parent-style-name="Default" style:data-style-name="N19">
      <style:table-cell-properties style:vertical-align="automatic" fo:background-color="#FFFFFF" style:repeat-content="false"/>
      <style:paragraph-properties fo:text-align="start" fo:margin-left="0cm"/>
    </style:style>
    <style:style style:name="ce148" style:family="table-cell" style:parent-style-name="Default" style:data-style-name="N15">
      <style:table-cell-properties style:vertical-align="automatic" fo:background-color="#FFFFFF" style:repeat-content="false"/>
      <style:paragraph-properties fo:text-align="start" fo:margin-left="0cm"/>
    </style:style>
    <style:style style:name="ce14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50" style:family="table-cell" style:parent-style-name="Default" style:data-style-name="N0">
      <style:table-cell-properties fo:background-color="#FFFF00"/>
    </style:style>
    <style:style style:name="ce15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background-color="#FFFFFF" style:repeat-content="false"/>
      <style:paragraph-properties fo:text-align="center"/>
    </style:style>
    <style:style style:name="ce153"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54"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55"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56"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7" style:family="table-cell" style:parent-style-name="Default" style:data-style-name="N0">
      <style:table-cell-properties style:vertical-align="automatic" fo:background-color="#FFFF00" style:repeat-content="false"/>
      <style:paragraph-properties fo:text-align="start" fo:margin-left="0cm"/>
    </style:style>
    <style:style style:name="ce158" style:family="table-cell" style:parent-style-name="Default" style:data-style-name="N0">
      <style:table-cell-properties style:vertical-align="automatic" fo:background-color="#FFFF00" style:repeat-content="false"/>
      <style:paragraph-properties fo:text-align="center"/>
    </style:style>
    <style:style style:name="ce159" style:family="table-cell" style:parent-style-name="Default" style:data-style-name="N0">
      <style:table-cell-properties style:vertical-align="automatic" fo:background-color="#FFFF00"/>
    </style:style>
    <style:style style:name="ce160" style:family="table-cell" style:parent-style-name="Default" style:data-style-name="N0">
      <style:table-cell-properties style:vertical-align="automatic" fo:background-color="#FFFFFF" style:repeat-content="false"/>
      <style:paragraph-properties fo:text-align="center"/>
    </style:style>
    <style:style style:name="ce161" style:family="table-cell" style:parent-style-name="Default" style:data-style-name="N0">
      <style:table-cell-properties style:vertical-align="automatic" fo:background-color="#FDE9D9" style:repeat-content="false"/>
      <style:paragraph-properties fo:text-align="center"/>
    </style:style>
    <style:style style:name="ce162" style:family="table-cell" style:parent-style-name="Default" style:data-style-name="N0">
      <style:table-cell-properties style:vertical-align="automatic" fo:background-color="#FFFFFF" style:repeat-content="false"/>
      <style:paragraph-properties fo:text-align="center"/>
    </style:style>
    <style:style style:name="ce163" style:family="table-cell" style:parent-style-name="Default" style:data-style-name="N0">
      <style:table-cell-properties style:vertical-align="middle" fo:background-color="#FFFFFF" style:repeat-content="false"/>
      <style:paragraph-properties fo:text-align="center"/>
    </style:style>
    <style:style style:name="ce16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0.608541666666667cm" style:use-optimal-column-width="true"/>
    </style:style>
    <style:style style:name="co16" style:family="table-column">
      <style:table-column-properties fo:break-before="auto" style:column-width="1.05833333333333cm" style:use-optimal-column-width="true"/>
    </style:style>
    <style:style style:name="co17" style:family="table-column">
      <style:table-column-properties fo:break-before="auto" style:column-width="1.61395833333333cm"/>
    </style:style>
    <style:style style:name="co18" style:family="table-column">
      <style:table-column-properties fo:break-before="auto" style:column-width="1.11125cm"/>
    </style:style>
    <style:style style:name="co19" style:family="table-column">
      <style:table-column-properties fo:break-before="auto" style:column-width="1.08479166666667cm"/>
    </style:style>
    <style:style style:name="co20" style:family="table-column">
      <style:table-column-properties fo:break-before="auto" style:column-width="0.47625cm" style:use-optimal-column-width="true"/>
    </style:style>
    <style:style style:name="co21" style:family="table-column">
      <style:table-column-properties fo:break-before="auto" style:column-width="0.47625cm"/>
    </style:style>
    <style:style style:name="co22" style:family="table-column">
      <style:table-column-properties fo:break-before="auto" style:column-width="0.661458333333333cm"/>
    </style:style>
    <style:style style:name="co23" style:family="table-column">
      <style:table-column-properties fo:break-before="auto" style:column-width="0.661458333333333cm" style:use-optimal-column-width="true"/>
    </style:style>
    <style:style style:name="co24" style:family="table-column">
      <style:table-column-properties fo:break-before="auto" style:column-width="0.555625cm" style:use-optimal-column-width="true"/>
    </style:style>
    <style:style style:name="co25" style:family="table-column">
      <style:table-column-properties fo:break-before="auto" style:column-width="0.343958333333333cm" style:use-optimal-column-width="true"/>
    </style:style>
    <style:style style:name="co26" style:family="table-column">
      <style:table-column-properties fo:break-before="auto" style:column-width="0.343958333333333cm"/>
    </style:style>
    <style:style style:name="co27" style:family="table-column">
      <style:table-column-properties fo:break-before="auto" style:column-width="0.502708333333333cm"/>
    </style:style>
    <style:style style:name="co28" style:family="table-column">
      <style:table-column-properties fo:break-before="auto" style:column-width="1.508125cm"/>
    </style:style>
    <style:style style:name="co29" style:family="table-column">
      <style:table-column-properties fo:break-before="auto" style:column-width="1.24354166666667cm"/>
    </style:style>
    <style:style style:name="co30" style:family="table-column">
      <style:table-column-properties fo:break-before="auto" style:column-width="2.35479166666667cm"/>
    </style:style>
    <style:style style:name="co31" style:family="table-column">
      <style:table-column-properties fo:break-before="auto" style:column-width="0cm"/>
    </style:style>
    <style:style style:name="co32" style:family="table-column">
      <style:table-column-properties fo:break-before="auto" style:column-width="2.06375cm" style:use-optimal-column-width="true"/>
    </style:style>
    <style:style style:name="co33" style:family="table-column">
      <style:table-column-properties fo:break-before="auto" style:column-width="3.38666666666667cm" style:use-optimal-column-width="true"/>
    </style:style>
    <style:style style:name="co34" style:family="table-column">
      <style:table-column-properties fo:break-before="auto" style:column-width="2.143125cm" style:use-optimal-column-width="true"/>
    </style:style>
    <style:style style:name="co35" style:family="table-column">
      <style:table-column-properties fo:break-before="auto" style:column-width="5.10645833333333cm"/>
    </style:style>
    <style:style style:name="co36" style:family="table-column">
      <style:table-column-properties fo:break-before="auto" style:column-width="1.37583333333333cm"/>
    </style:style>
    <style:style style:name="co37" style:family="table-column">
      <style:table-column-properties fo:break-before="auto" style:column-width="4.65666666666667cm"/>
    </style:style>
    <style:style style:name="co38" style:family="table-column">
      <style:table-column-properties fo:break-before="auto" style:column-width="3.43958333333333cm" style:use-optimal-column-width="true"/>
    </style:style>
    <style:style style:name="co39" style:family="table-column">
      <style:table-column-properties fo:break-before="auto" style:column-width="1.13770833333333cm" style:use-optimal-column-width="true"/>
    </style:style>
    <style:style style:name="co40" style:family="table-column">
      <style:table-column-properties fo:break-before="auto" style:column-width="1.45520833333333cm"/>
    </style:style>
    <style:style style:name="co41" style:family="table-column">
      <style:table-column-properties fo:break-before="auto" style:column-width="2.48708333333333cm" style:use-optimal-column-width="true"/>
    </style:style>
    <style:style style:name="co42" style:family="table-column">
      <style:table-column-properties fo:break-before="auto" style:column-width="3.83645833333333cm"/>
    </style:style>
    <style:style style:name="co43" style:family="table-column">
      <style:table-column-properties fo:break-before="auto" style:column-width="3.175cm" style:use-optimal-column-width="true"/>
    </style:style>
    <style:style style:name="co44" style:family="table-column">
      <style:table-column-properties fo:break-before="auto" style:column-width="1.42875cm"/>
    </style:style>
    <style:style style:name="co45" style:family="table-column">
      <style:table-column-properties fo:break-before="auto" style:column-width="1.79916666666667cm"/>
    </style:style>
    <style:style style:name="co46" style:family="table-column">
      <style:table-column-properties fo:break-before="auto" style:column-width="6.85270833333333cm"/>
    </style:style>
    <style:style style:name="co47" style:family="table-column">
      <style:table-column-properties fo:break-before="auto" style:column-width="1.53458333333333cm" style:use-optimal-column-width="true"/>
    </style:style>
    <style:style style:name="co48" style:family="table-column">
      <style:table-column-properties fo:break-before="auto" style:column-width="2.8575cm"/>
    </style:style>
    <style:style style:name="co49" style:family="table-column">
      <style:table-column-properties fo:break-before="auto" style:column-width="8.04333333333333cm" style:use-optimal-column-width="true"/>
    </style:style>
    <style:style style:name="co50" style:family="table-column">
      <style:table-column-properties fo:break-before="auto" style:column-width="3.51895833333333cm" style:use-optimal-column-width="true"/>
    </style:style>
    <style:style style:name="co51" style:family="table-column">
      <style:table-column-properties fo:break-before="auto" style:column-width="3.12208333333333cm"/>
    </style:style>
    <style:style style:name="co52" style:family="table-column">
      <style:table-column-properties fo:break-before="auto" style:column-width="1.56104166666667cm"/>
    </style:style>
    <style:style style:name="co53" style:family="table-column">
      <style:table-column-properties fo:break-before="auto" style:column-width="1.905cm"/>
    </style:style>
    <style:style style:name="co54" style:family="table-column">
      <style:table-column-properties fo:break-before="auto" style:column-width="1.85208333333333cm"/>
    </style:style>
    <style:style style:name="co55" style:family="table-column">
      <style:table-column-properties fo:break-before="auto" style:column-width="1.69333333333333cm"/>
    </style:style>
    <style:style style:name="co56" style:family="table-column">
      <style:table-column-properties fo:break-before="auto" style:column-width="2.06375cm"/>
    </style:style>
    <style:style style:name="co57" style:family="table-column">
      <style:table-column-properties fo:break-before="auto" style:column-width="2.19604166666667cm"/>
    </style:style>
    <style:style style:name="co58" style:family="table-column">
      <style:table-column-properties fo:break-before="auto" style:column-width="1.00541666666667cm"/>
    </style:style>
    <style:style style:name="co59" style:family="table-column">
      <style:table-column-properties fo:break-before="auto" style:column-width="2.460625cm"/>
    </style:style>
    <style:style style:name="co60" style:family="table-column">
      <style:table-column-properties fo:break-before="auto" style:column-width="4.47145833333333cm"/>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72"/>
        <table:table-column table:style-name="co2" table:number-columns-repeated="6" table:default-cell-style-name="ce39"/>
        <table:table-column table:style-name="co1" table:default-cell-style-name="ce39"/>
        <table:table-column table:style-name="co3" table:default-cell-style-name="ce39" table:visibility="collapse"/>
        <table:table-column table:style-name="co4" table:number-columns-repeated="7" table:default-cell-style-name="ce39" table:visibility="collapse"/>
        <table:table-column table:style-name="co5" table:default-cell-style-name="ce39"/>
        <table:table-column table:style-name="co6" table:number-columns-repeated="3" table:default-cell-style-name="ce39"/>
        <table:table-column table:style-name="co7" table:default-cell-style-name="ce71"/>
        <table:table-column table:style-name="co6" table:number-columns-repeated="2" table:default-cell-style-name="ce106"/>
        <table:table-column table:style-name="co6" table:default-cell-style-name="ce39"/>
        <table:table-column table:style-name="co8" table:number-columns-repeated="16360" table:default-cell-style-name="ce39"/>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97">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90"/>
        </table:table-row>
        <table:table-row table:style-name="ro1">
          <table:table-cell office:value-type="string" table:style-name="ce72">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24">
            <text:p>Value(exampl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24">
            <text:p>Element Code</text:p>
          </table:table-cell>
          <table:table-cell office:value-type="string" table:style-name="ce24">
            <text:p>Comment</text:p>
          </table:table-cell>
          <table:table-cell table:number-columns-repeated="16359" table:style-name="ce39"/>
        </table:table-row>
        <table:table-row table:style-name="ro1">
          <table:table-cell office:value-type="float" office:value="1" table:style-name="ce72">
            <text:p>1</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Participation in a criminal organisation</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005eb9ed-1347-4ca3-bb29-9bc0db64e1ab</text:p>
          </table:table-cell>
          <table:table-cell office:value-type="string" table:style-name="ce42">
            <text:p>CRITERION.EXCLUSION.CONVICTIONS.PARTICIPATION_IN_CRIMINAL_ORGANISATION</text:p>
          </table:table-cell>
          <table:table-cell office:value-type="string" table:style-name="ce42">
            <text:p>REGULATED_EG-Convictions_DS</text:p>
          </table:table-cell>
          <table:table-cell table:number-columns-repeated="16359" table:style-name="ce39"/>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66">
            <text:p>1..n</text:p>
          </table:table-cell>
          <table:table-cell office:value-type="string" table:style-name="ce38">
            <text:p><text:s/></text:p>
          </table:table-cell>
          <table:table-cell office:value-type="string" table:style-name="ce36">
            <text:p>7c637c0c-7703-4389-ba52-02997a055bd7</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Your answer</text:p>
          </table:table-cell>
          <table:table-cell office:value-type="string" table:style-name="ce36">
            <text:p>true</text:p>
          </table:table-cell>
          <table:table-cell office:value-type="float" office:value="1" table:style-name="ce66">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111">
            <text:p>0..n</text:p>
          </table:table-cell>
          <table:table-cell office:value-type="string" table:style-name="ce38">
            <text:p><text:s/></text:p>
          </table:table-cell>
          <table:table-cell office:value-type="string" table:style-name="ce36">
            <text:p>41dd2e9b-1bfd-44c7-93ee-56bd74a4334b</text:p>
          </table:table-cell>
          <table:table-cell office:value-type="string" table:style-name="ce38">
            <text:p>ONTRUE</text:p>
          </table:table-cell>
          <table:table-cell office:value-type="string" table:style-name="ce36">
            <text:p><text:s/></text:p>
          </table:table-cell>
          <table:table-cell office:value-type="string" table:style-name="ce24">
            <text:p>This group may be repeated n times!</text:p>
          </table:table-cell>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Date of conviction</text:p>
          </table:table-cell>
          <table:table-cell office:value-type="string" table:style-name="ce41">
            <text:p>2015-12-09</text:p>
          </table:table-cell>
          <table:table-cell office:value-type="float" office:value="1" table:style-name="ce66">
            <text:p>1</text:p>
          </table:table-cell>
          <table:table-cell office:value-type="string" table:style-name="ce38">
            <text:p>DATE</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Reason</text:p>
          </table:table-cell>
          <table:table-cell office:value-type="string" table:style-name="ce36">
            <text:p>[Reason provided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Who has been convicted</text:p>
          </table:table-cell>
          <table:table-cell office:value-type="string" table:style-name="ce36">
            <text:p>[Convicted person or legal entity]</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Length of the period of exclusion</text:p>
          </table:table-cell>
          <table:table-cell office:value-type="string" table:style-name="ce41">
            <text:p>2016-01-01</text:p>
          </table:table-cell>
          <table:table-cell office:value-type="float" office:value="1" table:style-name="ce66">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6">
            <text:p><text:s/></text:p>
          </table:table-cell>
          <table:table-cell office:value-type="string" table:style-name="ce36">
            <text:p>5f9f09f7-f701-432c-9fdc-c22c124a74c9</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1" table:style-name="ce36"/>
          <table:table-cell office:value-type="string" table:style-name="ce36">
            <text:p><text:s/></text:p>
          </table:table-cell>
          <table:table-cell office:value-type="string" table:style-name="ce36">
            <text:p>Have you taken measures to demonstrate your reliability (Self-Cleaning)?</text:p>
          </table:table-cell>
          <table:table-cell office:value-type="string" table:style-name="ce36">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6">
            <text:p><text:s/></text:p>
          </table:table-cell>
          <table:table-cell office:value-type="string" table:style-name="ce36">
            <text:p>74e6c7b4-757b-4b40-ada6-fad6a997c310</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36">
            <text:p>[Measures taken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2"/>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41">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7">
            <text:p><text:a xlink:href="http://public_site/repository/evidences/evidence?id=EVIDENCE-00001">[Response value]</text:a></text:p>
          </table:table-cell>
          <table:table-cell office:value-type="float" office:value="1" table:style-name="ce66">
            <text:p>1</text:p>
          </table:table-cell>
          <table:table-cell office:value-type="string" table:style-name="ce36">
            <text:p>EVIDENCE_IDENTIFIER</text:p>
          </table:table-cell>
          <table:table-cell table:number-columns-repeated="3" table:style-name="ce38"/>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2" table:style-name="ce72">
            <text:p>2</text:p>
          </table:table-cell>
          <table:table-cell office:value-type="string" table:style-name="ce42">
            <text:p>{CRITERION</text:p>
          </table:table-cell>
          <table:table-cell table:number-columns-repeated="15" table:style-name="ce42"/>
          <table:table-cell office:value-type="string" table:style-name="ce42">
            <text:p>Corruption</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c27b7c4e-c837-4529-b867-ed55ce639db5</text:p>
          </table:table-cell>
          <table:table-cell office:value-type="string" table:style-name="ce42">
            <text:p>CRITERION.EXCLUSION.CONVICTIONS.CORRUPTION</text:p>
          </table:table-cell>
          <table:table-cell office:value-type="string" table:style-name="ce42">
            <text:p>REGULATED_EG-Convictions_D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66">
            <text:p>1..n</text:p>
          </table:table-cell>
          <table:table-cell office:value-type="string" table:style-name="ce38">
            <text:p><text:s/></text:p>
          </table:table-cell>
          <table:table-cell office:value-type="string" table:style-name="ce36">
            <text:p>7c637c0c-7703-4389-ba52-02997a055bd7</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Your answer</text:p>
          </table:table-cell>
          <table:table-cell office:value-type="string" table:style-name="ce36">
            <text:p>true</text:p>
          </table:table-cell>
          <table:table-cell office:value-type="float" office:value="1" table:style-name="ce66">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111">
            <text:p>0..n</text:p>
          </table:table-cell>
          <table:table-cell office:value-type="string" table:style-name="ce38">
            <text:p><text:s/></text:p>
          </table:table-cell>
          <table:table-cell office:value-type="string" table:style-name="ce36">
            <text:p>41dd2e9b-1bfd-44c7-93ee-56bd74a4334b</text:p>
          </table:table-cell>
          <table:table-cell office:value-type="string" table:style-name="ce38">
            <text:p>ONTRUE</text:p>
          </table:table-cell>
          <table:table-cell office:value-type="string" table:style-name="ce36">
            <text:p><text:s/></text:p>
          </table:table-cell>
          <table:table-cell office:value-type="string" table:style-name="ce24">
            <text:p>This group may be repeated n times!</text:p>
          </table:table-cell>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Date of conviction</text:p>
          </table:table-cell>
          <table:table-cell office:value-type="string" table:style-name="ce41">
            <text:p>2015-12-09</text:p>
          </table:table-cell>
          <table:table-cell office:value-type="float" office:value="1" table:style-name="ce66">
            <text:p>1</text:p>
          </table:table-cell>
          <table:table-cell office:value-type="string" table:style-name="ce38">
            <text:p>DATE</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Reason</text:p>
          </table:table-cell>
          <table:table-cell office:value-type="string" table:style-name="ce36">
            <text:p>[Reason provided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Who has been convicted</text:p>
          </table:table-cell>
          <table:table-cell office:value-type="string" table:style-name="ce36">
            <text:p>[Convicted person or legal entity]</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Length of the period of exclusion</text:p>
          </table:table-cell>
          <table:table-cell office:value-type="string" table:style-name="ce41">
            <text:p>2016-01-01</text:p>
          </table:table-cell>
          <table:table-cell office:value-type="float" office:value="1" table:style-name="ce66">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6">
            <text:p><text:s/></text:p>
          </table:table-cell>
          <table:table-cell office:value-type="string" table:style-name="ce36">
            <text:p>5f9f09f7-f701-432c-9fdc-c22c124a74c9</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1" table:style-name="ce36"/>
          <table:table-cell office:value-type="string" table:style-name="ce36">
            <text:p><text:s/></text:p>
          </table:table-cell>
          <table:table-cell office:value-type="string" table:style-name="ce36">
            <text:p>Have you taken measures to demonstrate your reliability (Self-Cleaning)?</text:p>
          </table:table-cell>
          <table:table-cell office:value-type="string" table:style-name="ce36">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6">
            <text:p><text:s/></text:p>
          </table:table-cell>
          <table:table-cell office:value-type="string" table:style-name="ce36">
            <text:p>74e6c7b4-757b-4b40-ada6-fad6a997c310</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36">
            <text:p>[Measures taken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2"/>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41">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7">
            <text:p><text:a xlink:href="http://public_site/repository/evidences/evidence?id=EVIDENCE-00001">[Response value]</text:a></text:p>
          </table:table-cell>
          <table:table-cell office:value-type="float" office:value="1" table:style-name="ce66">
            <text:p>1</text:p>
          </table:table-cell>
          <table:table-cell office:value-type="string" table:style-name="ce36">
            <text:p>EVIDENCE_IDENTIFIER</text:p>
          </table:table-cell>
          <table:table-cell table:number-columns-repeated="3" table:style-name="ce38"/>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3" table:style-name="ce72">
            <text:p>3</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Fraud</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297d2323-3ede-424e-94bc-a91561e6f320</text:p>
          </table:table-cell>
          <table:table-cell office:value-type="string" table:style-name="ce42">
            <text:p>CRITERION.EXCLUSION.CONVICTIONS.FRAUD</text:p>
          </table:table-cell>
          <table:table-cell office:value-type="string" table:style-name="ce42">
            <text:p>REGULATED_EG-Convictions_D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66">
            <text:p>1..n</text:p>
          </table:table-cell>
          <table:table-cell office:value-type="string" table:style-name="ce38">
            <text:p><text:s/></text:p>
          </table:table-cell>
          <table:table-cell office:value-type="string" table:style-name="ce36">
            <text:p>7c637c0c-7703-4389-ba52-02997a055bd7</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Your answer</text:p>
          </table:table-cell>
          <table:table-cell office:value-type="string" table:style-name="ce36">
            <text:p>true</text:p>
          </table:table-cell>
          <table:table-cell office:value-type="float" office:value="1" table:style-name="ce66">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111">
            <text:p>0..n</text:p>
          </table:table-cell>
          <table:table-cell office:value-type="string" table:style-name="ce38">
            <text:p><text:s/></text:p>
          </table:table-cell>
          <table:table-cell office:value-type="string" table:style-name="ce36">
            <text:p>41dd2e9b-1bfd-44c7-93ee-56bd74a4334b</text:p>
          </table:table-cell>
          <table:table-cell office:value-type="string" table:style-name="ce38">
            <text:p>ONTRUE</text:p>
          </table:table-cell>
          <table:table-cell office:value-type="string" table:style-name="ce36">
            <text:p><text:s/></text:p>
          </table:table-cell>
          <table:table-cell office:value-type="string" table:style-name="ce24">
            <text:p>This group may be repeated n times!</text:p>
          </table:table-cell>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Date of conviction</text:p>
          </table:table-cell>
          <table:table-cell office:value-type="string" table:style-name="ce41">
            <text:p>2015-12-09</text:p>
          </table:table-cell>
          <table:table-cell office:value-type="float" office:value="1" table:style-name="ce66">
            <text:p>1</text:p>
          </table:table-cell>
          <table:table-cell office:value-type="string" table:style-name="ce38">
            <text:p>DATE</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Reason</text:p>
          </table:table-cell>
          <table:table-cell office:value-type="string" table:style-name="ce36">
            <text:p>[Reason provided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Who has been convicted</text:p>
          </table:table-cell>
          <table:table-cell office:value-type="string" table:style-name="ce36">
            <text:p>[Convicted person or legal entity]</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Length of the period of exclusion</text:p>
          </table:table-cell>
          <table:table-cell office:value-type="string" table:style-name="ce41">
            <text:p>2016-01-01</text:p>
          </table:table-cell>
          <table:table-cell office:value-type="float" office:value="1" table:style-name="ce66">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6">
            <text:p><text:s/></text:p>
          </table:table-cell>
          <table:table-cell office:value-type="string" table:style-name="ce36">
            <text:p>5f9f09f7-f701-432c-9fdc-c22c124a74c9</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1" table:style-name="ce36"/>
          <table:table-cell office:value-type="string" table:style-name="ce36">
            <text:p><text:s/></text:p>
          </table:table-cell>
          <table:table-cell office:value-type="string" table:style-name="ce36">
            <text:p>Have you taken measures to demonstrate your reliability (Self-Cleaning)?</text:p>
          </table:table-cell>
          <table:table-cell office:value-type="string" table:style-name="ce36">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6">
            <text:p><text:s/></text:p>
          </table:table-cell>
          <table:table-cell office:value-type="string" table:style-name="ce36">
            <text:p>74e6c7b4-757b-4b40-ada6-fad6a997c310</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36">
            <text:p>[Measures taken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2"/>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41">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7">
            <text:p><text:a xlink:href="http://public_site/repository/evidences/evidence?id=EVIDENCE-00001">[Response value]</text:a></text:p>
          </table:table-cell>
          <table:table-cell office:value-type="float" office:value="1" table:style-name="ce66">
            <text:p>1</text:p>
          </table:table-cell>
          <table:table-cell office:value-type="string" table:style-name="ce36">
            <text:p>EVIDENCE_IDENTIFIER</text:p>
          </table:table-cell>
          <table:table-cell table:number-columns-repeated="3" table:style-name="ce38"/>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4" table:style-name="ce72">
            <text:p>4</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rrorist offences or offences linked to terrorist activities</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d486fb70-86b3-4e75-97f2-0d71b5697c7d</text:p>
          </table:table-cell>
          <table:table-cell office:value-type="string" table:style-name="ce42">
            <text:p>CRITERION.EXCLUSION.CONVICTIONS.TERRORIST_OFFENCES</text:p>
          </table:table-cell>
          <table:table-cell office:value-type="string" table:style-name="ce42">
            <text:p>REGULATED_EG-Convictions_D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66">
            <text:p>1..n</text:p>
          </table:table-cell>
          <table:table-cell office:value-type="string" table:style-name="ce38">
            <text:p><text:s/></text:p>
          </table:table-cell>
          <table:table-cell office:value-type="string" table:style-name="ce36">
            <text:p>7c637c0c-7703-4389-ba52-02997a055bd7</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Your answer</text:p>
          </table:table-cell>
          <table:table-cell office:value-type="string" table:style-name="ce36">
            <text:p>true</text:p>
          </table:table-cell>
          <table:table-cell office:value-type="float" office:value="1" table:style-name="ce66">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111">
            <text:p>0..n</text:p>
          </table:table-cell>
          <table:table-cell office:value-type="string" table:style-name="ce38">
            <text:p><text:s/></text:p>
          </table:table-cell>
          <table:table-cell office:value-type="string" table:style-name="ce36">
            <text:p>41dd2e9b-1bfd-44c7-93ee-56bd74a4334b</text:p>
          </table:table-cell>
          <table:table-cell office:value-type="string" table:style-name="ce38">
            <text:p>ONTRUE</text:p>
          </table:table-cell>
          <table:table-cell office:value-type="string" table:style-name="ce36">
            <text:p><text:s/></text:p>
          </table:table-cell>
          <table:table-cell office:value-type="string" table:style-name="ce24">
            <text:p>This group may be repeated n times!</text:p>
          </table:table-cell>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Date of conviction</text:p>
          </table:table-cell>
          <table:table-cell office:value-type="string" table:style-name="ce41">
            <text:p>2015-12-09</text:p>
          </table:table-cell>
          <table:table-cell office:value-type="float" office:value="1" table:style-name="ce66">
            <text:p>1</text:p>
          </table:table-cell>
          <table:table-cell office:value-type="string" table:style-name="ce38">
            <text:p>DATE</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Reason</text:p>
          </table:table-cell>
          <table:table-cell office:value-type="string" table:style-name="ce36">
            <text:p>[Reason provided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Who has been convicted</text:p>
          </table:table-cell>
          <table:table-cell office:value-type="string" table:style-name="ce36">
            <text:p>[Convicted person or legal entity]</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Length of the period of exclusion</text:p>
          </table:table-cell>
          <table:table-cell office:value-type="string" table:style-name="ce41">
            <text:p>2016-01-01</text:p>
          </table:table-cell>
          <table:table-cell office:value-type="float" office:value="1" table:style-name="ce66">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6">
            <text:p><text:s/></text:p>
          </table:table-cell>
          <table:table-cell office:value-type="string" table:style-name="ce36">
            <text:p>5f9f09f7-f701-432c-9fdc-c22c124a74c9</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1" table:style-name="ce36"/>
          <table:table-cell office:value-type="string" table:style-name="ce36">
            <text:p><text:s/></text:p>
          </table:table-cell>
          <table:table-cell office:value-type="string" table:style-name="ce36">
            <text:p>Have you taken measures to demonstrate your reliability (Self-Cleaning)?</text:p>
          </table:table-cell>
          <table:table-cell office:value-type="string" table:style-name="ce36">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6">
            <text:p><text:s/></text:p>
          </table:table-cell>
          <table:table-cell office:value-type="string" table:style-name="ce36">
            <text:p>74e6c7b4-757b-4b40-ada6-fad6a997c310</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36">
            <text:p>[Measures taken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2"/>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41">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7">
            <text:p><text:a xlink:href="http://public_site/repository/evidences/evidence?id=EVIDENCE-00001">[Response value]</text:a></text:p>
          </table:table-cell>
          <table:table-cell office:value-type="float" office:value="1" table:style-name="ce66">
            <text:p>1</text:p>
          </table:table-cell>
          <table:table-cell office:value-type="string" table:style-name="ce36">
            <text:p>EVIDENCE_IDENTIFIER</text:p>
          </table:table-cell>
          <table:table-cell table:number-columns-repeated="3" table:style-name="ce38"/>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5" table:style-name="ce72">
            <text:p>5</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Money laundering or terrorist financing</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47112079-6fec-47a3-988f-e561668c3aef</text:p>
          </table:table-cell>
          <table:table-cell office:value-type="string" table:style-name="ce42">
            <text:p>CRITERION.EXCLUSION.CONVICTIONS.MONEY_LAUNDERING</text:p>
          </table:table-cell>
          <table:table-cell office:value-type="string" table:style-name="ce42">
            <text:p>REGULATED_EG-Convictions_D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66">
            <text:p>1..n</text:p>
          </table:table-cell>
          <table:table-cell office:value-type="string" table:style-name="ce38">
            <text:p><text:s/></text:p>
          </table:table-cell>
          <table:table-cell office:value-type="string" table:style-name="ce36">
            <text:p>7c637c0c-7703-4389-ba52-02997a055bd7</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Your answer</text:p>
          </table:table-cell>
          <table:table-cell office:value-type="string" table:style-name="ce36">
            <text:p>true</text:p>
          </table:table-cell>
          <table:table-cell office:value-type="float" office:value="1" table:style-name="ce66">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111">
            <text:p>0..n</text:p>
          </table:table-cell>
          <table:table-cell office:value-type="string" table:style-name="ce38">
            <text:p><text:s/></text:p>
          </table:table-cell>
          <table:table-cell office:value-type="string" table:style-name="ce36">
            <text:p>41dd2e9b-1bfd-44c7-93ee-56bd74a4334b</text:p>
          </table:table-cell>
          <table:table-cell office:value-type="string" table:style-name="ce38">
            <text:p>ONTRUE</text:p>
          </table:table-cell>
          <table:table-cell office:value-type="string" table:style-name="ce36">
            <text:p><text:s/></text:p>
          </table:table-cell>
          <table:table-cell office:value-type="string" table:style-name="ce24">
            <text:p>This group may be repeated n times!</text:p>
          </table:table-cell>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Date of conviction</text:p>
          </table:table-cell>
          <table:table-cell office:value-type="string" table:style-name="ce41">
            <text:p>2015-12-09</text:p>
          </table:table-cell>
          <table:table-cell office:value-type="float" office:value="1" table:style-name="ce66">
            <text:p>1</text:p>
          </table:table-cell>
          <table:table-cell office:value-type="string" table:style-name="ce38">
            <text:p>DATE</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Reason</text:p>
          </table:table-cell>
          <table:table-cell office:value-type="string" table:style-name="ce36">
            <text:p>[Reason provided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Who has been convicted</text:p>
          </table:table-cell>
          <table:table-cell office:value-type="string" table:style-name="ce36">
            <text:p>[Convicted person or legal entity]</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Length of the period of exclusion</text:p>
          </table:table-cell>
          <table:table-cell office:value-type="string" table:style-name="ce41">
            <text:p>2016-01-01</text:p>
          </table:table-cell>
          <table:table-cell office:value-type="float" office:value="1" table:style-name="ce66">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6">
            <text:p><text:s/></text:p>
          </table:table-cell>
          <table:table-cell office:value-type="string" table:style-name="ce36">
            <text:p>5f9f09f7-f701-432c-9fdc-c22c124a74c9</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1" table:style-name="ce36"/>
          <table:table-cell office:value-type="string" table:style-name="ce36">
            <text:p><text:s/></text:p>
          </table:table-cell>
          <table:table-cell office:value-type="string" table:style-name="ce36">
            <text:p>Have you taken measures to demonstrate your reliability (Self-Cleaning)?</text:p>
          </table:table-cell>
          <table:table-cell office:value-type="string" table:style-name="ce36">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6">
            <text:p><text:s/></text:p>
          </table:table-cell>
          <table:table-cell office:value-type="string" table:style-name="ce36">
            <text:p>74e6c7b4-757b-4b40-ada6-fad6a997c310</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36">
            <text:p>[Measures taken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2"/>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41">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7">
            <text:p><text:a xlink:href="http://public_site/repository/evidences/evidence?id=EVIDENCE-00001">[Response value]</text:a></text:p>
          </table:table-cell>
          <table:table-cell office:value-type="float" office:value="1" table:style-name="ce66">
            <text:p>1</text:p>
          </table:table-cell>
          <table:table-cell office:value-type="string" table:style-name="ce36">
            <text:p>EVIDENCE_IDENTIFIER</text:p>
          </table:table-cell>
          <table:table-cell table:number-columns-repeated="3" table:style-name="ce38"/>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6" table:style-name="ce72">
            <text:p>6</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Child labour and other forms of trafficking in human beings</text:p>
          </table:table-cell>
          <table:table-cell office:value-type="string" table:style-name="ce42">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d789d01a-fe03-4ccd-9898-73f9cfa080d1</text:p>
          </table:table-cell>
          <table:table-cell office:value-type="string" table:style-name="ce42">
            <text:p>CRITERION.EXCLUSION.CONVICTIONS.CHILD_LABOUR-HUMAN_TRAFFICKING</text:p>
          </table:table-cell>
          <table:table-cell office:value-type="string" table:style-name="ce42">
            <text:p>REGULATED_EG-Convictions_D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66">
            <text:p>1..n</text:p>
          </table:table-cell>
          <table:table-cell office:value-type="string" table:style-name="ce38">
            <text:p><text:s/></text:p>
          </table:table-cell>
          <table:table-cell office:value-type="string" table:style-name="ce36">
            <text:p>7c637c0c-7703-4389-ba52-02997a055bd7</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Your answer</text:p>
          </table:table-cell>
          <table:table-cell office:value-type="string" table:style-name="ce36">
            <text:p>true</text:p>
          </table:table-cell>
          <table:table-cell office:value-type="float" office:value="1" table:style-name="ce66">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27">
            <text:p><text:s/></text:p>
          </table:table-cell>
          <table:table-cell office:value-type="string" table:style-name="ce36">
            <text:p><text:s/></text:p>
          </table:table-cell>
          <table:table-cell office:value-type="string" table:style-name="ce111">
            <text:p>0..n</text:p>
          </table:table-cell>
          <table:table-cell office:value-type="string" table:style-name="ce38">
            <text:p><text:s/></text:p>
          </table:table-cell>
          <table:table-cell office:value-type="string" table:style-name="ce36">
            <text:p>41dd2e9b-1bfd-44c7-93ee-56bd74a4334b</text:p>
          </table:table-cell>
          <table:table-cell office:value-type="string" table:style-name="ce38">
            <text:p>ONTRUE</text:p>
          </table:table-cell>
          <table:table-cell office:value-type="string" table:style-name="ce36">
            <text:p><text:s/></text:p>
          </table:table-cell>
          <table:table-cell office:value-type="string" table:style-name="ce24">
            <text:p>This group may be repeated n times!</text:p>
          </table:table-cell>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Date of conviction</text:p>
          </table:table-cell>
          <table:table-cell office:value-type="string" table:style-name="ce41">
            <text:p>2015-12-09</text:p>
          </table:table-cell>
          <table:table-cell office:value-type="float" office:value="1" table:style-name="ce66">
            <text:p>1</text:p>
          </table:table-cell>
          <table:table-cell office:value-type="string" table:style-name="ce38">
            <text:p>DATE</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Reason</text:p>
          </table:table-cell>
          <table:table-cell office:value-type="string" table:style-name="ce36">
            <text:p>[Reason provided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Who has been convicted</text:p>
          </table:table-cell>
          <table:table-cell office:value-type="string" table:style-name="ce36">
            <text:p>[Convicted person or legal entity]</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Length of the period of exclusion</text:p>
          </table:table-cell>
          <table:table-cell office:value-type="string" table:style-name="ce41">
            <text:p>2016-01-01</text:p>
          </table:table-cell>
          <table:table-cell office:value-type="float" office:value="1" table:style-name="ce66">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6">
            <text:p><text:s/></text:p>
          </table:table-cell>
          <table:table-cell office:value-type="string" table:style-name="ce36">
            <text:p>5f9f09f7-f701-432c-9fdc-c22c124a74c9</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1" table:style-name="ce36"/>
          <table:table-cell office:value-type="string" table:style-name="ce36">
            <text:p><text:s/></text:p>
          </table:table-cell>
          <table:table-cell office:value-type="string" table:style-name="ce36">
            <text:p>Have you taken measures to demonstrate your reliability (Self-Cleaning)?</text:p>
          </table:table-cell>
          <table:table-cell office:value-type="string" table:style-name="ce36">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6">
            <text:p><text:s/></text:p>
          </table:table-cell>
          <table:table-cell office:value-type="string" table:style-name="ce36">
            <text:p>74e6c7b4-757b-4b40-ada6-fad6a997c310</text:p>
          </table:table-cell>
          <table:table-cell office:value-type="string" table:style-name="ce38">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36">
            <text:p>[Measures taken by the EO]</text:p>
          </table:table-cell>
          <table:table-cell office:value-type="float" office:value="1" table:style-name="ce66">
            <text:p>1</text:p>
          </table:table-cell>
          <table:table-cell office:value-type="string" table:style-name="ce36">
            <text:p>DESCRIPTION</text:p>
          </table:table-cell>
          <table:table-cell office:value-type="string" table:style-name="ce38">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1"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2"/>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41">
            <text:p>tr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7">
            <text:p><text:a xlink:href="http://public_site/repository/evidences/evidence?id=EVIDENCE-00001">[Response value]</text:a></text:p>
          </table:table-cell>
          <table:table-cell office:value-type="float" office:value="1" table:style-name="ce66">
            <text:p>1</text:p>
          </table:table-cell>
          <table:table-cell office:value-type="string" table:style-name="ce36">
            <text:p>EVIDENCE_IDENTIFIER</text:p>
          </table:table-cell>
          <table:table-cell table:number-columns-repeated="3" table:style-name="ce38"/>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3" table:style-name="ce36"/>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number-rows-repeated="1048430" table:style-name="ro1">
          <table:table-cell table:number-columns-repeated="16384"/>
        </table:table-row>
      </table:table>
      <table:table table:name="EG-Contributions" table:style-name="ta1">
        <table:table-column table:style-name="co9" table:default-cell-style-name="ce26"/>
        <table:table-column table:style-name="co2" table:number-columns-repeated="7" table:default-cell-style-name="ce26"/>
        <table:table-column table:style-name="co9" table:default-cell-style-name="ce26"/>
        <table:table-column table:style-name="co10" table:number-columns-repeated="7" table:default-cell-style-name="ce26" table:visibility="collapse"/>
        <table:table-column table:style-name="co11" table:default-cell-style-name="ce26"/>
        <table:table-column table:style-name="co8" table:default-cell-style-name="ce26"/>
        <table:table-column table:style-name="co12" table:default-cell-style-name="ce26"/>
        <table:table-column table:style-name="co8" table:default-cell-style-name="ce26"/>
        <table:table-column table:style-name="co8" table:default-cell-style-name="ce92"/>
        <table:table-column table:style-name="co13" table:default-cell-style-name="ce26"/>
        <table:table-column table:style-name="co14" table:default-cell-style-name="ce26"/>
        <table:table-column table:style-name="co8" table:number-columns-repeated="16361" table:default-cell-style-name="ce26"/>
        <table:table-row table:style-name="ro2">
          <table:table-cell office:value-type="float" office:value="1" table:style-name="ce97">
            <text:p>1</text:p>
          </table:table-cell>
          <table:table-cell office:value-type="float" office:value="2" table:style-name="ce97">
            <text:p>2</text:p>
          </table:table-cell>
          <table:table-cell office:value-type="float" office:value="3" table:style-name="ce97">
            <text:p>3</text:p>
          </table:table-cell>
          <table:table-cell office:value-type="float" office:value="4" table:style-name="ce97">
            <text:p>4</text:p>
          </table:table-cell>
          <table:table-cell office:value-type="float" office:value="5" table:style-name="ce97">
            <text:p>5</text:p>
          </table:table-cell>
          <table:table-cell office:value-type="float" office:value="6" table:style-name="ce97">
            <text:p>6</text:p>
          </table:table-cell>
          <table:table-cell office:value-type="float" office:value="7" table:style-name="ce97">
            <text:p>7</text:p>
          </table:table-cell>
          <table:table-cell office:value-type="float" office:value="8" table:style-name="ce97">
            <text:p>8</text:p>
          </table:table-cell>
          <table:table-cell office:value-type="float" office:value="9" table:style-name="ce97">
            <text:p>9</text:p>
          </table:table-cell>
          <table:table-cell office:value-type="float" office:value="10" table:style-name="ce97">
            <text:p>10</text:p>
          </table:table-cell>
          <table:table-cell office:value-type="float" office:value="11" table:style-name="ce97">
            <text:p>11</text:p>
          </table:table-cell>
          <table:table-cell office:value-type="float" office:value="12" table:style-name="ce97">
            <text:p>12</text:p>
          </table:table-cell>
          <table:table-cell office:value-type="float" office:value="13" table:style-name="ce97">
            <text:p>13</text:p>
          </table:table-cell>
          <table:table-cell office:value-type="float" office:value="14" table:style-name="ce97">
            <text:p>14</text:p>
          </table:table-cell>
          <table:table-cell office:value-type="float" office:value="15" table:style-name="ce97">
            <text:p>15</text:p>
          </table:table-cell>
          <table:table-cell office:value-type="float" office:value="16" table:style-name="ce97">
            <text:p>16</text:p>
          </table:table-cell>
          <table:table-cell office:value-type="float" office:value="17" table:style-name="ce97">
            <text:p>17</text:p>
          </table:table-cell>
          <table:table-cell office:value-type="float" office:value="18" table:style-name="ce97">
            <text:p>18</text:p>
          </table:table-cell>
          <table:table-cell office:value-type="float" office:value="19" table:style-name="ce97">
            <text:p>19</text:p>
          </table:table-cell>
          <table:table-cell office:value-type="float" office:value="20" table:style-name="ce97">
            <text:p>20</text:p>
          </table:table-cell>
          <table:table-cell office:value-type="float" office:value="21" table:style-name="ce97">
            <text:p>21</text:p>
          </table:table-cell>
          <table:table-cell office:value-type="float" office:value="22" table:style-name="ce97">
            <text:p>22</text:p>
          </table:table-cell>
          <table:table-cell office:value-type="float" office:value="23" table:style-name="ce97">
            <text:p>23</text:p>
          </table:table-cell>
          <table:table-cell office:value-type="float" office:value="24" table:style-name="ce97">
            <text:p>24</text:p>
          </table:table-cell>
          <table:table-cell office:value-type="float" office:value="25" table:style-name="ce97">
            <text:p>25</text:p>
          </table:table-cell>
          <table:table-cell table:number-columns-repeated="16359" table:style-name="ce97"/>
        </table:table-row>
        <table:table-row table:style-name="ro1">
          <table:table-cell table:style-name="ce76"/>
          <table:table-cell office:value-type="string" table:style-name="ce30">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24">
            <text:p>Value(exampl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24">
            <text:p>Element Code</text:p>
          </table:table-cell>
          <table:table-cell office:value-type="string" table:style-name="ce24">
            <text:p>Comment</text:p>
          </table:table-cell>
          <table:table-cell table:number-columns-repeated="16359" table:style-name="ce35"/>
        </table:table-row>
        <table:table-row table:style-name="ro1">
          <table:table-cell office:value-type="float" office:value="7" table:style-name="ce76">
            <text:p>7</text:p>
          </table:table-cell>
          <table:table-cell office:value-type="string" table:style-name="ce31">
            <text:p>{CRITERION</text:p>
          </table:table-cell>
          <table:table-cell table:number-columns-repeated="15" table:style-name="ce31"/>
          <table:table-cell office:value-type="string" table:style-name="ce31">
            <text:p>Payment of taxes</text:p>
          </table:table-cell>
          <table:table-cell office:value-type="string" table:style-name="ce31">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31">
            <text:p><text:s/></text:p>
          </table:table-cell>
          <table:table-cell office:value-type="string" table:style-name="ce91">
            <text:p><text:s/></text:p>
          </table:table-cell>
          <table:table-cell office:value-type="string" table:style-name="ce31">
            <text:p><text:s/></text:p>
          </table:table-cell>
          <table:table-cell office:value-type="string" table:style-name="ce31">
            <text:p>b61bbeb7-690e-4a40-bc68-d6d4ecfaa3d4</text:p>
          </table:table-cell>
          <table:table-cell office:value-type="string" table:style-name="ce31">
            <text:p>CRITERION.EXCLUSION.CONTRIBUTIONS.PAYMENT_OF_TAXES</text:p>
          </table:table-cell>
          <table:table-cell office:value-type="string" table:style-name="ce31">
            <text:p>REGULATED_EG-Contributions_D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32">
            <text:p>{LEGISLATION}</text:p>
          </table:table-cell>
          <table:table-cell table:number-columns-repeated="15" table:style-name="ce32"/>
          <table:table-cell office:value-type="string" table:style-name="ce32">
            <text:p><text:s/></text:p>
          </table:table-cell>
          <table:table-cell office:value-type="string" table:style-name="ce32">
            <text:p><text:s/></text:p>
          </table:table-cell>
          <table:table-cell office:value-type="string" table:style-name="ce11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098fd3cc-466e-4233-af1a-affe09471bce</text:p>
          </table:table-cell>
          <table:table-cell office:value-type="string" table:style-name="ce29">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Your answer</text:p>
          </table:table-cell>
          <table:table-cell office:value-type="string" table:style-name="ce29">
            <text:p>true</text:p>
          </table:table-cell>
          <table:table-cell office:value-type="string" table:style-name="ce113">
            <text:p><text:s/></text:p>
          </table:table-cell>
          <table:table-cell office:value-type="string" table:style-name="ce33">
            <text:p>INDICATO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f8499787-f9f8-4355-95e2-9784426f4d7b</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Country or member state concerned</text:p>
          </table:table-cell>
          <table:table-cell office:value-type="string" table:style-name="ce29">
            <text:p>[Country concerned]</text:p>
          </table:table-cell>
          <table:table-cell office:value-type="float" office:value="1" table:style-name="ce113">
            <text:p>1</text:p>
          </table:table-cell>
          <table:table-cell office:value-type="string" table:style-name="ce29">
            <text:p>CODE_COUNTRY</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Amount concerned</text:p>
          </table:table-cell>
          <table:table-cell office:value-type="string" table:style-name="ce29">
            <text:p>[Amount concerned]</text:p>
          </table:table-cell>
          <table:table-cell office:value-type="float" office:value="1" table:style-name="ce113">
            <text:p>1</text:p>
          </table:table-cell>
          <table:table-cell office:value-type="string" table:style-name="ce29">
            <text:p>AMOUNT</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7c2aec9f-4876-4c33-89e6-2ab6d6cf5d02</text:p>
          </table:table-cell>
          <table:table-cell office:value-type="string" table:style-name="ce29">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2" table:style-name="ce29"/>
          <table:table-cell office:value-type="string" table:style-name="ce29">
            <text:p>Has this breach of obligations been established by means other than a judicial or administrative decision?</text:p>
          </table:table-cell>
          <table:table-cell office:value-type="string" table:style-name="ce29">
            <text:p>tr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table:style-name="ce30"/>
          <table:table-cell office:value-type="string" table:style-name="ce24">
            <text:p><text:span text:style-name="T1">Beware that this subgroup is produced if the previous answer was<text:s/></text:span>TRUE</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text:s/>80633323-a7b6-4206-9728-e4534eaad8b2</text:p>
          </table:table-cell>
          <table:table-cell office:value-type="string" table:style-name="ce27">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Please describe which means were used</text:p>
          </table:table-cell>
          <table:table-cell office:value-type="string" table:style-name="ce29">
            <text:p>[Description of means]</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text:s/>a49e6e25-0059-47da-9397-72c2db5fd5b1</text:p>
            <text:p/>
          </table:table-cell>
          <table:table-cell office:value-type="string" table:style-name="ce29">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9">
            <text:p>tr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42a44eb9-b8c9-4a67-8776-e77fc5356efe</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0" table:style-name="ce29"/>
          <table:table-cell office:value-type="string" table:style-name="ce29">
            <text:p>Please describe them</text:p>
          </table:table-cell>
          <table:table-cell office:value-type="string" table:style-name="ce29">
            <text:p>[Description]</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536417dc-8130-4981-85c5-fceba5541c58</text:p>
          </table:table-cell>
          <table:table-cell office:value-type="string" table:style-name="ce27">
            <text:p>ONFALS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If this breach of obligations was established through a judicial or administrative decision, was this decision final and binding?</text:p>
          </table:table-cell>
          <table:table-cell office:value-type="string" table:style-name="ce29">
            <text:p>tr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text:s/>8aaac22d-1b59-442e-9210-a6e70ec05962</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0" table:style-name="ce29"/>
          <table:table-cell office:value-type="string" table:style-name="ce29">
            <text:p>Please indicate the date of conviction or decision</text:p>
          </table:table-cell>
          <table:table-cell office:value-type="string" table:style-name="ce127">
            <text:p>2017-01-01</text:p>
          </table:table-cell>
          <table:table-cell office:value-type="float" office:value="1" table:style-name="ce113">
            <text:p>1</text:p>
          </table:table-cell>
          <table:table-cell office:value-type="string" table:style-name="ce29">
            <text:p>DATE</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0" table:style-name="ce29"/>
          <table:table-cell office:value-type="string" table:style-name="ce29">
            <text:p>In case of a conviction insofar as established directly therein, the length of the period of exclusion</text:p>
          </table:table-cell>
          <table:table-cell office:value-type="string" table:style-name="ce127">
            <text:p>2017-01-01</text:p>
          </table:table-cell>
          <table:table-cell office:value-type="float" office:value="1" table:style-name="ce113">
            <text:p>1</text:p>
          </table:table-cell>
          <table:table-cell office:value-type="string" table:style-name="ce29">
            <text:p>PERIOD</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33">
            <text:p><text:s/></text:p>
          </table:table-cell>
          <table:table-cell office:value-type="string" table:style-name="ce34">
            <text:p>9026e403-3eb6-4705-a9e9-e21a1efc867d</text:p>
          </table:table-cell>
          <table:table-cell office:value-type="string" table:style-name="ce33">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Is this information available electronically?</text:p>
          </table:table-cell>
          <table:table-cell office:value-type="string" table:style-name="ce126">
            <text:p>true</text:p>
          </table:table-cell>
          <table:table-cell office:value-type="float" office:value="1" table:style-name="ce113">
            <text:p>1</text:p>
          </table:table-cell>
          <table:table-cell office:value-type="string" table:style-name="ce29">
            <text:p>INDICATOR</text:p>
          </table:table-cell>
          <table:table-cell office:value-type="string" table:style-name="ce33">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33">
            <text:p><text:s/></text:p>
          </table:table-cell>
          <table:table-cell office:value-type="string" table:style-name="ce29">
            <text:p>0a166f0a-0c5f-42b0-81e9-0fc9fa598a48</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Evidence supplied</text:p>
          </table:table-cell>
          <table:table-cell office:value-type="string" table:style-name="ce28">
            <text:p><text:a xlink:href="http://public_site/repository/evidences/evidence?id=EVIDENCE-00001">[Response value]</text:a></text:p>
          </table:table-cell>
          <table:table-cell office:value-type="float" office:value="1" table:style-name="ce113">
            <text:p>1</text:p>
          </table:table-cell>
          <table:table-cell office:value-type="string" table:style-name="ce29">
            <text:p>EVIDENCE_IDENTIFIE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9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5"/>
        </table:table-row>
        <table:table-row table:style-name="ro1">
          <table:table-cell office:value-type="float" office:value="8" table:style-name="ce76">
            <text:p>8</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31">
            <text:p>Payment of social security contributions</text:p>
          </table:table-cell>
          <table:table-cell office:value-type="string" table:style-name="ce31">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31">
            <text:p><text:s/></text:p>
          </table:table-cell>
          <table:table-cell office:value-type="string" table:style-name="ce91">
            <text:p><text:s/></text:p>
          </table:table-cell>
          <table:table-cell office:value-type="string" table:style-name="ce31">
            <text:p><text:s/></text:p>
          </table:table-cell>
          <table:table-cell office:value-type="string" table:style-name="ce31">
            <text:p>7d85e333-bbab-49c0-be8d-c36d71a72f5e</text:p>
          </table:table-cell>
          <table:table-cell office:value-type="string" table:style-name="ce31">
            <text:p>CRITERION.EXCLUSION.CONTRIBUTIONS.PAYMENT_OF_SOCIAL_SECURITY</text:p>
          </table:table-cell>
          <table:table-cell office:value-type="string" table:style-name="ce31">
            <text:p>REGULATED_EG-Contributions_D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32">
            <text:p>{LEGISLATION}</text:p>
          </table:table-cell>
          <table:table-cell table:number-columns-repeated="15" table:style-name="ce32"/>
          <table:table-cell office:value-type="string" table:style-name="ce32">
            <text:p><text:s/></text:p>
          </table:table-cell>
          <table:table-cell office:value-type="string" table:style-name="ce32">
            <text:p><text:s/></text:p>
          </table:table-cell>
          <table:table-cell office:value-type="string" table:style-name="ce11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098fd3cc-466e-4233-af1a-affe09471bce</text:p>
          </table:table-cell>
          <table:table-cell office:value-type="string" table:style-name="ce29">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Your answer</text:p>
          </table:table-cell>
          <table:table-cell office:value-type="string" table:style-name="ce29">
            <text:p>true</text:p>
          </table:table-cell>
          <table:table-cell office:value-type="string" table:style-name="ce113">
            <text:p><text:s/></text:p>
          </table:table-cell>
          <table:table-cell office:value-type="string" table:style-name="ce33">
            <text:p>INDICATO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f8499787-f9f8-4355-95e2-9784426f4d7b</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Country or member state concerned</text:p>
          </table:table-cell>
          <table:table-cell office:value-type="string" table:style-name="ce29">
            <text:p>[Country concerned]</text:p>
          </table:table-cell>
          <table:table-cell office:value-type="float" office:value="1" table:style-name="ce113">
            <text:p>1</text:p>
          </table:table-cell>
          <table:table-cell office:value-type="string" table:style-name="ce29">
            <text:p>CODE_COUNTRY</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Amount concerned</text:p>
          </table:table-cell>
          <table:table-cell office:value-type="string" table:style-name="ce29">
            <text:p>[Amount concerned]</text:p>
          </table:table-cell>
          <table:table-cell office:value-type="float" office:value="1" table:style-name="ce113">
            <text:p>1</text:p>
          </table:table-cell>
          <table:table-cell office:value-type="string" table:style-name="ce29">
            <text:p>AMOUNT</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7c2aec9f-4876-4c33-89e6-2ab6d6cf5d02</text:p>
          </table:table-cell>
          <table:table-cell office:value-type="string" table:style-name="ce29">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2" table:style-name="ce29"/>
          <table:table-cell office:value-type="string" table:style-name="ce29">
            <text:p>Has this breach of obligations been established by means other than a judicial or administrative decision?</text:p>
          </table:table-cell>
          <table:table-cell office:value-type="string" table:style-name="ce29">
            <text:p>tr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table:style-name="ce30"/>
          <table:table-cell office:value-type="string" table:style-name="ce24">
            <text:p><text:span text:style-name="T1">Beware that this subgroup is produced if the previous answer was<text:s/></text:span>TRUE</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text:s/>80633323-a7b6-4206-9728-e4534eaad8b2</text:p>
          </table:table-cell>
          <table:table-cell office:value-type="string" table:style-name="ce27">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Please describe which means were used</text:p>
          </table:table-cell>
          <table:table-cell office:value-type="string" table:style-name="ce29">
            <text:p>[Description of means]</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text:s/>a49e6e25-0059-47da-9397-72c2db5fd5b1</text:p>
            <text:p/>
          </table:table-cell>
          <table:table-cell office:value-type="string" table:style-name="ce29">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9">
            <text:p>tr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42a44eb9-b8c9-4a67-8776-e77fc5356efe</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0" table:style-name="ce29"/>
          <table:table-cell office:value-type="string" table:style-name="ce29">
            <text:p>Please describe them</text:p>
          </table:table-cell>
          <table:table-cell office:value-type="string" table:style-name="ce29">
            <text:p>[Description]</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536417dc-8130-4981-85c5-fceba5541c58</text:p>
          </table:table-cell>
          <table:table-cell office:value-type="string" table:style-name="ce27">
            <text:p>ONFALS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If this breach of obligations was established through a judicial or administrative decision, was this decision final and binding?</text:p>
          </table:table-cell>
          <table:table-cell office:value-type="string" table:style-name="ce29">
            <text:p>tr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text:s/>8aaac22d-1b59-442e-9210-a6e70ec05962</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0" table:style-name="ce29"/>
          <table:table-cell office:value-type="string" table:style-name="ce29">
            <text:p>Please indicate the date of conviction or decision</text:p>
          </table:table-cell>
          <table:table-cell office:value-type="string" table:style-name="ce127">
            <text:p>2017-01-01</text:p>
          </table:table-cell>
          <table:table-cell office:value-type="float" office:value="1" table:style-name="ce113">
            <text:p>1</text:p>
          </table:table-cell>
          <table:table-cell office:value-type="string" table:style-name="ce29">
            <text:p>DATE</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0" table:style-name="ce29"/>
          <table:table-cell office:value-type="string" table:style-name="ce29">
            <text:p>In case of a conviction insofar as established directly therein, the length of the period of exclusion</text:p>
          </table:table-cell>
          <table:table-cell office:value-type="string" table:style-name="ce127">
            <text:p>2017-01-01</text:p>
          </table:table-cell>
          <table:table-cell office:value-type="float" office:value="1" table:style-name="ce113">
            <text:p>1</text:p>
          </table:table-cell>
          <table:table-cell office:value-type="string" table:style-name="ce29">
            <text:p>PERIOD</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33">
            <text:p><text:s/></text:p>
          </table:table-cell>
          <table:table-cell office:value-type="string" table:style-name="ce34">
            <text:p>9026e403-3eb6-4705-a9e9-e21a1efc867d</text:p>
          </table:table-cell>
          <table:table-cell office:value-type="string" table:style-name="ce33">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Is this information available electronically?</text:p>
          </table:table-cell>
          <table:table-cell office:value-type="string" table:style-name="ce126">
            <text:p>true</text:p>
          </table:table-cell>
          <table:table-cell office:value-type="float" office:value="1" table:style-name="ce113">
            <text:p>1</text:p>
          </table:table-cell>
          <table:table-cell office:value-type="string" table:style-name="ce29">
            <text:p>INDICATOR</text:p>
          </table:table-cell>
          <table:table-cell office:value-type="string" table:style-name="ce33">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33">
            <text:p><text:s/></text:p>
          </table:table-cell>
          <table:table-cell office:value-type="string" table:style-name="ce29">
            <text:p>0a166f0a-0c5f-42b0-81e9-0fc9fa598a48</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Evidence supplied</text:p>
          </table:table-cell>
          <table:table-cell office:value-type="string" table:style-name="ce28">
            <text:p><text:a xlink:href="http://public_site/repository/evidences/evidence?id=EVIDENCE-00001">[Response value]</text:a></text:p>
          </table:table-cell>
          <table:table-cell office:value-type="float" office:value="1" table:style-name="ce113">
            <text:p>1</text:p>
          </table:table-cell>
          <table:table-cell office:value-type="string" table:style-name="ce29">
            <text:p>EVIDENCE_IDENTIFIE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9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35"/>
        </table:table-row>
        <table:table-row table:number-rows-repeated="1048504" table:style-name="ro1">
          <table:table-cell table:number-columns-repeated="16384"/>
        </table:table-row>
      </table:table>
      <table:table table:name="EG-Environ-Social-Labour_Law" table:style-name="ta2">
        <table:table-column table:style-name="co15" table:default-cell-style-name="ce72"/>
        <table:table-column table:style-name="co16" table:default-cell-style-name="ce39"/>
        <table:table-column table:style-name="co17" table:default-cell-style-name="ce39"/>
        <table:table-column table:style-name="co18" table:default-cell-style-name="ce39"/>
        <table:table-column table:style-name="co19" table:default-cell-style-name="ce39"/>
        <table:table-column table:style-name="co17" table:number-columns-repeated="2" table:default-cell-style-name="ce39"/>
        <table:table-column table:style-name="co20" table:default-cell-style-name="ce39"/>
        <table:table-column table:style-name="co21" table:default-cell-style-name="ce39" table:visibility="collapse"/>
        <table:table-column table:style-name="co22" table:number-columns-repeated="7" table:default-cell-style-name="ce39" table:visibility="collapse"/>
        <table:table-column table:style-name="co23" table:default-cell-style-name="ce39"/>
        <table:table-column table:style-name="co8" table:number-columns-repeated="3" table:default-cell-style-name="ce39"/>
        <table:table-column table:style-name="co8" table:default-cell-style-name="ce71"/>
        <table:table-column table:style-name="co8" table:number-columns-repeated="16363" table:default-cell-style-name="ce39"/>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97">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71"/>
        </table:table-row>
        <table:table-row table:style-name="ro1">
          <table:table-cell office:value-type="string" table:style-name="ce84">
            <text:p><text:s/></text:p>
          </table:table-cell>
          <table:table-cell office:value-type="string" table:style-name="ce30">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24">
            <text:p>Value(exampl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24">
            <text:p>Element Code</text:p>
          </table:table-cell>
          <table:table-cell office:value-type="string" table:style-name="ce24">
            <text:p>Comment</text:p>
          </table:table-cell>
          <table:table-cell table:style-name="ce39"/>
          <table:table-cell table:number-columns-repeated="16358" table:style-name="ce73"/>
        </table:table-row>
        <table:table-row table:style-name="ro1">
          <table:table-cell office:value-type="float" office:value="9" table:style-name="ce84">
            <text:p>9</text:p>
          </table:table-cell>
          <table:table-cell office:value-type="string" table:style-name="ce31">
            <text:p>{CRITERION</text:p>
          </table:table-cell>
          <table:table-cell table:number-columns-repeated="15" table:style-name="ce31"/>
          <table:table-cell office:value-type="string" table:style-name="ce31">
            <text:p>Breaching of obligations in the fields of environmental law</text:p>
          </table:table-cell>
          <table:table-cell office:value-type="string" table:style-name="ce31">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31">
            <text:p><text:s/></text:p>
          </table:table-cell>
          <table:table-cell office:value-type="string" table:style-name="ce91">
            <text:p><text:s/></text:p>
          </table:table-cell>
          <table:table-cell office:value-type="string" table:style-name="ce31">
            <text:p><text:s/></text:p>
          </table:table-cell>
          <table:table-cell office:value-type="string" table:style-name="ce31">
            <text:p>a80ddb62-d25b-4e4e-ae22-3968460dc0a9</text:p>
          </table:table-cell>
          <table:table-cell office:value-type="string" table:style-name="ce31">
            <text:p>CRITERION.EXCLUSION.SOCIAL.ENVIRONMENTAL_LAW</text:p>
          </table:table-cell>
          <table:table-cell office:value-type="string" table:style-name="ce42">
            <text:p>REGULATED_EG-Environ-Social-Labour_Law_D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29">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11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976b5acb-c00f-46ca-8f83-5ce6abfdfe43</text:p>
          </table:table-cell>
          <table:table-cell office:value-type="string" table:style-name="ce29">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Your answer</text:p>
          </table:table-cell>
          <table:table-cell office:value-type="string" table:style-name="ce29">
            <text:p>[Response Value]</text:p>
          </table:table-cell>
          <table:table-cell office:value-type="float" office:value="1" table:style-name="ce113">
            <text:p>1</text:p>
          </table:table-cell>
          <table:table-cell office:value-type="string" table:style-name="ce33">
            <text:p>INDICATOR</text:p>
          </table:table-cell>
          <table:table-cell office:value-type="string" table:style-name="ce33">
            <text:p><text:s/></text:p>
          </table:table-cell>
          <table:table-cell office:value-type="string" table:style-name="ce33">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131">
            <text:p>{QUESTION_SUBGROUP</text:p>
          </table:table-cell>
          <table:table-cell table:style-name="ce132"/>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64a2102c-4af1-4ecb-97b3-0c41907ec0f6</text:p>
          </table:table-cell>
          <table:table-cell office:value-type="string" table:style-name="ce29">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Please describe them</text:p>
          </table:table-cell>
          <table:table-cell office:value-type="string" table:style-name="ce29">
            <text:p>[Response Value]</text:p>
          </table:table-cell>
          <table:table-cell office:value-type="float" office:value="1" table:style-name="ce113">
            <text:p>1</text:p>
          </table:table-cell>
          <table:table-cell office:value-type="string" table:style-name="ce29">
            <text:p>DESCRIPTION</text:p>
          </table:table-cell>
          <table:table-cell table:number-columns-repeated="2" table:style-name="ce29"/>
          <table:table-cell table:style-name="ce36"/>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5f9f09f7-f701-432c-9fdc-c22c124a74c9</text:p>
          </table:table-cell>
          <table:table-cell office:value-type="string" table:style-name="ce29">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text:s/></text:p>
          </table:table-cell>
          <table:table-cell office:value-type="string" table:style-name="ce29">
            <text:p>Have you taken measures to demonstrate your reliability (Self-Cleaning)?</text:p>
          </table:table-cell>
          <table:table-cell office:value-type="string" table:style-name="ce29">
            <text:p>[Response Val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74e6c7b4-757b-4b40-ada6-fad6a997c310</text:p>
          </table:table-cell>
          <table:table-cell office:value-type="string" table:style-name="ce29">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Please describe them</text:p>
          </table:table-cell>
          <table:table-cell office:value-type="string" table:style-name="ce29">
            <text:p>[Response Value]</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QUESTION_SUBGROUP}</text:p>
          </table:table-cell>
          <table:table-cell table:number-columns-repeated="2" table:style-name="ce29"/>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33">
            <text:p><text:s/></text:p>
          </table:table-cell>
          <table:table-cell office:value-type="string" table:style-name="ce34">
            <text:p>9026e403-3eb6-4705-a9e9-e21a1efc867d</text:p>
          </table:table-cell>
          <table:table-cell office:value-type="string" table:style-name="ce33">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Is this information available electronically?</text:p>
          </table:table-cell>
          <table:table-cell office:value-type="string" table:style-name="ce126">
            <text:p>true</text:p>
          </table:table-cell>
          <table:table-cell office:value-type="float" office:value="1" table:style-name="ce113">
            <text:p>1</text:p>
          </table:table-cell>
          <table:table-cell office:value-type="string" table:style-name="ce29">
            <text:p>INDICATOR</text:p>
          </table:table-cell>
          <table:table-cell office:value-type="string" table:style-name="ce33">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33">
            <text:p><text:s/></text:p>
          </table:table-cell>
          <table:table-cell office:value-type="string" table:style-name="ce29">
            <text:p>0a166f0a-0c5f-42b0-81e9-0fc9fa598a48</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Evidence supplied</text:p>
          </table:table-cell>
          <table:table-cell office:value-type="string" table:style-name="ce28">
            <text:p><text:a xlink:href="http://public_site/repository/evidences/evidence?id=EVIDENCE-00001">[Response Value]</text:a></text:p>
          </table:table-cell>
          <table:table-cell office:value-type="float" office:value="1" table:style-name="ce113">
            <text:p>1</text:p>
          </table:table-cell>
          <table:table-cell office:value-type="string" table:style-name="ce29">
            <text:p>EVIDENCE_IDENTIFIE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office:value-type="string" table:style-name="ce84">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9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10" table:style-name="ce72">
            <text:p>10</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Breaching of obligations in the fields of social law</text:p>
          </table:table-cell>
          <table:table-cell office:value-type="string" table:style-name="ce42">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a261a395-ed17-4939-9c75-b9ff1109ca6e</text:p>
          </table:table-cell>
          <table:table-cell office:value-type="string" table:style-name="ce42">
            <text:p>CRITERION.EXCLUSION.SOCIAL.SOCIAL_LAW</text:p>
          </table:table-cell>
          <table:table-cell office:value-type="string" table:style-name="ce42">
            <text:p>REGULATED_EG-Environ-Social-Labour_Law_D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29">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11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976b5acb-c00f-46ca-8f83-5ce6abfdfe43</text:p>
          </table:table-cell>
          <table:table-cell office:value-type="string" table:style-name="ce29">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Your answer</text:p>
          </table:table-cell>
          <table:table-cell office:value-type="string" table:style-name="ce29">
            <text:p>[Response Value]</text:p>
          </table:table-cell>
          <table:table-cell office:value-type="float" office:value="1" table:style-name="ce113">
            <text:p>1</text:p>
          </table:table-cell>
          <table:table-cell office:value-type="string" table:style-name="ce33">
            <text:p>INDICATOR</text:p>
          </table:table-cell>
          <table:table-cell office:value-type="string" table:style-name="ce33">
            <text:p><text:s/></text:p>
          </table:table-cell>
          <table:table-cell office:value-type="string" table:style-name="ce33">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131">
            <text:p>{QUESTION_SUBGROUP</text:p>
          </table:table-cell>
          <table:table-cell table:style-name="ce132"/>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64a2102c-4af1-4ecb-97b3-0c41907ec0f6</text:p>
          </table:table-cell>
          <table:table-cell office:value-type="string" table:style-name="ce29">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Please describe them</text:p>
          </table:table-cell>
          <table:table-cell office:value-type="string" table:style-name="ce29">
            <text:p>[Response Value]</text:p>
          </table:table-cell>
          <table:table-cell office:value-type="float" office:value="1" table:style-name="ce113">
            <text:p>1</text:p>
          </table:table-cell>
          <table:table-cell office:value-type="string" table:style-name="ce29">
            <text:p>DESCRIPTION</text:p>
          </table:table-cell>
          <table:table-cell table:number-columns-repeated="2" table:style-name="ce29"/>
          <table:table-cell table:style-name="ce36"/>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5f9f09f7-f701-432c-9fdc-c22c124a74c9</text:p>
          </table:table-cell>
          <table:table-cell office:value-type="string" table:style-name="ce29">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text:s/></text:p>
          </table:table-cell>
          <table:table-cell office:value-type="string" table:style-name="ce29">
            <text:p>Have you taken measures to demonstrate your reliability (Self-Cleaning)?</text:p>
          </table:table-cell>
          <table:table-cell office:value-type="string" table:style-name="ce29">
            <text:p>[Response Val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74e6c7b4-757b-4b40-ada6-fad6a997c310</text:p>
          </table:table-cell>
          <table:table-cell office:value-type="string" table:style-name="ce29">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Please describe them</text:p>
          </table:table-cell>
          <table:table-cell office:value-type="string" table:style-name="ce29">
            <text:p>[Response Value]</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QUESTION_SUBGROUP}</text:p>
          </table:table-cell>
          <table:table-cell table:number-columns-repeated="2" table:style-name="ce29"/>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33">
            <text:p><text:s/></text:p>
          </table:table-cell>
          <table:table-cell office:value-type="string" table:style-name="ce34">
            <text:p>9026e403-3eb6-4705-a9e9-e21a1efc867d</text:p>
          </table:table-cell>
          <table:table-cell office:value-type="string" table:style-name="ce33">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Is this information available electronically?</text:p>
          </table:table-cell>
          <table:table-cell office:value-type="string" table:style-name="ce126">
            <text:p>true</text:p>
          </table:table-cell>
          <table:table-cell office:value-type="float" office:value="1" table:style-name="ce113">
            <text:p>1</text:p>
          </table:table-cell>
          <table:table-cell office:value-type="string" table:style-name="ce29">
            <text:p>INDICATOR</text:p>
          </table:table-cell>
          <table:table-cell office:value-type="string" table:style-name="ce33">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33">
            <text:p><text:s/></text:p>
          </table:table-cell>
          <table:table-cell office:value-type="string" table:style-name="ce29">
            <text:p>0a166f0a-0c5f-42b0-81e9-0fc9fa598a48</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Evidence supplied</text:p>
          </table:table-cell>
          <table:table-cell office:value-type="string" table:style-name="ce28">
            <text:p><text:a xlink:href="http://public_site/repository/evidences/evidence?id=EVIDENCE-00001">[Response Value]</text:a></text:p>
          </table:table-cell>
          <table:table-cell office:value-type="float" office:value="1" table:style-name="ce113">
            <text:p>1</text:p>
          </table:table-cell>
          <table:table-cell office:value-type="string" table:style-name="ce29">
            <text:p>EVIDENCE_IDENTIFIE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float" office:value="11" table:style-name="ce72">
            <text:p>11</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Breaching of obligations in the fields of labour law</text:p>
          </table:table-cell>
          <table:table-cell office:value-type="string" table:style-name="ce42">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a34b70d6-c43d-4726-9a88-8e2b438424bf</text:p>
          </table:table-cell>
          <table:table-cell office:value-type="string" table:style-name="ce42">
            <text:p>CRITERION.EXCLUSION.SOCIAL.LABOUR_LAW</text:p>
          </table:table-cell>
          <table:table-cell office:value-type="string" table:style-name="ce42">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29">
            <text:p><text:s/></text:p>
          </table:table-cell>
          <table:table-cell office:value-type="string" table:style-name="ce32">
            <text:p>{LEGISLAT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11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976b5acb-c00f-46ca-8f83-5ce6abfdfe43</text:p>
          </table:table-cell>
          <table:table-cell office:value-type="string" table:style-name="ce29">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Your answer</text:p>
          </table:table-cell>
          <table:table-cell office:value-type="string" table:style-name="ce29">
            <text:p>[Response Value]</text:p>
          </table:table-cell>
          <table:table-cell office:value-type="float" office:value="1" table:style-name="ce113">
            <text:p>1</text:p>
          </table:table-cell>
          <table:table-cell office:value-type="string" table:style-name="ce33">
            <text:p>INDICATOR</text:p>
          </table:table-cell>
          <table:table-cell office:value-type="string" table:style-name="ce33">
            <text:p><text:s/></text:p>
          </table:table-cell>
          <table:table-cell office:value-type="string" table:style-name="ce33">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131">
            <text:p>{QUESTION_SUBGROUP</text:p>
          </table:table-cell>
          <table:table-cell table:style-name="ce132"/>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64a2102c-4af1-4ecb-97b3-0c41907ec0f6</text:p>
          </table:table-cell>
          <table:table-cell office:value-type="string" table:style-name="ce29">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Please describe them</text:p>
          </table:table-cell>
          <table:table-cell office:value-type="string" table:style-name="ce29">
            <text:p>[Response Value]</text:p>
          </table:table-cell>
          <table:table-cell office:value-type="float" office:value="1" table:style-name="ce113">
            <text:p>1</text:p>
          </table:table-cell>
          <table:table-cell office:value-type="string" table:style-name="ce29">
            <text:p>DESCRIPTION</text:p>
          </table:table-cell>
          <table:table-cell table:number-columns-repeated="2" table:style-name="ce29"/>
          <table:table-cell table:style-name="ce36"/>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29">
            <text:p><text:s/></text:p>
          </table:table-cell>
          <table:table-cell office:value-type="string" table:style-name="ce29">
            <text:p>5f9f09f7-f701-432c-9fdc-c22c124a74c9</text:p>
          </table:table-cell>
          <table:table-cell office:value-type="string" table:style-name="ce29">
            <text:p>ON*</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text:s/></text:p>
          </table:table-cell>
          <table:table-cell office:value-type="string" table:style-name="ce29">
            <text:p>Have you taken measures to demonstrate your reliability (Self-Cleaning)?</text:p>
          </table:table-cell>
          <table:table-cell office:value-type="string" table:style-name="ce29">
            <text:p>[Response Value]</text:p>
          </table:table-cell>
          <table:table-cell office:value-type="float" office:value="1" table:style-name="ce113">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29">
            <text:p><text:s/></text:p>
          </table:table-cell>
          <table:table-cell office:value-type="string" table:style-name="ce29">
            <text:p>74e6c7b4-757b-4b40-ada6-fad6a997c310</text:p>
          </table:table-cell>
          <table:table-cell office:value-type="string" table:style-name="ce29">
            <text:p>ONTRUE</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1" table:style-name="ce29"/>
          <table:table-cell office:value-type="string" table:style-name="ce29">
            <text:p>Please describe them</text:p>
          </table:table-cell>
          <table:table-cell office:value-type="string" table:style-name="ce29">
            <text:p>[Response Value]</text:p>
          </table:table-cell>
          <table:table-cell office:value-type="float" office:value="1" table:style-name="ce113">
            <text:p>1</text:p>
          </table:table-cell>
          <table:table-cell office:value-type="string" table:style-name="ce29">
            <text:p>DESCRIPTION</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2"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3"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text:s/></text:p>
          </table:table-cell>
          <table:table-cell office:value-type="string" table:style-name="ce29">
            <text:p>QUESTION_SUBGROUP}</text:p>
          </table:table-cell>
          <table:table-cell table:number-columns-repeated="2" table:style-name="ce29"/>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office:value-type="string" table:style-name="ce84">
            <text:p><text:s/></text:p>
          </table:table-cell>
          <table:table-cell office:value-type="string" table:style-name="ce130">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float" office:value="1" table:style-name="ce113">
            <text:p>1</text:p>
          </table:table-cell>
          <table:table-cell office:value-type="string" table:style-name="ce33">
            <text:p><text:s/></text:p>
          </table:table-cell>
          <table:table-cell office:value-type="string" table:style-name="ce34">
            <text:p>9026e403-3eb6-4705-a9e9-e21a1efc867d</text:p>
          </table:table-cell>
          <table:table-cell office:value-type="string" table:style-name="ce33">
            <text:p>ON*</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29">
            <text:p>Is this information available electronically?</text:p>
          </table:table-cell>
          <table:table-cell office:value-type="string" table:style-name="ce126">
            <text:p>true</text:p>
          </table:table-cell>
          <table:table-cell office:value-type="float" office:value="1" table:style-name="ce113">
            <text:p>1</text:p>
          </table:table-cell>
          <table:table-cell office:value-type="string" table:style-name="ce29">
            <text:p>INDICATOR</text:p>
          </table:table-cell>
          <table:table-cell office:value-type="string" table:style-name="ce33">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0..1</text:p>
          </table:table-cell>
          <table:table-cell office:value-type="string" table:style-name="ce33">
            <text:p><text:s/></text:p>
          </table:table-cell>
          <table:table-cell office:value-type="string" table:style-name="ce29">
            <text:p>0a166f0a-0c5f-42b0-81e9-0fc9fa598a48</text:p>
          </table:table-cell>
          <table:table-cell office:value-type="string" table:style-name="ce29">
            <text:p>ONTRUE</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9">
            <text:p>Evidence supplied</text:p>
          </table:table-cell>
          <table:table-cell office:value-type="string" table:style-name="ce28">
            <text:p><text:a xlink:href="http://public_site/repository/evidences/evidence?id=EVIDENCE-00001">[Response Value]</text:a></text:p>
          </table:table-cell>
          <table:table-cell office:value-type="float" office:value="1" table:style-name="ce113">
            <text:p>1</text:p>
          </table:table-cell>
          <table:table-cell office:value-type="string" table:style-name="ce29">
            <text:p>EVIDENCE_IDENTIFIER</text:p>
          </table:table-cell>
          <table:table-cell office:value-type="string" table:style-name="ce33">
            <text:p><text:s/></text:p>
          </table:table-cell>
          <table:table-cell office:value-type="string" table:style-name="ce33">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14"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table:style-name="ce76"/>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29">
            <text:p><text:s/></text:p>
          </table:table-cell>
          <table:table-cell office:value-type="string" table:style-name="ce29">
            <text:p><text:s/></text:p>
          </table:table-cell>
          <table:table-cell office:value-type="string" table:style-name="ce113">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6359" table:style-name="ce35"/>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39"/>
          <table:table-cell table:number-columns-repeated="16358" table:style-name="ce73"/>
        </table:table-row>
        <table:table-row table:number-rows-repeated="1048511" table:style-name="ro1">
          <table:table-cell table:number-columns-repeated="16384"/>
        </table:table-row>
      </table:table>
      <table:table table:name="EG-Business" table:style-name="ta3">
        <table:table-column table:style-name="co24" table:default-cell-style-name="ce16"/>
        <table:table-column table:style-name="co2" table:number-columns-repeated="4" table:default-cell-style-name="ce15"/>
        <table:table-column table:style-name="co25" table:default-cell-style-name="ce15"/>
        <table:table-column table:style-name="co26" table:number-columns-repeated="3" table:default-cell-style-name="ce15" table:visibility="collapse"/>
        <table:table-column table:style-name="co27" table:number-columns-repeated="7" table:default-cell-style-name="ce15" table:visibility="collapse"/>
        <table:table-column table:style-name="co9" table:default-cell-style-name="ce15"/>
        <table:table-column table:style-name="co8" table:number-columns-repeated="3" table:default-cell-style-name="ce15"/>
        <table:table-column table:style-name="co8" table:default-cell-style-name="ce88"/>
        <table:table-column table:style-name="co8" table:number-columns-repeated="16363" table:default-cell-style-name="ce15"/>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81">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style-name="ce88"/>
          <table:table-cell table:number-columns-repeated="16358"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15"/>
          <table:table-cell table:number-columns-repeated="16358" table:style-name="ce1"/>
        </table:table-row>
        <table:table-row table:style-name="ro1">
          <table:table-cell office:value-type="float" office:value="12" table:style-name="ce3">
            <text:p>12</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Bankruptcy</text:p>
          </table:table-cell>
          <table:table-cell office:value-type="string" table:style-name="ce6">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d3732c09-7d62-4edc-a172-241da6636e7c</text:p>
          </table:table-cell>
          <table:table-cell office:value-type="string" table:style-name="ce6">
            <text:p>CRITERION.EXCLUSION.BUSINESS.BANKRUPTCY</text:p>
          </table:table-cell>
          <table:table-cell office:value-type="string" table:style-name="ce6">
            <text:p>REGULATED_EG-Busines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13" table:style-name="ce3">
            <text:p>13</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Insolvency</text:p>
          </table:table-cell>
          <table:table-cell office:value-type="string" table:style-name="ce6">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396f288a-e267-4c20-851a-ed4f7498f137</text:p>
          </table:table-cell>
          <table:table-cell office:value-type="string" table:style-name="ce6">
            <text:p>CRITERION.EXCLUSION.BUSINESS.INSOLVENCY</text:p>
          </table:table-cell>
          <table:table-cell office:value-type="string" table:style-name="ce6">
            <text:p>REGULATED_EG-Busines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14" table:style-name="ce3">
            <text:p>14</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rrangement with creditors</text:p>
          </table:table-cell>
          <table:table-cell office:value-type="string" table:style-name="ce6">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68918c7a-f5bc-4a1a-a62f-ad8983600d48</text:p>
          </table:table-cell>
          <table:table-cell office:value-type="string" table:style-name="ce6">
            <text:p>CRITERION.EXCLUSION.BUSINESS.CREDITORS_ARRANGEMENT</text:p>
          </table:table-cell>
          <table:table-cell office:value-type="string" table:style-name="ce6">
            <text:p>REGULATED_EG-Busines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15" table:style-name="ce3">
            <text:p>15</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nalogous situation like bankruptcy under national law</text:p>
          </table:table-cell>
          <table:table-cell office:value-type="string" table:style-name="ce6">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daffa2a9-9f8f-4568-8be8-7b8bf306d096</text:p>
          </table:table-cell>
          <table:table-cell office:value-type="string" table:style-name="ce6">
            <text:p>CRITERION.EXCLUSION.BUSINESS.BANKRUPTCY_ANALOGOUS</text:p>
          </table:table-cell>
          <table:table-cell office:value-type="string" table:style-name="ce6">
            <text:p>REGULATED_EG-Busines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16" table:style-name="ce3">
            <text:p>16</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ssets being administered by liquidator</text:p>
          </table:table-cell>
          <table:table-cell office:value-type="string" table:style-name="ce6">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8fda202a-0c37-41bb-9d7d-de3f49edbfcb</text:p>
          </table:table-cell>
          <table:table-cell office:value-type="string" table:style-name="ce6">
            <text:p>CRITERION.EXCLUSION.BUSINESS.LIQUIDATOR_ADMINISTERED</text:p>
          </table:table-cell>
          <table:table-cell office:value-type="string" table:style-name="ce6">
            <text:p>REGULATED_EG-Busines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17" table:style-name="ce3">
            <text:p>17</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Business activities are suspended</text:p>
          </table:table-cell>
          <table:table-cell office:value-type="string" table:style-name="ce6">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166536e2-77f7-455c-b018-70582474e4f6</text:p>
          </table:table-cell>
          <table:table-cell office:value-type="string" table:style-name="ce6">
            <text:p>CRITERION.EXCLUSION.BUSINESS.ACTIVITIES_SUSPENDED</text:p>
          </table:table-cell>
          <table:table-cell office:value-type="string" table:style-name="ce6">
            <text:p>REGULATED_EG-Busines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d91c11a1-f19e-4b83-8ade-c4be2bf00555</text:p>
          </table:table-cell>
          <table:table-cell office:value-type="string" table:style-name="ce7">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aeef523b-c8fc-4dba-9c34-03e34812567b</text:p>
          </table:table-cell>
          <table:table-cell office:value-type="string" table:style-name="ce7">
            <text:p>ONTRUE</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ndicate reasons for being nevertheless to perform the contract</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number-rows-repeated="1048478" table:style-name="ro1">
          <table:table-cell table:number-columns-repeated="16384"/>
        </table:table-row>
      </table:table>
      <table:table table:name="EG-Misconduct" table:style-name="ta1">
        <table:table-column table:style-name="co24" table:default-cell-style-name="ce17"/>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27"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9"/>
        <table:table-column table:style-name="co8" table:number-columns-repeated="16363" table:default-cell-style-name="ce1"/>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81">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88"/>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5"/>
        </table:table-row>
        <table:table-row table:style-name="ro1">
          <table:table-cell office:value-type="float" office:value="18" table:style-name="ce3">
            <text:p>18</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Guilty of grave professional misconduct</text:p>
          </table:table-cell>
          <table:table-cell office:value-type="string" table:style-name="ce6">
            <text:p>Is the economic operator guilty of grave professional misconduct? Where applicable, see definitions in national law, the relevant notice or the procurement documen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514d3fde-1e3e-4dcd-b02a-9f984d5bbda3</text:p>
          </table:table-cell>
          <table:table-cell office:value-type="string" table:style-name="ce6">
            <text:p>CRITERION.EXCLUSION.MISCONDUCT.MC_PROFESSIONAL</text:p>
          </table:table-cell>
          <table:table-cell office:value-type="string" table:style-name="ce6">
            <text:p>REGULATED_EG-Misconduct_DS</text:p>
          </table:table-cell>
          <table:table-cell table:number-columns-repeated="16359" table:style-name="ce15"/>
        </table:table-row>
        <table:table-row table:style-name="ro1">
          <table:table-cell office:value-type="string" table:style-name="ce3">
            <text:p><text:s/></text:p>
          </table:table-cell>
          <table:table-cell office:value-type="string" table:style-name="ce8">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161">
            <text:p><text:s/></text:p>
          </table:table-cell>
          <table:table-cell office:value-type="string" table:style-name="ce8">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162">
            <text:p>ON*</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163">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2cbcf978-765c-40aa-996b-b1d082485cef</text:p>
          </table:table-cell>
          <table:table-cell office:value-type="string" table:style-name="ce164">
            <text:p>ONTRUE</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5f9f09f7-f701-432c-9fdc-c22c124a74c9</text:p>
          </table:table-cell>
          <table:table-cell office:value-type="string" table:style-name="ce164">
            <text:p>ONTRUE</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2" table:style-name="ce7"/>
          <table:table-cell office:value-type="string" table:style-name="ce7">
            <text:p><text:s/></text:p>
          </table:table-cell>
          <table:table-cell office:value-type="string" table:style-name="ce7">
            <text:p>Have you taken measures to demonstrate your reliability<text:s/></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3">
            <text:p>74e6c7b4-757b-4b40-ada6-fad6a997c310</text:p>
          </table:table-cell>
          <table:table-cell office:value-type="string" table:style-name="ce162">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1"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table:style-name="ce7"/>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13"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163">
            <text:p>ON*</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162">
            <text:p><text:s/></text:p>
          </table:table-cell>
          <table:table-cell table:style-name="ce7"/>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164">
            <text:p>ONTRUE</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163">
            <text:p><text:s/></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6">
            <text:p>CRITERION}</text:p>
          </table:table-cell>
          <table:table-cell table:number-columns-repeated="3" table:style-name="ce6"/>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19" table:style-name="ce3">
            <text:p>19</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greements with other economic operators aimed at distorting competition</text:p>
          </table:table-cell>
          <table:table-cell office:value-type="string" table:style-name="ce6">
            <text:p>Has the economic operator entered into agreements with other economic operators aimed at distorting competition?</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56d13e3d-76e8-4f23-8af6-13e60a2ee356</text:p>
          </table:table-cell>
          <table:table-cell office:value-type="string" table:style-name="ce6">
            <text:p>CRITERION.EXCLUSION.MISCONDUCT.MARKET_DISTORTION</text:p>
          </table:table-cell>
          <table:table-cell office:value-type="string" table:style-name="ce6">
            <text:p>REGULATED_EG-Misconduct_DS</text:p>
          </table:table-cell>
          <table:table-cell table:number-columns-repeated="16359" table:style-name="ce15"/>
        </table:table-row>
        <table:table-row table:style-name="ro1">
          <table:table-cell office:value-type="string" table:style-name="ce3">
            <text:p><text:s/></text:p>
          </table:table-cell>
          <table:table-cell office:value-type="string" table:style-name="ce8">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162">
            <text:p>ON*</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163">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7">
            <text:p><text:s/></text:p>
          </table:table-cell>
          <table:table-cell office:value-type="string" table:style-name="ce7">
            <text:p>2cbcf978-765c-40aa-996b-b1d082485cef</text:p>
          </table:table-cell>
          <table:table-cell office:value-type="string" table:style-name="ce164">
            <text:p>ONTRUE</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7">
            <text:p><text:s/></text:p>
          </table:table-cell>
          <table:table-cell office:value-type="string" table:style-name="ce7">
            <text:p>5f9f09f7-f701-432c-9fdc-c22c124a74c9</text:p>
          </table:table-cell>
          <table:table-cell office:value-type="string" table:style-name="ce164">
            <text:p>ONTRUE</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2" table:style-name="ce7"/>
          <table:table-cell office:value-type="string" table:style-name="ce7">
            <text:p><text:s/></text:p>
          </table:table-cell>
          <table:table-cell office:value-type="string" table:style-name="ce7">
            <text:p>Have you taken measures to demonstrate your reliability<text:s/></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5"/>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3">
            <text:p>74e6c7b4-757b-4b40-ada6-fad6a997c310</text:p>
          </table:table-cell>
          <table:table-cell office:value-type="string" table:style-name="ce162">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1"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69">
            <text:p>1</text:p>
          </table:table-cell>
          <table:table-cell office:value-type="string" table:style-name="ce7">
            <text:p>DESCRIPTION</text:p>
          </table:table-cell>
          <table:table-cell table:style-name="ce7"/>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2"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text:s/></text:p>
          </table:table-cell>
          <table:table-cell office:value-type="string" table:style-name="ce7">
            <text:p>QUESTION_SUBGROUP}</text:p>
          </table:table-cell>
          <table:table-cell table:number-columns-repeated="13"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43">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163">
            <text:p>ON*</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162">
            <text:p><text:s/></text:p>
          </table:table-cell>
          <table:table-cell table:style-name="ce7"/>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164">
            <text:p>ONTRUE</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163">
            <text:p><text:s/></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15"/>
          <table:table-cell table:number-columns-repeated="16358" table:style-name="ce4"/>
        </table:table-row>
        <table:table-row table:number-rows-repeated="1048532" table:style-name="ro1">
          <table:table-cell table:number-columns-repeated="16384"/>
        </table:table-row>
      </table:table>
      <table:table table:name="EG-Conflict_of_interest" table:style-name="ta1">
        <table:table-column table:style-name="co24" table:default-cell-style-name="ce17"/>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27" table:number-columns-repeated="7" table:default-cell-style-name="ce1" table:visibility="collapse"/>
        <table:table-column table:style-name="co9" table:default-cell-style-name="ce1"/>
        <table:table-column table:style-name="co8" table:number-columns-repeated="6" table:default-cell-style-name="ce1"/>
        <table:table-column table:style-name="co28" table:default-cell-style-name="ce1"/>
        <table:table-column table:style-name="co8" table:number-columns-repeated="16360" table:default-cell-style-name="ce1"/>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81">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44">
            <text:p>20</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Conflict of interest due to its participation in the procurement procedure</text:p>
          </table:table-cell>
          <table:table-cell office:value-type="string" table:style-name="ce46">
            <text:p>Is the economic operator aware of any conflict of interest, as indicated in national law, the relevant notice or in the ESPD, the relevant notice or due to its participation in the procurement procedur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b1b5ac18-f393-4280-9659-1367943c1a2e</text:p>
          </table:table-cell>
          <table:table-cell office:value-type="string" table:style-name="ce46">
            <text:p>CRITERION.EXCLUSION.CONFLICT_OF_INTEREST.PROCEDURE_PARTICIPATION</text:p>
          </table:table-cell>
          <table:table-cell office:value-type="string" table:style-name="ce46">
            <text:p>REGULATED_EG-Conflict_of_interest_DS</text:p>
          </table:table-cell>
          <table:table-cell table:number-columns-repeated="16359" table:style-name="ce4"/>
        </table:table-row>
        <table:table-row table:style-name="ro1">
          <table:table-cell office:value-type="string" table:style-name="ce44">
            <text:p><text:s/></text:p>
          </table:table-cell>
          <table:table-cell office:value-type="string" table:style-name="ce43">
            <text:p><text:s/></text:p>
          </table:table-cell>
          <table:table-cell office:value-type="string" table:style-name="ce47">
            <text:p>{LEGISLAT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15"/>
          <table:table-cell table:number-columns-repeated="16358"/>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67362ec7-cec3-4cb8-a38e-5d7a2a31e6d8</text:p>
          </table:table-cell>
          <table:table-cell office:value-type="string" table:style-name="ce49">
            <text:p>ON*</text:p>
          </table:table-cell>
          <table:table-cell office:value-type="string" table:style-name="ce49">
            <text:p><text:s/></text:p>
          </table:table-cell>
          <table:table-cell table:number-columns-repeated="16359" table:style-name="ce4"/>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Your answer</text:p>
          </table:table-cell>
          <table:table-cell office:value-type="string" table:style-name="ce7">
            <text:p>[Response value]</text:p>
          </table:table-cell>
          <table:table-cell office:value-type="float" office:value="1" table:style-name="ce49">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9">
            <text:p><text:s/></text:p>
          </table:table-cell>
          <table:table-cell table:number-columns-repeated="16359" table:style-name="ce4"/>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4"/>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73f0fe4c-4ed9-4343-8096-d898cf200146</text:p>
          </table:table-cell>
          <table:table-cell office:value-type="string" table:style-name="ce48">
            <text:p><text:s/>ONTRUE</text:p>
          </table:table-cell>
          <table:table-cell office:value-type="string" table:style-name="ce48">
            <text:p><text:s/></text:p>
          </table:table-cell>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4">
            <text:p><text:s/></text:p>
          </table:table-cell>
          <table:table-cell office:value-type="string" table:style-name="ce43">
            <text:p>{QUESTION}</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Please describe them</text:p>
          </table:table-cell>
          <table:table-cell office:value-type="string" table:style-name="ce7">
            <text:p>[Response value]</text:p>
          </table:table-cell>
          <table:table-cell office:value-type="float" office:value="1" table:style-name="ce48">
            <text:p>1</text:p>
          </table:table-cell>
          <table:table-cell office:value-type="string" table:style-name="ce48">
            <text:p>DESCRIPTION</text:p>
          </table:table-cell>
          <table:table-cell table:style-name="ce48"/>
          <table:table-cell office:value-type="string" table:style-name="ce48">
            <text:p><text:s/></text:p>
          </table:table-cell>
          <table:table-cell office:value-type="string" table:style-name="ce48">
            <text:p><text:s/></text:p>
          </table:table-cell>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44">
            <text:p><text:s/></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4"/>
        </table:table-row>
        <table:table-row table:style-name="ro1">
          <table:table-cell office:value-type="float" office:value="21" table:style-name="ce44">
            <text:p>21</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Direct or indirect involvement in the preparation of this procurement procedure</text:p>
          </table:table-cell>
          <table:table-cell office:value-type="string" table:style-name="ce46">
            <text:p>Has the economic operator or an undertaking related to it advised the contracting authority or contracting entity or otherwise been involved in the preparation of the procurement procedur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61874050-5130-4f1c-a174-720939c7b483</text:p>
          </table:table-cell>
          <table:table-cell office:value-type="string" table:style-name="ce46">
            <text:p>CRITERION.EXCLUSION.CONFLICT_OF_INTEREST.PROCEDURE_PREPARATION</text:p>
          </table:table-cell>
          <table:table-cell office:value-type="string" table:style-name="ce46">
            <text:p>REGULATED_EG-Conflict_of_interest_DS</text:p>
          </table:table-cell>
          <table:table-cell table:number-columns-repeated="16359" table:style-name="ce4"/>
        </table:table-row>
        <table:table-row table:style-name="ro1">
          <table:table-cell office:value-type="string" table:style-name="ce44">
            <text:p><text:s/></text:p>
          </table:table-cell>
          <table:table-cell office:value-type="string" table:style-name="ce43">
            <text:p><text:s/></text:p>
          </table:table-cell>
          <table:table-cell office:value-type="string" table:style-name="ce47">
            <text:p>{LEGISLATION}</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15"/>
          <table:table-cell table:number-columns-repeated="16358"/>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67362ec7-cec3-4cb8-a38e-5d7a2a31e6d8</text:p>
          </table:table-cell>
          <table:table-cell office:value-type="string" table:style-name="ce49">
            <text:p>ON*</text:p>
          </table:table-cell>
          <table:table-cell office:value-type="string" table:style-name="ce49">
            <text:p><text:s/></text:p>
          </table:table-cell>
          <table:table-cell table:number-columns-repeated="16359" table:style-name="ce4"/>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Your answer</text:p>
          </table:table-cell>
          <table:table-cell office:value-type="string" table:style-name="ce7">
            <text:p>[Response value]</text:p>
          </table:table-cell>
          <table:table-cell office:value-type="float" office:value="1" table:style-name="ce49">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9">
            <text:p><text:s/></text:p>
          </table:table-cell>
          <table:table-cell table:number-columns-repeated="16359" table:style-name="ce4"/>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4"/>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73f0fe4c-4ed9-4343-8096-d898cf200146</text:p>
          </table:table-cell>
          <table:table-cell office:value-type="string" table:style-name="ce48">
            <text:p><text:s/>ONTRUE</text:p>
          </table:table-cell>
          <table:table-cell office:value-type="string" table:style-name="ce48">
            <text:p><text:s/></text:p>
          </table:table-cell>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4">
            <text:p><text:s/></text:p>
          </table:table-cell>
          <table:table-cell office:value-type="string" table:style-name="ce43">
            <text:p>{QUESTION}</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Please describe them</text:p>
          </table:table-cell>
          <table:table-cell office:value-type="string" table:style-name="ce7">
            <text:p>[Response value]</text:p>
          </table:table-cell>
          <table:table-cell office:value-type="float" office:value="1" table:style-name="ce48">
            <text:p>1</text:p>
          </table:table-cell>
          <table:table-cell office:value-type="string" table:style-name="ce48">
            <text:p>DESCRIPTION</text:p>
          </table:table-cell>
          <table:table-cell table:style-name="ce48"/>
          <table:table-cell office:value-type="string" table:style-name="ce48">
            <text:p><text:s/></text:p>
          </table:table-cell>
          <table:table-cell office:value-type="string" table:style-name="ce48">
            <text:p><text:s/></text:p>
          </table:table-cell>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table-row>
        <table:table-row table:style-name="ro1">
          <table:table-cell office:value-type="string" table:style-name="ce44">
            <text:p><text:s/></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4"/>
        </table:table-row>
        <table:table-row table:number-rows-repeated="2" table:style-name="ro1">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0" table:style-name="ce44"/>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3">
        <table:table-column table:style-name="co24" table:default-cell-style-name="ce3"/>
        <table:table-column table:style-name="co2" table:number-columns-repeated="6" table:default-cell-style-name="ce4"/>
        <table:table-column table:style-name="co25" table:default-cell-style-name="ce4"/>
        <table:table-column table:style-name="co26" table:default-cell-style-name="ce4" table:visibility="collapse"/>
        <table:table-column table:style-name="co27" table:number-columns-repeated="7" table:default-cell-style-name="ce4" table:visibility="collapse"/>
        <table:table-column table:style-name="co9" table:default-cell-style-name="ce4"/>
        <table:table-column table:style-name="co8" table:number-columns-repeated="16367" table:default-cell-style-name="ce4"/>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81">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3">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arly termination, damages or other comparable sanctions</text:p>
          </table:table-cell>
          <table:table-cell office:value-type="string" table:style-name="ce6">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14"/>
          <table:table-cell office:value-type="string" table:style-name="ce6">
            <text:p><text:s/></text:p>
          </table:table-cell>
          <table:table-cell office:value-type="string" table:style-name="ce6">
            <text:p><text:s/></text:p>
          </table:table-cell>
          <table:table-cell office:value-type="string" table:style-name="ce6">
            <text:p>3293e92b-7f3e-42f1-bee6-a7641bb04251</text:p>
          </table:table-cell>
          <table:table-cell office:value-type="string" table:style-name="ce6">
            <text:p>CRITERION.EXCLUSION.CONFLICT_OF_INTEREST.EARLY_TERMINATION</text:p>
          </table:table-cell>
          <table:table-cell office:value-type="string" table:style-name="ce6">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67362ec7-cec3-4cb8-a38e-5d7a2a31e6d8</text:p>
          </table:table-cell>
          <table:table-cell office:value-type="string" table:style-name="ce162">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7">
            <text:p>[Response value]</text:p>
          </table:table-cell>
          <table:table-cell office:value-type="float" office:value="1" table:style-name="ce7">
            <text:p>1</text:p>
          </table:table-cell>
          <table:table-cell office:value-type="string" table:style-name="ce9">
            <text:p>INDICATOR</text:p>
          </table:table-cell>
          <table:table-cell office:value-type="string" table:style-name="ce9">
            <text:p><text:s/></text:p>
          </table:table-cell>
          <table:table-cell office:value-type="string" table:style-name="ce163">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0..1</text:p>
          </table:table-cell>
          <table:table-cell office:value-type="string" table:style-name="ce7">
            <text:p><text:s/></text:p>
          </table:table-cell>
          <table:table-cell office:value-type="string" table:style-name="ce7">
            <text:p>73f0fe4c-4ed9-4343-8096-d898cf200146</text:p>
          </table:table-cell>
          <table:table-cell office:value-type="string" table:style-name="ce164">
            <text:p>ONTRUE</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describe them</text:p>
          </table:table-cell>
          <table:table-cell office:value-type="string" table:style-name="ce7">
            <text:p>[Response value]</text:p>
          </table:table-cell>
          <table:table-cell office:value-type="float" office:value="1" table:style-name="ce7">
            <text:p>1</text:p>
          </table:table-cell>
          <table:table-cell office:value-type="string" table:style-name="ce7">
            <text:p>DESCRIPTION</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1">
            <text:p>{QUESTION_SUBGROUP</text:p>
          </table:table-cell>
          <table:table-cell table:number-columns-repeated="12"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0..1</text:p>
          </table:table-cell>
          <table:table-cell office:value-type="string" table:style-name="ce51">
            <text:p><text:s/></text:p>
          </table:table-cell>
          <table:table-cell office:value-type="string" table:style-name="ce52">
            <text:p>20c5361b-7599-4ee6-b030-7f8323174d1e</text:p>
          </table:table-cell>
          <table:table-cell office:value-type="string" table:style-name="ce160">
            <text:p>ON*</text:p>
          </table:table-cell>
          <table:table-cell table:style-name="ce4"/>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1">
            <text:p><text:s/></text:p>
          </table:table-cell>
          <table:table-cell office:value-type="string" table:style-name="ce51">
            <text:p>{QUESTION}</text:p>
          </table:table-cell>
          <table:table-cell table:number-columns-repeated="11" table:style-name="ce51"/>
          <table:table-cell office:value-type="string" table:style-name="ce51">
            <text:p><text:s/></text:p>
          </table:table-cell>
          <table:table-cell office:value-type="string" table:style-name="ce51">
            <text:p>Have you taken measures to demonstrate your reliability (Self-Cleaning)?</text:p>
          </table:table-cell>
          <table:table-cell office:value-type="string" table:style-name="ce7">
            <text:p>[Response value]</text:p>
          </table:table-cell>
          <table:table-cell office:value-type="float" office:value="1" table:style-name="ce51">
            <text:p>1</text:p>
          </table:table-cell>
          <table:table-cell office:value-type="string" table:style-name="ce51">
            <text:p>INDICATOR</text:p>
          </table:table-cell>
          <table:table-cell table:style-name="ce52"/>
          <table:table-cell office:value-type="string" table:style-name="ce160">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1">
            <text:p><text:s/></text:p>
          </table:table-cell>
          <table:table-cell office:value-type="string" table:style-name="ce51">
            <text:p>{QUESTION_SUBGROUP</text:p>
          </table:table-cell>
          <table:table-cell table:number-columns-repeated="11" table:style-name="ce51"/>
          <table:table-cell office:value-type="string" table:style-name="ce51">
            <text:p><text:s/></text:p>
          </table:table-cell>
          <table:table-cell table:number-columns-repeated="2" table:style-name="ce52"/>
          <table:table-cell office:value-type="string" table:style-name="ce52">
            <text:p>0..1</text:p>
          </table:table-cell>
          <table:table-cell table:style-name="ce52"/>
          <table:table-cell office:value-type="string" table:style-name="ce52">
            <text:p>74e6c7b4-757b-4b40-ada6-fad6a997c310</text:p>
          </table:table-cell>
          <table:table-cell office:value-type="string" table:style-name="ce164">
            <text:p>ONTRUE</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1">
            <text:p><text:s/></text:p>
          </table:table-cell>
          <table:table-cell office:value-type="string" table:style-name="ce51">
            <text:p><text:s/></text:p>
          </table:table-cell>
          <table:table-cell office:value-type="string" table:style-name="ce51">
            <text:p>{QUESTION}</text:p>
          </table:table-cell>
          <table:table-cell table:number-columns-repeated="10" table:style-name="ce51"/>
          <table:table-cell office:value-type="string" table:style-name="ce51">
            <text:p><text:s/></text:p>
          </table:table-cell>
          <table:table-cell office:value-type="string" table:style-name="ce51">
            <text:p>Please describe them</text:p>
          </table:table-cell>
          <table:table-cell office:value-type="string" table:style-name="ce7">
            <text:p>[Response value]</text:p>
          </table:table-cell>
          <table:table-cell office:value-type="float" office:value="1" table:style-name="ce51">
            <text:p>1</text:p>
          </table:table-cell>
          <table:table-cell office:value-type="string" table:style-name="ce51">
            <text:p>DESCRIPTION</text:p>
          </table:table-cell>
          <table:table-cell office:value-type="string" table:style-name="ce51">
            <text:p><text:s/></text:p>
          </table:table-cell>
          <table:table-cell office:value-type="string" table:style-name="ce160">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1">
            <text:p><text:s/></text:p>
          </table:table-cell>
          <table:table-cell office:value-type="string" table:style-name="ce51">
            <text:p>QUESTION_SUBGROUP}</text:p>
          </table:table-cell>
          <table:table-cell table:number-columns-repeated="11"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160">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1">
            <text:p>QUESTION_SUBGROUP}</text:p>
          </table:table-cell>
          <table:table-cell table:number-columns-repeated="12" table:style-name="ce51"/>
          <table:table-cell office:value-type="string" table:style-name="ce51">
            <text:p><text:s/></text:p>
          </table:table-cell>
          <table:table-cell office:value-type="string" table:style-name="ce51">
            <text:p><text:s/></text:p>
          </table:table-cell>
          <table:table-cell table:style-name="ce51"/>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160">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table:style-name="ce3"/>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163">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162">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164">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163">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162">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57"/>
        <table:table-column table:style-name="co2" table:number-columns-repeated="3" table:default-cell-style-name="ce53"/>
        <table:table-column table:style-name="co25" table:default-cell-style-name="ce53"/>
        <table:table-column table:style-name="co26" table:number-columns-repeated="4" table:default-cell-style-name="ce53" table:visibility="collapse"/>
        <table:table-column table:style-name="co27" table:number-columns-repeated="7" table:default-cell-style-name="ce53" table:visibility="collapse"/>
        <table:table-column table:style-name="co9" table:default-cell-style-name="ce53"/>
        <table:table-column table:style-name="co8" table:number-columns-repeated="16367" table:default-cell-style-name="ce53"/>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81">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3">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53"/>
          <table:table-cell table:number-columns-repeated="16358" table:style-name="ce54"/>
        </table:table-row>
        <table:table-row table:style-name="ro1">
          <table:table-cell office:value-type="float" office:value="23" table:style-name="ce44">
            <text:p>23</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Guilty of misinterpretation, withheld information, unable to provide required documents and obtained confidential information of this procedure</text:p>
          </table:table-cell>
          <table:table-cell office:value-type="string" table:style-name="ce46">
            <text:p>Can the economic operator confirm that:</text:p>
          </table:table-cell>
          <table:table-cell table:style-name="ce114"/>
          <table:table-cell office:value-type="string" table:style-name="ce46">
            <text:p><text:s/></text:p>
          </table:table-cell>
          <table:table-cell office:value-type="string" table:style-name="ce46">
            <text:p><text:s/></text:p>
          </table:table-cell>
          <table:table-cell office:value-type="string" table:style-name="ce55">
            <text:p>696a75b2-6107-428f-8b74-82affb67e184</text:p>
          </table:table-cell>
          <table:table-cell office:value-type="string" table:style-name="ce46">
            <text:p>CRITERION.EXCLUSION.CONFLICT_OF_INTEREST.MISINTERPRETATION</text:p>
          </table:table-cell>
          <table:table-cell office:value-type="string" table:style-name="ce110">
            <text:p>REGULATED_EG-Misinterpretation_DS</text:p>
          </table:table-cell>
          <table:table-cell table:style-name="ce53"/>
          <table:table-cell table:number-columns-repeated="16358" table:style-name="ce54"/>
        </table:table-row>
        <table:table-row table:style-name="ro1">
          <table:table-cell table:style-name="ce44"/>
          <table:table-cell office:value-type="string" table:style-name="ce46">
            <text:p>{ADDITIONAL_DESCRIPTION_LINE}</text:p>
          </table:table-cell>
          <table:table-cell table:number-columns-repeated="16" table:style-name="ce46"/>
          <table:table-cell office:value-type="string" table:style-name="ce46">
            <text:p>a) It has been guilty of serious misrepresentation in supplying the information required for the verification of the absence of grounds for exclusion or the fulfilment of the selection criteria,</text:p>
          </table:table-cell>
          <table:table-cell table:number-columns-repeated="3" table:style-name="ce46"/>
          <table:table-cell table:style-name="ce55"/>
          <table:table-cell table:style-name="ce46"/>
          <table:table-cell office:value-type="string" table:style-name="ce18">
            <text:p>BEWARE THAT IN THIS CASE, THE CRITERION DESCRIPTION IS SPLIT IN THREE LINES. THIS WILL GENERATE THREE DESCRIPTION ELEMENTS IN THE XML INSTANCE (THE UBL-2.2 XSD SCHEMA DOES ALWAY CATTER FOR 0..n DESCRIPTION LINES.</text:p>
          </table:table-cell>
          <table:table-cell table:style-name="ce53"/>
          <table:table-cell table:number-columns-repeated="16358" table:style-name="ce54"/>
        </table:table-row>
        <table:table-row table:style-name="ro1">
          <table:table-cell table:style-name="ce44"/>
          <table:table-cell office:value-type="string" table:style-name="ce46">
            <text:p>{ADDITIONAL_DESCRIPTION_LINE}</text:p>
          </table:table-cell>
          <table:table-cell table:number-columns-repeated="16" table:style-name="ce46"/>
          <table:table-cell office:value-type="string" table:style-name="ce46">
            <text:p>b) It has withheld such information,</text:p>
          </table:table-cell>
          <table:table-cell table:number-columns-repeated="3" table:style-name="ce46"/>
          <table:table-cell table:style-name="ce55"/>
          <table:table-cell table:number-columns-repeated="2" table:style-name="ce46"/>
          <table:table-cell table:style-name="ce53"/>
          <table:table-cell table:number-columns-repeated="16358" table:style-name="ce54"/>
        </table:table-row>
        <table:table-row table:style-name="ro1">
          <table:table-cell table:style-name="ce44"/>
          <table:table-cell office:value-type="string" table:style-name="ce46">
            <text:p>{ADDITIONAL_DESCRIPTION_LINE}</text:p>
          </table:table-cell>
          <table:table-cell table:number-columns-repeated="16" table:style-name="ce46"/>
          <table:table-cell office:value-type="string" table:style-name="ce46">
            <text:p>c) It has not been able, without delay, to submit the supporting documents required by a contracting authority or contracting entity, and</text:p>
          </table:table-cell>
          <table:table-cell table:number-columns-repeated="3" table:style-name="ce46"/>
          <table:table-cell table:style-name="ce55"/>
          <table:table-cell table:number-columns-repeated="2" table:style-name="ce46"/>
          <table:table-cell office:value-type="string" table:style-name="ce53">
            <text:p><text:s/></text:p>
          </table:table-cell>
          <table:table-cell table:number-columns-repeated="16358" table:style-name="ce54"/>
        </table:table-row>
        <table:table-row table:style-name="ro1">
          <table:table-cell table:style-name="ce44"/>
          <table:table-cell office:value-type="string" table:style-name="ce157">
            <text:p>{ADDITIONAL_DESCRIPTION_LINE}</text:p>
          </table:table-cell>
          <table:table-cell table:number-columns-repeated="2" table:style-name="ce157"/>
          <table:table-cell office:value-type="string" table:style-name="ce157">
            <text:p><text:s/></text:p>
          </table:table-cell>
          <table:table-cell table:number-columns-repeated="13" table:style-name="ce157"/>
          <table:table-cell office:value-type="string" table:style-name="ce157">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7"/>
          <table:table-cell table:style-name="ce158"/>
          <table:table-cell table:style-name="ce157"/>
          <table:table-cell table:style-name="ce159"/>
          <table:table-cell table:style-name="ce157"/>
          <table:table-cell table:style-name="ce46"/>
          <table:table-cell office:value-type="string" table:style-name="ce53">
            <text:p><text:s text:c="2"/></text:p>
          </table:table-cell>
          <table:table-cell table:number-columns-repeated="16358" table:style-name="ce54"/>
        </table:table-row>
        <table:table-row table:style-name="ro1">
          <table:table-cell office:value-type="string" table:style-name="ce44">
            <text:p><text:s/></text:p>
          </table:table-cell>
          <table:table-cell office:value-type="string" table:style-name="ce49">
            <text:p><text:s/></text:p>
          </table:table-cell>
          <table:table-cell office:value-type="string" table:style-name="ce8">
            <text:p>{LEGISLATION}</text:p>
          </table:table-cell>
          <table:table-cell table:number-columns-repeated="2" table:style-name="ce8"/>
          <table:table-cell office:value-type="string" table:style-name="ce8">
            <text:p><text:s/></text:p>
          </table:table-cell>
          <table:table-cell office:value-type="string" table:style-name="ce8">
            <text:p><text:s/></text:p>
          </table:table-cell>
          <table:table-cell table:number-columns-repeated="11" table:style-name="ce8"/>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5"/>
          <table:table-cell table:number-columns-repeated="16358" table:style-name="ce54"/>
        </table:table-row>
        <table:table-row table:style-name="ro1">
          <table:table-cell office:value-type="string" table:style-name="ce44">
            <text:p><text:s/></text:p>
          </table:table-cell>
          <table:table-cell office:value-type="string" table:style-name="ce48">
            <text:p><text:s/></text:p>
          </table:table-cell>
          <table:table-cell office:value-type="string" table:style-name="ce49">
            <text:p>{QUESTION_GROUP</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text:s/></text:p>
          </table:table-cell>
          <table:table-cell table:style-name="ce49"/>
          <table:table-cell office:value-type="float" office:value="1" table:style-name="ce128">
            <text:p>1</text:p>
          </table:table-cell>
          <table:table-cell office:value-type="string" table:style-name="ce49">
            <text:p><text:s/></text:p>
          </table:table-cell>
          <table:table-cell office:value-type="string" table:style-name="ce49">
            <text:p>f3a6836d-2de2-4cd1-81ca-fb06178d05c5</text:p>
          </table:table-cell>
          <table:table-cell office:value-type="string" table:style-name="ce49">
            <text:p>ON*</text:p>
          </table:table-cell>
          <table:table-cell office:value-type="string" table:style-name="ce56">
            <text:p><text:s/></text:p>
          </table:table-cell>
          <table:table-cell table:style-name="ce53"/>
          <table:table-cell table:number-columns-repeated="16358" table:style-name="ce54"/>
        </table:table-row>
        <table:table-row table:style-name="ro1">
          <table:table-cell office:value-type="string" table:style-name="ce44">
            <text:p><text:s/></text:p>
          </table:table-cell>
          <table:table-cell office:value-type="string" table:style-name="ce48">
            <text:p><text:s/></text:p>
          </table:table-cell>
          <table:table-cell office:value-type="string" table:style-name="ce49">
            <text:p><text:s/></text:p>
          </table:table-cell>
          <table:table-cell office:value-type="string" table:style-name="ce49">
            <text:p>{QUESTION}</text:p>
          </table:table-cell>
          <table:table-cell table:style-name="ce49"/>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Your answer</text:p>
          </table:table-cell>
          <table:table-cell office:value-type="string" table:style-name="ce7">
            <text:p>[Response value]</text:p>
          </table:table-cell>
          <table:table-cell office:value-type="float" office:value="1" table:style-name="ce128">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6">
            <text:p><text:s/></text:p>
          </table:table-cell>
          <table:table-cell table:style-name="ce53"/>
          <table:table-cell table:number-columns-repeated="16358" table:style-name="ce54"/>
        </table:table-row>
        <table:table-row table:style-name="ro1">
          <table:table-cell office:value-type="string" table:style-name="ce57">
            <text:p><text:s/></text:p>
          </table:table-cell>
          <table:table-cell office:value-type="string" table:style-name="ce58">
            <text:p><text:s/></text:p>
          </table:table-cell>
          <table:table-cell office:value-type="string" table:style-name="ce49">
            <text:p>QUESTION_GROUP}</text:p>
          </table:table-cell>
          <table:table-cell table:number-columns-repeated="2" table:style-name="ce58"/>
          <table:table-cell office:value-type="string" table:style-name="ce58">
            <text:p><text:s/></text:p>
          </table:table-cell>
          <table:table-cell office:value-type="string" table:style-name="ce58">
            <text:p><text:s/></text:p>
          </table:table-cell>
          <table:table-cell table:number-columns-repeated="11" table:style-name="ce58"/>
          <table:table-cell office:value-type="string" table:style-name="ce58">
            <text:p><text:s/></text:p>
          </table:table-cell>
          <table:table-cell table:style-name="ce58"/>
          <table:table-cell office:value-type="string" table:style-name="ce115">
            <text:p><text:s/></text:p>
          </table:table-cell>
          <table:table-cell office:value-type="string" table:style-name="ce58">
            <text:p><text:s/></text:p>
          </table:table-cell>
          <table:table-cell office:value-type="string" table:style-name="ce58">
            <text:p><text:s/></text:p>
          </table:table-cell>
          <table:table-cell office:value-type="string" table:style-name="ce58">
            <text:p><text:s/></text:p>
          </table:table-cell>
          <table:table-cell office:value-type="string" table:style-name="ce56">
            <text:p><text:s/></text:p>
          </table:table-cell>
          <table:table-cell table:style-name="ce53"/>
          <table:table-cell table:number-columns-repeated="16358" table:style-name="ce54"/>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44">
            <text:p><text:s/></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table:style-name="ce46"/>
          <table:table-cell office:value-type="string" table:style-name="ce114">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45"/>
        </table:table-row>
        <table:table-row table:number-rows-repeated="1048558" table:style-name="ro1">
          <table:table-cell table:number-columns-repeated="16384"/>
        </table:table-row>
      </table:table>
      <table:table table:name="EG-Purely_national" table:style-name="ta4">
        <table:table-column table:style-name="co5" table:default-cell-style-name="ce73"/>
        <table:table-column table:style-name="co2" table:number-columns-repeated="5" table:default-cell-style-name="ce73"/>
        <table:table-column table:style-name="co25" table:default-cell-style-name="ce73"/>
        <table:table-column table:style-name="co26" table:number-columns-repeated="2" table:default-cell-style-name="ce73" table:visibility="collapse"/>
        <table:table-column table:style-name="co27" table:number-columns-repeated="7" table:default-cell-style-name="ce73" table:visibility="collapse"/>
        <table:table-column table:style-name="co9" table:default-cell-style-name="ce73"/>
        <table:table-column table:style-name="co8" table:number-columns-repeated="16367" table:default-cell-style-name="ce73"/>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81">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71"/>
        </table:table-row>
        <table:table-row table:style-name="ro1">
          <table:table-cell office:value-type="string" table:style-name="ce72">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63">
            <text:p>Value</text:p>
          </table:table-cell>
          <table:table-cell office:value-type="string" table:style-name="ce24">
            <text:p>Cardinality</text:p>
          </table:table-cell>
          <table:table-cell office:value-type="string" table:style-name="ce25">
            <text:p>Property Data Type</text:p>
          </table:table-cell>
          <table:table-cell office:value-type="string" table:style-name="ce25">
            <text:p>Element UUID</text:p>
          </table:table-cell>
          <table:table-cell office:value-type="string" table:style-name="ce24">
            <text:p>Element Code</text:p>
          </table:table-cell>
          <table:table-cell office:value-type="string" table:style-name="ce24">
            <text:p>Comment</text:p>
          </table:table-cell>
          <table:table-cell table:number-columns-repeated="16359" table:style-name="ce73"/>
        </table:table-row>
        <table:table-row table:style-name="ro1">
          <table:table-cell office:value-type="float" office:value="24" table:style-name="ce72">
            <text:p>24</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Purely national exclusion grounds</text:p>
          </table:table-cell>
          <table:table-cell office:value-type="string" table:style-name="ce42">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14"/>
          <table:table-cell office:value-type="string" table:style-name="ce42">
            <text:p><text:s/></text:p>
          </table:table-cell>
          <table:table-cell office:value-type="string" table:style-name="ce42">
            <text:p><text:s/></text:p>
          </table:table-cell>
          <table:table-cell office:value-type="string" table:style-name="ce42">
            <text:p>63adb07d-db1b-4ef0-a14e-a99785cf8cf6</text:p>
          </table:table-cell>
          <table:table-cell office:value-type="string" table:style-name="ce42">
            <text:p>CRITERION.EXCLUSION.NATIONAL.OTHER</text:p>
          </table:table-cell>
          <table:table-cell office:value-type="string" table:style-name="ce42">
            <text:p>REGULATED_EG-Purely_national_D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60">
            <text:p>{QUESTION_GROUP</text:p>
          </table:table-cell>
          <table:table-cell table:style-name="ce60"/>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109">
            <text:p><text:s/></text:p>
          </table:table-cell>
          <table:table-cell table:style-name="ce60"/>
          <table:table-cell office:value-type="float" office:value="1" table:style-name="ce60">
            <text:p>1</text:p>
          </table:table-cell>
          <table:table-cell office:value-type="string" table:style-name="ce93">
            <text:p><text:s/></text:p>
          </table:table-cell>
          <table:table-cell table:style-name="ce60"/>
          <table:table-cell office:value-type="string" table:style-name="ce93">
            <text:p>ON*</text:p>
          </table:table-cell>
          <table:table-cell table:style-name="ce60"/>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table:style-name="ce94"/>
          <table:table-cell office:value-type="string" table:style-name="ce60">
            <text:p>{QUESTION}</text:p>
          </table:table-cell>
          <table:table-cell table:style-name="ce60"/>
          <table:table-cell office:value-type="string" table:style-name="ce60">
            <text:p><text:s/></text:p>
          </table:table-cell>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0">
            <text:p>Your answer?</text:p>
          </table:table-cell>
          <table:table-cell office:value-type="string" table:style-name="ce94">
            <text:p>[Response value]</text:p>
          </table:table-cell>
          <table:table-cell office:value-type="float" office:value="1" table:style-name="ce94">
            <text:p>1</text:p>
          </table:table-cell>
          <table:table-cell office:value-type="string" table:style-name="ce94">
            <text:p>INDICATOR</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text:s/></text:p>
          </table:table-cell>
          <table:table-cell office:value-type="string" table:style-name="ce60">
            <text:p>{QUESTION_SUBGROUP</text:p>
          </table:table-cell>
          <table:table-cell table:number-columns-repeated="2" table:style-name="ce60"/>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0">
            <text:p><text:s/></text:p>
          </table:table-cell>
          <table:table-cell table:style-name="ce60"/>
          <table:table-cell office:value-type="string" table:style-name="ce60">
            <text:p>0..1</text:p>
          </table:table-cell>
          <table:table-cell office:value-type="string" table:style-name="ce60">
            <text:p><text:s/></text:p>
          </table:table-cell>
          <table:table-cell office:value-type="string" table:style-name="ce94">
            <text:p>41748296-9179-48b3-983f-964fb6127d46</text:p>
          </table:table-cell>
          <table:table-cell office:value-type="string" table:style-name="ce60">
            <text:p>ON*</text:p>
          </table:table-cell>
          <table:table-cell office:value-type="string" table:style-name="ce60">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QUESTION}</text:p>
          </table:table-cell>
          <table:table-cell table:style-name="ce60"/>
          <table:table-cell office:value-type="string" table:style-name="ce60">
            <text:p><text:s/></text:p>
          </table:table-cell>
          <table:table-cell table:number-columns-repeated="10" table:style-name="ce60"/>
          <table:table-cell office:value-type="string" table:style-name="ce60">
            <text:p><text:s/></text:p>
          </table:table-cell>
          <table:table-cell office:value-type="string" table:style-name="ce60">
            <text:p>Have you taken measures to demonstrate your reliability (Self-Cleaning)?</text:p>
          </table:table-cell>
          <table:table-cell office:value-type="string" table:style-name="ce94">
            <text:p>[Response value]</text:p>
          </table:table-cell>
          <table:table-cell office:value-type="float" office:value="1" table:style-name="ce60">
            <text:p>1</text:p>
          </table:table-cell>
          <table:table-cell office:value-type="string" table:style-name="ce60">
            <text:p>DESCRIPTION</text:p>
          </table:table-cell>
          <table:table-cell table:style-name="ce94"/>
          <table:table-cell office:value-type="string" table:style-name="ce60">
            <text:p><text:s/></text:p>
          </table:table-cell>
          <table:table-cell office:value-type="string" table:style-name="ce60">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QUESTION_SUBGROUP</text:p>
          </table:table-cell>
          <table:table-cell table:style-name="ce60"/>
          <table:table-cell office:value-type="string" table:style-name="ce60">
            <text:p><text:s/></text:p>
          </table:table-cell>
          <table:table-cell table:number-columns-repeated="10" table:style-name="ce60"/>
          <table:table-cell office:value-type="string" table:style-name="ce60">
            <text:p><text:s/></text:p>
          </table:table-cell>
          <table:table-cell table:number-columns-repeated="2" table:style-name="ce94"/>
          <table:table-cell office:value-type="string" table:style-name="ce94">
            <text:p>0..1</text:p>
          </table:table-cell>
          <table:table-cell table:style-name="ce94"/>
          <table:table-cell office:value-type="string" table:style-name="ce94">
            <text:p>3fa51985-630a-4f73-a1d6-032a36cba292</text:p>
          </table:table-cell>
          <table:table-cell office:value-type="string" table:style-name="ce60">
            <text:p><text:s/>ONTRUE</text:p>
          </table:table-cell>
          <table:table-cell office:value-type="string" table:style-name="ce60">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QUESTION}</text:p>
          </table:table-cell>
          <table:table-cell table:number-columns-repeated="11" table:style-name="ce60"/>
          <table:table-cell office:value-type="string" table:style-name="ce60">
            <text:p><text:s/></text:p>
          </table:table-cell>
          <table:table-cell office:value-type="string" table:style-name="ce60">
            <text:p>Please describe them</text:p>
          </table:table-cell>
          <table:table-cell office:value-type="string" table:style-name="ce94">
            <text:p>[Response value]</text:p>
          </table:table-cell>
          <table:table-cell office:value-type="float" office:value="1" table:style-name="ce60">
            <text:p>1</text:p>
          </table:table-cell>
          <table:table-cell office:value-type="string" table:style-name="ce60">
            <text:p>DESCRIPT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QUESTION_SUBGROUP}</text:p>
          </table:table-cell>
          <table:table-cell table:number-columns-repeated="12" table:style-name="ce60"/>
          <table:table-cell office:value-type="string" table:style-name="ce60">
            <text:p><text:s/></text:p>
          </table:table-cell>
          <table:table-cell office:value-type="string" table:style-name="ce60">
            <text:p><text:s/></text:p>
          </table:table-cell>
          <table:table-cell table:style-name="ce60"/>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text:s/></text:p>
          </table:table-cell>
          <table:table-cell office:value-type="string" table:style-name="ce60">
            <text:p>QUESTION_SUBGROUP}</text:p>
          </table:table-cell>
          <table:table-cell table:number-columns-repeated="13" table:style-name="ce60"/>
          <table:table-cell office:value-type="string" table:style-name="ce60">
            <text:p><text:s/></text:p>
          </table:table-cell>
          <table:table-cell office:value-type="string" table:style-name="ce60">
            <text:p><text:s/></text:p>
          </table:table-cell>
          <table:table-cell table:style-name="ce60"/>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59" table:style-name="ce73"/>
        </table:table-row>
        <table:table-row table:style-name="ro1">
          <table:table-cell table:style-name="ce73"/>
          <table:table-cell office:value-type="string" table:style-name="ce60">
            <text:p><text:s/></text:p>
          </table:table-cell>
          <table:table-cell office:value-type="string" table:style-name="ce60">
            <text:p>QUESTION_GROUP}</text:p>
          </table:table-cell>
          <table:table-cell table:number-columns-repeated="14" table:style-name="ce60"/>
          <table:table-cell office:value-type="string" table:style-name="ce60">
            <text:p><text:s/></text:p>
          </table:table-cell>
          <table:table-cell office:value-type="string" table:style-name="ce60">
            <text:p><text:s/></text:p>
          </table:table-cell>
          <table:table-cell table:style-name="ce60"/>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14" table:style-name="ce36"/>
          <table:table-cell office:value-type="string" table:style-name="ce36">
            <text:p><text:s/></text:p>
          </table:table-cell>
          <table:table-cell office:value-type="string" table:style-name="ce36">
            <text:p><text:s/></text:p>
          </table:table-cell>
          <table:table-cell table:style-name="ce36"/>
          <table:table-cell office:value-type="float" office:value="1" table:style-name="ce3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style-name="ce26"/>
          <table:table-cell table:number-columns-repeated="16358"/>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3"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94">
            <text:p>[Response value]</text:p>
          </table:table-cell>
          <table:table-cell office:value-type="float" office:value="1" table:style-name="ce3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style-name="ce26"/>
          <table:table-cell table:number-columns-repeated="16358"/>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3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style-name="ce26"/>
          <table:table-cell table:number-columns-repeated="16358"/>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number-columns-repeated="12" table:style-name="ce36"/>
          <table:table-cell office:value-type="string" table:style-name="ce36">
            <text:p><text:s/></text:p>
          </table:table-cell>
          <table:table-cell office:value-type="string" table:style-name="ce36">
            <text:p>Evidence supplied</text:p>
          </table:table-cell>
          <table:table-cell office:value-type="string" table:style-name="ce94">
            <text:p>[Response value]</text:p>
          </table:table-cell>
          <table:table-cell office:value-type="float" office:value="1" table:style-name="ce36">
            <text:p>1</text:p>
          </table:table-cell>
          <table:table-cell office:value-type="string" table:style-name="ce36">
            <text:p>EVIDENCE_IDENTIFIER</text:p>
          </table:table-cell>
          <table:table-cell table:style-name="ce38"/>
          <table:table-cell office:value-type="string" table:style-name="ce38">
            <text:p><text:s/></text:p>
          </table:table-cell>
          <table:table-cell office:value-type="string" table:style-name="ce38">
            <text:p><text:s/></text:p>
          </table:table-cell>
          <table:table-cell table:style-name="ce26"/>
          <table:table-cell table:number-columns-repeated="16358"/>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26"/>
          <table:table-cell table:number-columns-repeated="16358"/>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office:value-type="string" table:style-name="ce36">
            <text:p><text:s/></text:p>
          </table:table-cell>
          <table:table-cell table:number-columns-repeated="13"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26"/>
          <table:table-cell table:number-columns-repeated="16358"/>
        </table:table-row>
        <table:table-row table:style-name="ro1">
          <table:table-cell office:value-type="string" table:style-name="ce72">
            <text:p><text:s/></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style-name="ce26"/>
          <table:table-cell table:number-columns-repeated="16358"/>
        </table:table-row>
        <table:table-row table:number-rows-repeated="1048556" table:style-name="ro1">
          <table:table-cell table:number-columns-repeated="16384"/>
        </table:table-row>
      </table:table>
      <table:table table:name="SC-Suitability" table:style-name="ta1">
        <table:table-column table:style-name="co24" table:default-cell-style-name="ce3"/>
        <table:table-column table:style-name="co29" table:default-cell-style-name="ce4"/>
        <table:table-column table:style-name="co2" table:number-columns-repeated="3" table:default-cell-style-name="ce4"/>
        <table:table-column table:style-name="co25" table:default-cell-style-name="ce4"/>
        <table:table-column table:style-name="co26" table:number-columns-repeated="3" table:default-cell-style-name="ce4" table:visibility="collapse"/>
        <table:table-column table:style-name="co27" table:number-columns-repeated="7" table:default-cell-style-name="ce4" table:visibility="collapse"/>
        <table:table-column table:style-name="co9" table:default-cell-style-name="ce4"/>
        <table:table-column table:style-name="co8" table:default-cell-style-name="ce4"/>
        <table:table-column table:style-name="co30" table:default-cell-style-name="ce4"/>
        <table:table-column table:style-name="co8" table:default-cell-style-name="ce4"/>
        <table:table-column table:style-name="co31" table:default-cell-style-name="ce4" table:visibility="collapse"/>
        <table:table-column table:style-name="co8" table:number-columns-repeated="16363" table:default-cell-style-name="ce4"/>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81">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63"/>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3">
            <text:p>Value</text:p>
          </table:table-cell>
          <table:table-cell office:value-type="string" table:style-name="ce2">
            <text:p>Cardinality</text:p>
          </table:table-cell>
          <table:table-cell office:value-type="string" table:style-name="ce5">
            <text:p>Property Data Type</text:p>
          </table:table-cell>
          <table:table-cell office:value-type="string" table:style-name="ce5">
            <text:p>Element 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44">
            <text:p>25</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Enrolment in a relevant professional register</text:p>
          </table:table-cell>
          <table:table-cell office:value-type="string" table:style-name="ce46">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14"/>
          <table:table-cell office:value-type="string" table:style-name="ce46">
            <text:p><text:s/></text:p>
          </table:table-cell>
          <table:table-cell office:value-type="string" table:style-name="ce46">
            <text:p><text:s/></text:p>
          </table:table-cell>
          <table:table-cell office:value-type="string" table:style-name="ce46">
            <text:p>6ee55a59-6adb-4c3a-b89f-e62a7ad7be7f</text:p>
          </table:table-cell>
          <table:table-cell office:value-type="string" table:style-name="ce46">
            <text:p>CRITERION.SELECTION.SUITABILITY.PROFESSIONAL_REGISTER_ENROLMENT</text:p>
          </table:table-cell>
          <table:table-cell office:value-type="string" table:style-name="ce46">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83">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5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49">
            <text:p>1768de86-a6c8-48e4-bd8e-de2f2f7424d0</text:p>
          </table:table-cell>
          <table:table-cell office:value-type="string" table:style-name="ce50">
            <text:p>ON*</text:p>
          </table:table-cell>
          <table:table-cell table:style-name="ce49"/>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table:style-name="ce45"/>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Your answer?</text:p>
          </table:table-cell>
          <table:table-cell office:value-type="string" table:style-name="ce94">
            <text:p>[Response val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2"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61">
            <text:p>9026e403-3eb6-4705-a9e9-e21a1efc867d</text:p>
          </table:table-cell>
          <table:table-cell office:value-type="string" table:style-name="ce50">
            <text:p>ON*</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Is this information available electronically?</text:p>
          </table:table-cell>
          <table:table-cell office:value-type="string" table:style-name="ce94">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50">
            <text:p><text:s/></text:p>
          </table:table-cell>
          <table:table-cell office:value-type="string" table:style-name="ce49">
            <text:p><text:s/></text:p>
          </table:table-cell>
          <table:table-cell table:style-name="ce49"/>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0..1</text:p>
          </table:table-cell>
          <table:table-cell office:value-type="string" table:style-name="ce50">
            <text:p><text:s/></text:p>
          </table:table-cell>
          <table:table-cell office:value-type="string" table:style-name="ce49">
            <text:p>0a166f0a-0c5f-42b0-81e9-0fc9fa598a48</text:p>
          </table:table-cell>
          <table:table-cell office:value-type="string" table:style-name="ce49">
            <text:p>ONTRUE</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Evidence supplied</text:p>
          </table:table-cell>
          <table:table-cell office:value-type="string" table:style-name="ce94">
            <text:p>[Response value]</text:p>
          </table:table-cell>
          <table:table-cell office:value-type="float" office:value="1" table:style-name="ce49">
            <text:p>1</text:p>
          </table:table-cell>
          <table:table-cell office:value-type="string" table:style-name="ce49">
            <text:p>EVIDENCE_IDENTIFIER</text:p>
          </table:table-cell>
          <table:table-cell table:style-name="ce50"/>
          <table:table-cell office:value-type="string" table:style-name="ce50">
            <text:p><text:s/></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15"/>
          <table:table-cell table:number-columns-repeated="16358" table:style-name="ce1"/>
        </table:table-row>
        <table:table-row table:style-name="ro1">
          <table:table-cell office:value-type="float" office:value="26" table:style-name="ce44">
            <text:p>26</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Enrolment in a trade register</text:p>
          </table:table-cell>
          <table:table-cell office:value-type="string" table:style-name="ce46">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87b3fa26-3549-4f92-b8e0-3fd8f04bf5c7</text:p>
          </table:table-cell>
          <table:table-cell office:value-type="string" table:style-name="ce46">
            <text:p>CRITERION.SELECTION.SUITABILITY.TRADE_REGISTER_ENROLMENT</text:p>
          </table:table-cell>
          <table:table-cell office:value-type="string" table:style-name="ce46">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83">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5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49">
            <text:p>1768de86-a6c8-48e4-bd8e-de2f2f7424d0</text:p>
          </table:table-cell>
          <table:table-cell office:value-type="string" table:style-name="ce50">
            <text:p>ON*</text:p>
          </table:table-cell>
          <table:table-cell table:style-name="ce49"/>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table:style-name="ce45"/>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Your answer?</text:p>
          </table:table-cell>
          <table:table-cell office:value-type="string" table:style-name="ce94">
            <text:p>[Response val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2"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61">
            <text:p>9026e403-3eb6-4705-a9e9-e21a1efc867d</text:p>
          </table:table-cell>
          <table:table-cell office:value-type="string" table:style-name="ce50">
            <text:p>ON*</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Is this information available electronically?</text:p>
          </table:table-cell>
          <table:table-cell office:value-type="string" table:style-name="ce94">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50">
            <text:p><text:s/></text:p>
          </table:table-cell>
          <table:table-cell office:value-type="string" table:style-name="ce49">
            <text:p><text:s/></text:p>
          </table:table-cell>
          <table:table-cell table:style-name="ce49"/>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0..1</text:p>
          </table:table-cell>
          <table:table-cell office:value-type="string" table:style-name="ce50">
            <text:p><text:s/></text:p>
          </table:table-cell>
          <table:table-cell office:value-type="string" table:style-name="ce49">
            <text:p>0a166f0a-0c5f-42b0-81e9-0fc9fa598a48</text:p>
          </table:table-cell>
          <table:table-cell office:value-type="string" table:style-name="ce49">
            <text:p>ONTRUE</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Evidence supplied</text:p>
          </table:table-cell>
          <table:table-cell office:value-type="string" table:style-name="ce94">
            <text:p>[Response value]</text:p>
          </table:table-cell>
          <table:table-cell office:value-type="float" office:value="1" table:style-name="ce49">
            <text:p>1</text:p>
          </table:table-cell>
          <table:table-cell office:value-type="string" table:style-name="ce49">
            <text:p>EVIDENCE_IDENTIFIER</text:p>
          </table:table-cell>
          <table:table-cell table:style-name="ce50"/>
          <table:table-cell office:value-type="string" table:style-name="ce50">
            <text:p><text:s/></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15"/>
          <table:table-cell table:number-columns-repeated="16358" table:style-name="ce1"/>
        </table:table-row>
        <table:table-row table:style-name="ro1">
          <table:table-cell office:value-type="float" office:value="27" table:style-name="ce44">
            <text:p>27</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For service contracts: authorisation of particular organisation needed</text:p>
          </table:table-cell>
          <table:table-cell office:value-type="string" table:style-name="ce46">
            <text:p>Is a particular membership of a particular organisation needed in order to be able to perform the service in question in the country of establishment of the economic operator?</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9eeb6d5c-0eb8-48e8-a4c5-5087a7c095a4</text:p>
          </table:table-cell>
          <table:table-cell office:value-type="string" table:style-name="ce46">
            <text:p>CRITERION.SELECTION.SUITABILITY.AUTHORISATION</text:p>
          </table:table-cell>
          <table:table-cell office:value-type="string" table:style-name="ce46">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83">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5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49">
            <text:p>1768de86-a6c8-48e4-bd8e-de2f2f7424d0</text:p>
          </table:table-cell>
          <table:table-cell office:value-type="string" table:style-name="ce50">
            <text:p>ON*</text:p>
          </table:table-cell>
          <table:table-cell table:style-name="ce49"/>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table:style-name="ce45"/>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Your answer?</text:p>
          </table:table-cell>
          <table:table-cell office:value-type="string" table:style-name="ce94">
            <text:p>[Response val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2"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61">
            <text:p>9026e403-3eb6-4705-a9e9-e21a1efc867d</text:p>
          </table:table-cell>
          <table:table-cell office:value-type="string" table:style-name="ce50">
            <text:p>ON*</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Is this information available electronically?</text:p>
          </table:table-cell>
          <table:table-cell office:value-type="string" table:style-name="ce94">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50">
            <text:p><text:s/></text:p>
          </table:table-cell>
          <table:table-cell office:value-type="string" table:style-name="ce49">
            <text:p><text:s/></text:p>
          </table:table-cell>
          <table:table-cell table:style-name="ce49"/>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0..1</text:p>
          </table:table-cell>
          <table:table-cell office:value-type="string" table:style-name="ce50">
            <text:p><text:s/></text:p>
          </table:table-cell>
          <table:table-cell office:value-type="string" table:style-name="ce49">
            <text:p>0a166f0a-0c5f-42b0-81e9-0fc9fa598a48</text:p>
          </table:table-cell>
          <table:table-cell office:value-type="string" table:style-name="ce49">
            <text:p>ONTRUE</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Evidence supplied</text:p>
          </table:table-cell>
          <table:table-cell office:value-type="string" table:style-name="ce94">
            <text:p>[Response value]</text:p>
          </table:table-cell>
          <table:table-cell office:value-type="float" office:value="1" table:style-name="ce49">
            <text:p>1</text:p>
          </table:table-cell>
          <table:table-cell office:value-type="string" table:style-name="ce49">
            <text:p>EVIDENCE_IDENTIFIER</text:p>
          </table:table-cell>
          <table:table-cell table:style-name="ce50"/>
          <table:table-cell office:value-type="string" table:style-name="ce50">
            <text:p><text:s/></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15"/>
          <table:table-cell table:number-columns-repeated="16358" table:style-name="ce1"/>
        </table:table-row>
        <table:table-row table:style-name="ro1">
          <table:table-cell office:value-type="float" office:value="28" table:style-name="ce44">
            <text:p>28</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For service contracts: membership of particular organisation needed</text:p>
          </table:table-cell>
          <table:table-cell office:value-type="string" table:style-name="ce46">
            <text:p>Is a particular membership of a particular organisation needed in order to be able to perform the service in question in the country of establishment of the economic operator?</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73f10e36-ed7a-412e-995c-aa76463e3776</text:p>
          </table:table-cell>
          <table:table-cell office:value-type="string" table:style-name="ce46">
            <text:p>CRITERION.SELECTION.SUITABILITY.MEMBERSHIP</text:p>
          </table:table-cell>
          <table:table-cell office:value-type="string" table:style-name="ce46">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83">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5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49">
            <text:p>1768de86-a6c8-48e4-bd8e-de2f2f7424d0</text:p>
          </table:table-cell>
          <table:table-cell office:value-type="string" table:style-name="ce50">
            <text:p>ON*</text:p>
          </table:table-cell>
          <table:table-cell table:style-name="ce49"/>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table:style-name="ce45"/>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Your answer?</text:p>
          </table:table-cell>
          <table:table-cell office:value-type="string" table:style-name="ce94">
            <text:p>[Response val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2"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
          <table:table-cell table:number-columns-repeated="16358" table:style-name="ce1"/>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float" office:value="1" table:style-name="ce49">
            <text:p>1</text:p>
          </table:table-cell>
          <table:table-cell office:value-type="string" table:style-name="ce50">
            <text:p><text:s/></text:p>
          </table:table-cell>
          <table:table-cell office:value-type="string" table:style-name="ce61">
            <text:p>9026e403-3eb6-4705-a9e9-e21a1efc867d</text:p>
          </table:table-cell>
          <table:table-cell office:value-type="string" table:style-name="ce50">
            <text:p>ON*</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Is this information available electronically?</text:p>
          </table:table-cell>
          <table:table-cell office:value-type="string" table:style-name="ce94">
            <text:p>[Response value]</text:p>
          </table:table-cell>
          <table:table-cell office:value-type="float" office:value="1" table:style-name="ce49">
            <text:p>1</text:p>
          </table:table-cell>
          <table:table-cell office:value-type="string" table:style-name="ce49">
            <text:p>INDICATOR</text:p>
          </table:table-cell>
          <table:table-cell office:value-type="string" table:style-name="ce50">
            <text:p><text:s/></text:p>
          </table:table-cell>
          <table:table-cell office:value-type="string" table:style-name="ce49">
            <text:p><text:s/></text:p>
          </table:table-cell>
          <table:table-cell table:style-name="ce49"/>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0..1</text:p>
          </table:table-cell>
          <table:table-cell office:value-type="string" table:style-name="ce50">
            <text:p><text:s/></text:p>
          </table:table-cell>
          <table:table-cell office:value-type="string" table:style-name="ce49">
            <text:p>0a166f0a-0c5f-42b0-81e9-0fc9fa598a48</text:p>
          </table:table-cell>
          <table:table-cell office:value-type="string" table:style-name="ce49">
            <text:p>ONTRUE</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Evidence supplied</text:p>
          </table:table-cell>
          <table:table-cell office:value-type="string" table:style-name="ce94">
            <text:p>[Response value]</text:p>
          </table:table-cell>
          <table:table-cell office:value-type="float" office:value="1" table:style-name="ce49">
            <text:p>1</text:p>
          </table:table-cell>
          <table:table-cell office:value-type="string" table:style-name="ce49">
            <text:p>EVIDENCE_IDENTIFIER</text:p>
          </table:table-cell>
          <table:table-cell table:style-name="ce50"/>
          <table:table-cell office:value-type="string" table:style-name="ce50">
            <text:p><text:s/></text:p>
          </table:table-cell>
          <table:table-cell office:value-type="string" table:style-name="ce50">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text:s/></text:p>
          </table:table-cell>
          <table:table-cell office:value-type="string" table:style-name="ce43">
            <text:p>QUESTION_SUBGROUP}</text:p>
          </table:table-cell>
          <table:table-cell table:style-name="ce43"/>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style-name="ce43"/>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number-columns-repeated="10" table:style-name="ce43"/>
          <table:table-cell office:value-type="string" table:style-name="ce43">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
          <table:table-cell table:number-columns-repeated="16358" table:style-name="ce15"/>
        </table:table-row>
        <table:table-row table:style-name="ro1">
          <table:table-cell office:value-type="string" table:style-name="ce44">
            <text:p><text:s/></text:p>
          </table:table-cell>
          <table:table-cell office:value-type="string" table:style-name="ce46">
            <text:p>CRITER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15"/>
          <table:table-cell table:number-columns-repeated="16358" table:style-name="ce1"/>
        </table:table-row>
        <table:table-row table:number-rows-repeated="1048526" table:style-name="ro1">
          <table:table-cell table:number-columns-repeated="16384"/>
        </table:table-row>
      </table:table>
      <table:table table:name="SC-Yearly_Turnovers" table:style-name="ta1">
        <table:table-column table:style-name="co24" table:default-cell-style-name="ce87"/>
        <table:table-column table:style-name="co32" table:default-cell-style-name="ce85"/>
        <table:table-column table:style-name="co33" table:default-cell-style-name="ce85"/>
        <table:table-column table:style-name="co34" table:default-cell-style-name="ce85"/>
        <table:table-column table:style-name="co25" table:default-cell-style-name="ce85"/>
        <table:table-column table:style-name="co26" table:number-columns-repeated="4" table:default-cell-style-name="ce85" table:visibility="collapse"/>
        <table:table-column table:style-name="co27" table:number-columns-repeated="7" table:default-cell-style-name="ce85" table:visibility="collapse"/>
        <table:table-column table:style-name="co9" table:default-cell-style-name="ce85"/>
        <table:table-column table:style-name="co8" table:default-cell-style-name="ce85"/>
        <table:table-column table:style-name="co35" table:default-cell-style-name="ce85"/>
        <table:table-column table:style-name="co8" table:number-columns-repeated="16365" table:default-cell-style-name="ce85"/>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81">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116"/>
        </table:table-row>
        <table:table-row table:style-name="ro1">
          <table:table-cell office:value-type="string" table:style-name="ce84">
            <text:p><text:s/></text:p>
          </table:table-cell>
          <table:table-cell office:value-type="string" table:style-name="ce30">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63">
            <text:p>Value</text:p>
          </table:table-cell>
          <table:table-cell office:value-type="string" table:style-name="ce24">
            <text:p>Cardinality</text:p>
          </table:table-cell>
          <table:table-cell office:value-type="string" table:style-name="ce25">
            <text:p>Property Data Type</text:p>
          </table:table-cell>
          <table:table-cell office:value-type="string" table:style-name="ce25">
            <text:p>Element UUID</text:p>
          </table:table-cell>
          <table:table-cell office:value-type="string" table:style-name="ce24">
            <text:p>Element Code</text:p>
          </table:table-cell>
          <table:table-cell office:value-type="string" table:style-name="ce24">
            <text:p>Comment</text:p>
          </table:table-cell>
          <table:table-cell table:number-columns-repeated="16359" table:style-name="ce26"/>
        </table:table-row>
        <table:table-row table:style-name="ro1">
          <table:table-cell office:value-type="float" office:value="29" table:style-name="ce84">
            <text:p>29</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General yearly turnover</text:p>
          </table:table-cell>
          <table:table-cell office:value-type="string" table:style-name="ce31">
            <text:p>Its general yearly turnover for the number of financial years required in the relevant notice, the in the ESPD, the relevant notice or <text:s/>or the ESPD is as follows:</text:p>
          </table:table-cell>
          <table:table-cell table:style-name="ce114"/>
          <table:table-cell office:value-type="string" table:style-name="ce31">
            <text:p><text:s/></text:p>
          </table:table-cell>
          <table:table-cell office:value-type="string" table:style-name="ce31">
            <text:p><text:s/></text:p>
          </table:table-cell>
          <table:table-cell office:value-type="string" table:style-name="ce31">
            <text:p>499efc97-2ac1-4af2-9e84-323c2ca67747</text:p>
          </table:table-cell>
          <table:table-cell office:value-type="string" table:style-name="ce31">
            <text:p>CRITERION.SELECTION.ECONOMIC_FINANCIAL_STANDING.TURNOVER.GENERAL_YEARLY</text:p>
          </table:table-cell>
          <table:table-cell office:value-type="string" table:style-name="ce31">
            <text:p>REGULATED_SC-Yearly_Turnovers_DS</text:p>
          </table:table-cell>
          <table:table-cell table:number-columns-repeated="16359" table:style-name="ce26"/>
        </table:table-row>
        <table:table-row table:style-name="ro1">
          <table:table-cell office:value-type="string" table:style-name="ce84">
            <text:p><text:s/></text:p>
          </table:table-cell>
          <table:table-cell office:value-type="string" table:style-name="ce29">
            <text:p><text:s/></text:p>
          </table:table-cell>
          <table:table-cell office:value-type="string" table:style-name="ce32">
            <text:p>{LEGISLA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26"/>
          <table:table-cell table:number-columns-repeated="16358"/>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84">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26"/>
        </table:table-row>
        <table:table-row table:style-name="ro1">
          <table:table-cell office:value-type="float" office:value="30" table:style-name="ce84">
            <text:p>30</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Specific yearly turnover</text:p>
          </table:table-cell>
          <table:table-cell office:value-type="string" table:style-name="ce31">
            <text:p>Its specific yearly turnover in the business area covered by the contract for the number of financial years required in the relevant notice, the in the ESPD, the relevant notice or <text:s/>or the ESPD is as follows:</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074f6031-55f9-4e99-b9a4-c4363e8bc315</text:p>
          </table:table-cell>
          <table:table-cell office:value-type="string" table:style-name="ce31">
            <text:p>CRITERION.SELECTION.ECONOMIC_FINANCIAL_STANDING.TURNOVER.SPECIFIC_YEARLY</text:p>
          </table:table-cell>
          <table:table-cell office:value-type="string" table:style-name="ce31">
            <text:p>REGULATED_SC-Yearly_Turnovers_DS</text:p>
          </table:table-cell>
          <table:table-cell table:number-columns-repeated="16359" table:style-name="ce26"/>
        </table:table-row>
        <table:table-row table:style-name="ro1">
          <table:table-cell office:value-type="string" table:style-name="ce84">
            <text:p><text:s/></text:p>
          </table:table-cell>
          <table:table-cell office:value-type="string" table:style-name="ce29">
            <text:p><text:s/></text:p>
          </table:table-cell>
          <table:table-cell office:value-type="string" table:style-name="ce32">
            <text:p>{LEGISLA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26"/>
          <table:table-cell table:number-columns-repeated="16358"/>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4">
            <text:p><text:s/></text:p>
          </table:table-cell>
          <table:table-cell office:value-type="string" table:style-name="ce29">
            <text:p><text:s/></text:p>
          </table:table-cell>
          <table:table-cell office:value-type="string" table:style-name="ce29">
            <text:p>{QUESTION_GROUP</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27">
            <text:p><text:s/></text:p>
          </table:table-cell>
          <table:table-cell table:style-name="ce29"/>
          <table:table-cell office:value-type="float" office:value="1" table:style-name="ce29">
            <text:p>1</text:p>
          </table:table-cell>
          <table:table-cell office:value-type="string" table:style-name="ce33">
            <text:p><text:s/></text:p>
          </table:table-cell>
          <table:table-cell office:value-type="string" table:style-name="ce29">
            <text:p>c0cd9c1c-e90a-4ff9-bce3-ac0fe31abf16</text:p>
          </table:table-cell>
          <table:table-cell office:value-type="string" table:style-name="ce33">
            <text:p>ON*</text:p>
          </table:table-cell>
          <table:table-cell office:value-type="string" table:style-name="ce29">
            <text:p>Beware that this group is required 5 times by the ESPD Service</text:p>
          </table:table-cell>
          <table:table-cell table:number-columns-repeated="16359" table:style-name="ce26"/>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Amount</text:p>
          </table:table-cell>
          <table:table-cell office:value-type="string" table:style-name="ce94">
            <text:p>[Response value]</text:p>
          </table:table-cell>
          <table:table-cell office:value-type="float" office:value="1" table:style-name="ce62">
            <text:p>1</text:p>
          </table:table-cell>
          <table:table-cell office:value-type="string" table:style-name="ce62">
            <text:p>AMOUNT</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62">
            <text:p><text:s/></text:p>
          </table:table-cell>
          <table:table-cell office:value-type="string" table:style-name="ce62">
            <text:p>{QUESTION}</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Start Date; End Date</text:p>
          </table:table-cell>
          <table:table-cell office:value-type="string" table:style-name="ce94">
            <text:p>[Response value]</text:p>
          </table:table-cell>
          <table:table-cell office:value-type="float" office:value="1" table:style-name="ce62">
            <text:p>1</text:p>
          </table:table-cell>
          <table:table-cell office:value-type="string" table:style-name="ce62">
            <text:p>PERIOD</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86">
            <text:p><text:s/></text:p>
          </table:table-cell>
          <table:table-cell office:value-type="string" table:style-name="ce62">
            <text:p><text:s/></text:p>
          </table:table-cell>
          <table:table-cell office:value-type="string" table:style-name="ce29">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59" table:style-name="ce85"/>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Is this information available electronically?</text:p>
          </table:table-cell>
          <table:table-cell office:value-type="string" table:style-name="ce7">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7"/>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7">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84">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26"/>
        </table:table-row>
        <table:table-row table:number-rows-repeated="1048516" table:style-name="ro1">
          <table:table-cell table:number-columns-repeated="16384"/>
        </table:table-row>
      </table:table>
      <table:table table:name="SC-Average_Turnovers" table:style-name="ta3">
        <table:table-column table:style-name="co24" table:default-cell-style-name="ce15"/>
        <table:table-column table:style-name="co36" table:default-cell-style-name="ce15"/>
        <table:table-column table:style-name="co2" table:number-columns-repeated="3" table:default-cell-style-name="ce15"/>
        <table:table-column table:style-name="co26" table:default-cell-style-name="ce15"/>
        <table:table-column table:style-name="co26" table:number-columns-repeated="3" table:default-cell-style-name="ce15" table:visibility="collapse"/>
        <table:table-column table:style-name="co27" table:number-columns-repeated="7" table:default-cell-style-name="ce15" table:visibility="collapse"/>
        <table:table-column table:style-name="co9" table:default-cell-style-name="ce15"/>
        <table:table-column table:style-name="co8" table:default-cell-style-name="ce15"/>
        <table:table-column table:style-name="co37" table:default-cell-style-name="ce15"/>
        <table:table-column table:style-name="co8" table:default-cell-style-name="ce15"/>
        <table:table-column table:style-name="co8" table:default-cell-style-name="ce88"/>
        <table:table-column table:style-name="co38" table:default-cell-style-name="ce15"/>
        <table:table-column table:style-name="co8" table:default-cell-style-name="ce15"/>
        <table:table-column table:style-name="co8" table:default-cell-style-name="ce88"/>
        <table:table-column table:style-name="co8" table:number-columns-repeated="16360" table:default-cell-style-name="ce15"/>
        <table:table-row table:style-name="ro1">
          <table:table-cell office:value-type="float" office:value="1" table:style-name="ce81">
            <text:p>1</text:p>
          </table:table-cell>
          <table:table-cell office:value-type="float" office:value="2" table:style-name="ce81">
            <text:p>2</text:p>
          </table:table-cell>
          <table:table-cell office:value-type="float" office:value="3" table:style-name="ce81">
            <text:p>3</text:p>
          </table:table-cell>
          <table:table-cell office:value-type="float" office:value="4" table:style-name="ce81">
            <text:p>4</text:p>
          </table:table-cell>
          <table:table-cell office:value-type="float" office:value="5" table:style-name="ce81">
            <text:p>5</text:p>
          </table:table-cell>
          <table:table-cell office:value-type="float" office:value="6" table:style-name="ce81">
            <text:p>6</text:p>
          </table:table-cell>
          <table:table-cell office:value-type="float" office:value="7" table:style-name="ce81">
            <text:p>7</text:p>
          </table:table-cell>
          <table:table-cell office:value-type="float" office:value="8" table:style-name="ce81">
            <text:p>8</text:p>
          </table:table-cell>
          <table:table-cell office:value-type="float" office:value="9" table:style-name="ce81">
            <text:p>9</text:p>
          </table:table-cell>
          <table:table-cell office:value-type="float" office:value="10" table:style-name="ce81">
            <text:p>10</text:p>
          </table:table-cell>
          <table:table-cell office:value-type="float" office:value="11" table:style-name="ce81">
            <text:p>11</text:p>
          </table:table-cell>
          <table:table-cell office:value-type="float" office:value="12" table:style-name="ce81">
            <text:p>12</text:p>
          </table:table-cell>
          <table:table-cell office:value-type="float" office:value="13" table:style-name="ce81">
            <text:p>13</text:p>
          </table:table-cell>
          <table:table-cell office:value-type="float" office:value="14" table:style-name="ce81">
            <text:p>14</text:p>
          </table:table-cell>
          <table:table-cell office:value-type="float" office:value="15" table:style-name="ce81">
            <text:p>15</text:p>
          </table:table-cell>
          <table:table-cell office:value-type="float" office:value="16" table:style-name="ce81">
            <text:p>16</text:p>
          </table:table-cell>
          <table:table-cell office:value-type="float" office:value="17" table:style-name="ce81">
            <text:p>17</text:p>
          </table:table-cell>
          <table:table-cell office:value-type="float" office:value="18" table:style-name="ce81">
            <text:p>18</text:p>
          </table:table-cell>
          <table:table-cell office:value-type="float" office:value="19" table:style-name="ce81">
            <text:p>19</text:p>
          </table:table-cell>
          <table:table-cell office:value-type="float" office:value="20" table:style-name="ce81">
            <text:p>20</text:p>
          </table:table-cell>
          <table:table-cell office:value-type="float" office:value="21" table:style-name="ce81">
            <text:p>21</text:p>
          </table:table-cell>
          <table:table-cell office:value-type="float" office:value="22" table:style-name="ce81">
            <text:p>22</text:p>
          </table:table-cell>
          <table:table-cell office:value-type="float" office:value="23" table:style-name="ce81">
            <text:p>23</text:p>
          </table:table-cell>
          <table:table-cell office:value-type="float" office:value="24" table:style-name="ce81">
            <text:p>24</text:p>
          </table:table-cell>
          <table:table-cell office:value-type="float" office:value="25" table:style-name="ce81">
            <text:p>25</text:p>
          </table:table-cell>
          <table:table-cell table:number-columns-repeated="16359" table:style-name="ce63"/>
        </table:table-row>
        <table:table-row table:style-name="ro1">
          <table:table-cell office:value-type="string" table:style-name="ce7">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63">
            <text:p>Value</text:p>
          </table:table-cell>
          <table:table-cell office:value-type="string" table:style-name="ce63">
            <text:p>Cardinality</text:p>
          </table:table-cell>
          <table:table-cell office:value-type="string" table:style-name="ce5">
            <text:p>Property Data Type</text:p>
          </table:table-cell>
          <table:table-cell office:value-type="string" table:style-name="ce5">
            <text:p>Element UUID</text:p>
          </table:table-cell>
          <table:table-cell office:value-type="string" table:style-name="ce63">
            <text:p>Element Code</text:p>
          </table:table-cell>
          <table:table-cell office:value-type="string" table:style-name="ce2">
            <text:p>Comment</text:p>
          </table:table-cell>
          <table:table-cell table:number-columns-repeated="16359" table:style-name="ce4"/>
        </table:table-row>
        <table:table-row table:style-name="ro1" table:visibility="collapse">
          <table:table-cell office:value-type="float" office:value="31" table:style-name="ce7">
            <text:p>31</text:p>
          </table:table-cell>
          <table:table-cell office:value-type="string" table:style-name="ce6">
            <text:p>{CRITERION</text:p>
          </table:table-cell>
          <table:table-cell table:number-columns-repeated="4" table:style-name="ce6"/>
          <table:table-cell office:value-type="string" table:style-name="ce6">
            <text:p><text:s/></text:p>
          </table:table-cell>
          <table:table-cell table:number-columns-repeated="10" table:style-name="ce6"/>
          <table:table-cell office:value-type="string" table:style-name="ce6">
            <text:p>Average yearly turnover</text:p>
          </table:table-cell>
          <table:table-cell office:value-type="string" table:style-name="ce6">
            <text:p>Its average yearly turnover for the number of years required in the relevant notice, the in the ESPD, the relevant notice or <text:s/>or the ESPD is as follows:</text:p>
          </table:table-cell>
          <table:table-cell office:value-type="string" table:style-name="ce114">
            <text:p>N/A</text:p>
          </table:table-cell>
          <table:table-cell office:value-type="string" table:style-name="ce64">
            <text:p><text:s/></text:p>
          </table:table-cell>
          <table:table-cell office:value-type="string" table:style-name="ce6">
            <text:p><text:s/></text:p>
          </table:table-cell>
          <table:table-cell office:value-type="string" table:style-name="ce6">
            <text:p>b16cb9fc-6cb7-4585-9302-9533b415cf48</text:p>
          </table:table-cell>
          <table:table-cell office:value-type="string" table:style-name="ce64">
            <text:p>CRITERION.SELECTION.ECONOMIC_FINANCIAL_STANDING.TURNOVER.AVERAGE_YEARLY</text:p>
          </table:table-cell>
          <table:table-cell office:value-type="string" table:style-name="ce6">
            <text:p><text:s/></text:p>
          </table:table-cell>
          <table:table-cell table:style-name="ce15"/>
          <table:table-cell table:number-columns-repeated="16358" table:style-name="ce1"/>
        </table:table-row>
        <table:table-row table:style-name="ro1" table:visibility="collapse">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3"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15"/>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2">
            <text:p>ON*</text:p>
          </table:table-cell>
          <table:table-cell table:style-name="ce7"/>
          <table:table-cell table:style-name="ce15"/>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table:style-name="ce7"/>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table:style-name="ce7"/>
          <table:table-cell office:value-type="float" office:value="1" table:style-name="ce69">
            <text:p>1</text:p>
          </table:table-cell>
          <table:table-cell office:value-type="string" table:style-name="ce7">
            <text:p>QUANTITY_INTEGER</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15"/>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table:style-name="ce7"/>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table:style-name="ce7"/>
          <table:table-cell office:value-type="float" office:value="1" table:style-name="ce69">
            <text:p>1</text:p>
          </table:table-cell>
          <table:table-cell office:value-type="string" table:style-name="ce7">
            <text:p>AMOUNT</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15"/>
          <table:table-cell table:number-columns-repeated="16358" table:style-name="ce1"/>
        </table:table-row>
        <table:table-row table:style-name="ro1" table:visibility="collapse">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15"/>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table:style-name="ce10"/>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table:style-name="ce12"/>
          <table:table-cell office:value-type="float" office:value="1" table:style-name="ce69">
            <text:p>1</text:p>
          </table:table-cell>
          <table:table-cell office:value-type="string" table:style-name="ce7">
            <text:p>EVIDENCE_IDENTIFIER</text:p>
          </table:table-cell>
          <table:table-cell office:value-type="string" table:style-name="ce9">
            <text:p><text:s/></text:p>
          </table:table-cell>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Reference/Code</text:p>
          </table:table-cell>
          <table:table-cell table:style-name="ce7"/>
          <table:table-cell office:value-type="string" table:style-name="ce69">
            <text:p>0..1</text:p>
          </table:table-cell>
          <table:table-cell office:value-type="string" table:style-name="ce7">
            <text:p>DESCRIPTION</text:p>
          </table:table-cell>
          <table:table-cell office:value-type="string" table:style-name="ce9">
            <text:p><text:s/></text:p>
          </table:table-cell>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table:style-name="ce7"/>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suer</text:p>
          </table:table-cell>
          <table:table-cell table:style-name="ce7"/>
          <table:table-cell office:value-type="string" table:style-name="ce69">
            <text:p>0..1</text:p>
          </table:table-cell>
          <table:table-cell office:value-type="string" table:style-name="ce7">
            <text:p>DESCRIPTION</text:p>
          </table:table-cell>
          <table:table-cell office:value-type="string" table:style-name="ce9">
            <text:p><text:s/></text:p>
          </table:table-cell>
          <table:table-cell office:value-type="string" table:style-name="ce82">
            <text:p><text:s/></text:p>
          </table:table-cell>
          <table:table-cell table:style-name="ce7"/>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visibility="collapse">
          <table:table-cell office:value-type="string" table:style-name="ce7">
            <text:p><text:s/></text:p>
          </table:table-cell>
          <table:table-cell office:value-type="string" table:style-name="ce6">
            <text:p>CRITERION}</text:p>
          </table:table-cell>
          <table:table-cell table:number-columns-repeated="4" table:style-name="ce6"/>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table:number-columns-repeated="16359" table:style-name="ce4"/>
        </table:table-row>
        <table:table-row table:style-name="ro1">
          <table:table-cell office:value-type="float" office:value="31" table:style-name="ce7">
            <text:p>31</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verage yearly turnover</text:p>
          </table:table-cell>
          <table:table-cell office:value-type="string" table:style-name="ce6">
            <text:p>Its average yearly turnover for the number of years required in the relevant notice, the procurement documents or the ESPD is as follows:</text:p>
          </table:table-cell>
          <table:table-cell table:style-name="ce64"/>
          <table:table-cell office:value-type="string" table:style-name="ce64">
            <text:p><text:s/></text:p>
          </table:table-cell>
          <table:table-cell office:value-type="string" table:style-name="ce6">
            <text:p><text:s/></text:p>
          </table:table-cell>
          <table:table-cell office:value-type="string" table:style-name="ce6">
            <text:p>b16cb9fc-6cb7-4585-9302-9533b415cf48</text:p>
          </table:table-cell>
          <table:table-cell office:value-type="string" table:style-name="ce64">
            <text:p>CRITERION.SELECTION.ECONOMIC_FINANCIAL_STANDING.TURNOVER.AVERAGE_YEARLY</text:p>
          </table:table-cell>
          <table:table-cell office:value-type="string" table:style-name="ce6">
            <text:p>REGULATED_SC-Average_Turnovers_DS</text:p>
          </table:table-cell>
          <table:table-cell table:style-name="ce15"/>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15"/>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2">
            <text:p>ON*</text:p>
          </table:table-cell>
          <table:table-cell table:style-name="ce7"/>
          <table:table-cell table:style-name="ce15"/>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office:value-type="string" table:style-name="ce94">
            <text:p>[Response value]</text:p>
          </table:table-cell>
          <table:table-cell office:value-type="float" office:value="1" table:style-name="ce69">
            <text:p>1</text:p>
          </table:table-cell>
          <table:table-cell office:value-type="string" table:style-name="ce7">
            <text:p>QUANTITY_INTEGER</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office:value-type="string" table:style-name="ce94">
            <text:p>[Response value]</text:p>
          </table:table-cell>
          <table:table-cell office:value-type="float" office:value="1" table:style-name="ce69">
            <text:p>1</text:p>
          </table:table-cell>
          <table:table-cell office:value-type="string" table:style-name="ce7">
            <text:p>AMOUNT</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15"/>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table:style-name="ce15"/>
          <table:table-cell table:number-columns-repeated="16358" table:style-name="ce4"/>
        </table:table-row>
        <table:table-row table:style-name="ro1">
          <table:table-cell office:value-type="float" office:value="32" table:style-name="ce7">
            <text:p>32</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pecific average turnover</text:p>
          </table:table-cell>
          <table:table-cell office:value-type="string" table:style-name="ce6">
            <text:p>Its specific average yearly turnover in the business area covered by the contract for the number of years required in the relevant notice, the in the ESPD, the relevant notice or <text:s/>or the ESPD is as follows:</text:p>
          </table:table-cell>
          <table:table-cell table:style-name="ce64"/>
          <table:table-cell office:value-type="string" table:style-name="ce64">
            <text:p><text:s/></text:p>
          </table:table-cell>
          <table:table-cell office:value-type="string" table:style-name="ce6">
            <text:p><text:s/></text:p>
          </table:table-cell>
          <table:table-cell office:value-type="string" table:style-name="ce6">
            <text:p>d3dfb714-f558-4512-bbc5-e456fa2339de</text:p>
          </table:table-cell>
          <table:table-cell office:value-type="string" table:style-name="ce64">
            <text:p>CRITERION.SELECTION.ECONOMIC_FINANCIAL_STANDING.TURNOVER.SPECIFIC_AVERAGE</text:p>
          </table:table-cell>
          <table:table-cell office:value-type="string" table:style-name="ce6">
            <text:p>REGULATED_SC-Average_Turnovers_DS</text:p>
          </table:table-cell>
          <table:table-cell table:number-columns-repeated="16359" table:style-name="ce15"/>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number-columns-repeated="16359" table:style-name="ce15"/>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7">
            <text:p>e1886054-ada4-473c-9afc-2fde82c24cf4</text:p>
          </table:table-cell>
          <table:table-cell office:value-type="string" table:style-name="ce82">
            <text:p>ON*</text:p>
          </table:table-cell>
          <table:table-cell table:style-name="ce7"/>
          <table:table-cell table:number-columns-repeated="16359"/>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Number of years</text:p>
          </table:table-cell>
          <table:table-cell office:value-type="string" table:style-name="ce94">
            <text:p>[Response value]</text:p>
          </table:table-cell>
          <table:table-cell office:value-type="float" office:value="1" table:style-name="ce69">
            <text:p>1</text:p>
          </table:table-cell>
          <table:table-cell office:value-type="string" table:style-name="ce7">
            <text:p>QUANTITY_INTEGER</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table-row>
        <table:table-row table:style-name="ro1">
          <table:table-cell office:value-type="string" table:style-name="ce4">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Average turnover</text:p>
          </table:table-cell>
          <table:table-cell office:value-type="string" table:style-name="ce94">
            <text:p>[Response value]</text:p>
          </table:table-cell>
          <table:table-cell office:value-type="float" office:value="1" table:style-name="ce69">
            <text:p>1</text:p>
          </table:table-cell>
          <table:table-cell office:value-type="string" table:style-name="ce7">
            <text:p>AMOUNT</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table-row>
        <table:table-row table:style-name="ro1">
          <table:table-cell office:value-type="string" table:style-name="ce4">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table-row>
        <table:table-row table:style-name="ro1">
          <table:table-cell office:value-type="string" table:style-name="ce3">
            <text:p><text:s/></text:p>
          </table:table-cell>
          <table:table-cell office:value-type="string" table:style-name="ce6">
            <text:p>CRITERION}</text:p>
          </table:table-cell>
          <table:table-cell table:number-columns-repeated="2"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table:number-columns-repeated="16359"/>
        </table:table-row>
        <table:table-row table:number-rows-repeated="1048533" table:style-name="ro1">
          <table:table-cell table:number-columns-repeated="16384"/>
        </table:table-row>
      </table:table>
      <table:table table:name="SC-Setup_of_economic_operator" table:style-name="ta1">
        <table:table-column table:style-name="co24" table:default-cell-style-name="ce74"/>
        <table:table-column table:style-name="co32" table:default-cell-style-name="ce71"/>
        <table:table-column table:style-name="co33" table:default-cell-style-name="ce71"/>
        <table:table-column table:style-name="co34" table:default-cell-style-name="ce71"/>
        <table:table-column table:style-name="co25" table:default-cell-style-name="ce71"/>
        <table:table-column table:style-name="co26" table:number-columns-repeated="4" table:default-cell-style-name="ce71" table:visibility="collapse"/>
        <table:table-column table:style-name="co27" table:number-columns-repeated="8" table:default-cell-style-name="ce71" table:visibility="collapse"/>
        <table:table-column table:style-name="co8" table:number-columns-repeated="2" table:default-cell-style-name="ce71"/>
        <table:table-column table:style-name="co39" table:default-cell-style-name="ce71"/>
        <table:table-column table:style-name="co8" table:number-columns-repeated="16364" table:default-cell-style-name="ce71"/>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97">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71"/>
        </table:table-row>
        <table:table-row table:style-name="ro1">
          <table:table-cell office:value-type="string" table:style-name="ce72">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90">
            <text:p>Valu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90">
            <text:p>Element Code</text:p>
          </table:table-cell>
          <table:table-cell office:value-type="string" table:style-name="ce24">
            <text:p>Comment</text:p>
          </table:table-cell>
          <table:table-cell table:style-name="ce71"/>
          <table:table-cell table:number-columns-repeated="16358" table:style-name="ce73"/>
        </table:table-row>
        <table:table-row table:style-name="ro1">
          <table:table-cell office:value-type="float" office:value="33" table:style-name="ce72">
            <text:p>33</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Set up of economic operator</text:p>
          </table:table-cell>
          <table:table-cell office:value-type="string" table:style-name="ce42">
            <text:p>In case the information concerning turnover (general or specific) is not available for the entire period required, please state the date on which the economic operator was set up or started trading:</text:p>
          </table:table-cell>
          <table:table-cell table:style-name="ce67"/>
          <table:table-cell office:value-type="string" table:style-name="ce67">
            <text:p><text:s/></text:p>
          </table:table-cell>
          <table:table-cell office:value-type="string" table:style-name="ce42">
            <text:p><text:s/></text:p>
          </table:table-cell>
          <table:table-cell office:value-type="string" table:style-name="ce42">
            <text:p>77f481ce-ffb6-483f-8e2b-c78db5e68292</text:p>
          </table:table-cell>
          <table:table-cell office:value-type="string" table:style-name="ce67">
            <text:p>CRITERION.SELECTION.ECONOMIC_FINANCIAL_STANDING.TURNOVER.SET_UP</text:p>
          </table:table-cell>
          <table:table-cell office:value-type="string" table:style-name="ce42">
            <text:p>REGULATED_SC-Setup_of_economic_operator_D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37">
            <text:p><text:s/></text:p>
          </table:table-cell>
          <table:table-cell office:value-type="string" table:style-name="ce65">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table:style-name="ce39"/>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60">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1" table:style-name="ce60"/>
          <table:table-cell office:value-type="string" table:style-name="ce60">
            <text:p><text:s/></text:p>
          </table:table-cell>
          <table:table-cell office:value-type="string" table:style-name="ce95">
            <text:p><text:s/></text:p>
          </table:table-cell>
          <table:table-cell office:value-type="float" office:value="1" table:style-name="ce95">
            <text:p>1</text:p>
          </table:table-cell>
          <table:table-cell office:value-type="string" table:style-name="ce60">
            <text:p><text:s/></text:p>
          </table:table-cell>
          <table:table-cell office:value-type="string" table:style-name="ce60">
            <text:p>e9aa7763-c167-4352-8060-1a3d7d3e2662</text:p>
          </table:table-cell>
          <table:table-cell office:value-type="string" table:style-name="ce95">
            <text:p>ON*</text:p>
          </table:table-cell>
          <table:table-cell office:value-type="string" table:style-name="ce60">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60">
            <text:p><text:s/></text:p>
          </table:table-cell>
          <table:table-cell office:value-type="string" table:style-name="ce60">
            <text:p>{QUESTION}</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11" table:style-name="ce60"/>
          <table:table-cell office:value-type="string" table:style-name="ce60">
            <text:p>Please specify</text:p>
          </table:table-cell>
          <table:table-cell office:value-type="string" table:style-name="ce94">
            <text:p>[Response value]</text:p>
          </table:table-cell>
          <table:table-cell office:value-type="float" office:value="1" table:style-name="ce95">
            <text:p>1</text:p>
          </table:table-cell>
          <table:table-cell office:value-type="string" table:style-name="ce93">
            <text:p>DESCRIPTION</text:p>
          </table:table-cell>
          <table:table-cell office:value-type="string" table:style-name="ce93">
            <text:p><text:s/></text:p>
          </table:table-cell>
          <table:table-cell office:value-type="string" table:style-name="ce98">
            <text:p><text:s/></text:p>
          </table:table-cell>
          <table:table-cell office:value-type="string" table:style-name="ce60">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60">
            <text:p>QUESTION_GROUP}</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table:number-columns-repeated="11" table:style-name="ce94"/>
          <table:table-cell office:value-type="string" table:style-name="ce94">
            <text:p><text:s/></text:p>
          </table:table-cell>
          <table:table-cell office:value-type="string" table:style-name="ce96">
            <text:p><text:s/></text:p>
          </table:table-cell>
          <table:table-cell office:value-type="string" table:style-name="ce96">
            <text:p><text:s/></text:p>
          </table:table-cell>
          <table:table-cell office:value-type="string" table:style-name="ce94">
            <text:p><text:s/></text:p>
          </table:table-cell>
          <table:table-cell office:value-type="string" table:style-name="ce94">
            <text:p><text:s/></text:p>
          </table:table-cell>
          <table:table-cell office:value-type="string" table:style-name="ce96">
            <text:p><text:s/></text:p>
          </table:table-cell>
          <table:table-cell office:value-type="string" table:style-name="ce94">
            <text:p><text:s/></text:p>
          </table:table-cell>
          <table:table-cell table:number-columns-repeated="16359" table:style-name="ce73"/>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2">
            <text:p><text:s/></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1" table:style-name="ce42"/>
          <table:table-cell office:value-type="string" table:style-name="ce42">
            <text:p><text:s/></text:p>
          </table:table-cell>
          <table:table-cell office:value-type="string" table:style-name="ce67">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table:number-columns-repeated="16359" table:style-name="ce39"/>
        </table:table-row>
        <table:table-row table:number-rows-repeated="1048562" table:style-name="ro1">
          <table:table-cell table:number-columns-repeated="16384"/>
        </table:table-row>
      </table:table>
      <table:table table:name="SC-Financial_ratios" table:style-name="ta1">
        <table:table-column table:style-name="co24" table:default-cell-style-name="ce99"/>
        <table:table-column table:style-name="co40" table:default-cell-style-name="ce26"/>
        <table:table-column table:style-name="co2" table:number-columns-repeated="3" table:default-cell-style-name="ce26"/>
        <table:table-column table:style-name="co25" table:default-cell-style-name="ce26"/>
        <table:table-column table:style-name="co26" table:number-columns-repeated="3" table:default-cell-style-name="ce26" table:visibility="collapse"/>
        <table:table-column table:style-name="co27" table:number-columns-repeated="7" table:default-cell-style-name="ce26" table:visibility="collapse"/>
        <table:table-column table:style-name="co9" table:default-cell-style-name="ce26"/>
        <table:table-column table:style-name="co41" table:default-cell-style-name="ce26"/>
        <table:table-column table:style-name="co42" table:default-cell-style-name="ce26"/>
        <table:table-column table:style-name="co39" table:default-cell-style-name="ce71"/>
        <table:table-column table:style-name="co8" table:default-cell-style-name="ce92"/>
        <table:table-column table:style-name="co43" table:default-cell-style-name="ce26"/>
        <table:table-column table:style-name="co8" table:default-cell-style-name="ce26"/>
        <table:table-column table:style-name="co8" table:default-cell-style-name="ce92"/>
        <table:table-column table:style-name="co8" table:number-columns-repeated="16360" table:default-cell-style-name="ce26"/>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97">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92"/>
        </table:table-row>
        <table:table-row table:style-name="ro1">
          <table:table-cell office:value-type="string" table:style-name="ce72">
            <text:p><text:s/></text:p>
          </table:table-cell>
          <table:table-cell office:value-type="string" table:style-name="ce39">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90">
            <text:p>Valu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90">
            <text:p>Element Code</text:p>
          </table:table-cell>
          <table:table-cell office:value-type="string" table:style-name="ce24">
            <text:p>Comment</text:p>
          </table:table-cell>
          <table:table-cell table:number-columns-repeated="16359" table:style-name="ce26"/>
        </table:table-row>
        <table:table-row table:style-name="ro1">
          <table:table-cell office:value-type="float" office:value="34" table:style-name="ce72">
            <text:p>34</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Financial ratio</text:p>
          </table:table-cell>
          <table:table-cell office:value-type="string" table:style-name="ce42">
            <text:p>Concerning the financial ratios <text:s/>specified in the relevant notice, the in the ESPD, the relevant notice or <text:s/>or the ESPD, the economic operator declares that the actual values for the required ratios are as follows:</text:p>
          </table:table-cell>
          <table:table-cell table:style-name="ce67"/>
          <table:table-cell office:value-type="string" table:style-name="ce67">
            <text:p><text:s/></text:p>
          </table:table-cell>
          <table:table-cell office:value-type="string" table:style-name="ce42">
            <text:p><text:s/></text:p>
          </table:table-cell>
          <table:table-cell office:value-type="string" table:style-name="ce42">
            <text:p>e4d37adc-08cd-4f4d-a8d8-32b62b0a1f46</text:p>
          </table:table-cell>
          <table:table-cell office:value-type="string" table:style-name="ce67">
            <text:p>CRITERION.SELECTION.ECONOMIC_FINANCIAL_STANDING.FINANCIAL_RATIO</text:p>
          </table:table-cell>
          <table:table-cell office:value-type="string" table:style-name="ce42">
            <text:p>REGULATED_SC-Financial_ratios_DS</text:p>
          </table:table-cell>
          <table:table-cell table:number-columns-repeated="16359" table:style-name="ce26"/>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number-columns-repeated="15" table:style-name="ce37"/>
          <table:table-cell office:value-type="string" table:style-name="ce37">
            <text:p><text:s/></text:p>
          </table:table-cell>
          <table:table-cell office:value-type="string" table:style-name="ce65">
            <text:p><text:s/></text:p>
          </table:table-cell>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table:number-columns-repeated="16359" table:style-name="ce26"/>
        </table:table-row>
        <table:table-row table:style-name="ro1">
          <table:table-cell office:value-type="string" table:style-name="ce72">
            <text:p><text:s/></text:p>
          </table:table-cell>
          <table:table-cell office:value-type="string" table:style-name="ce36">
            <text:p><text:s/></text:p>
          </table:table-cell>
          <table:table-cell office:value-type="string" table:style-name="ce29">
            <text:p>{QUESTION_GROUP</text:p>
          </table:table-cell>
          <table:table-cell table:style-name="ce36"/>
          <table:table-cell table:style-name="ce108"/>
          <table:table-cell table:number-columns-repeated="13" table:style-name="ce60"/>
          <table:table-cell office:value-type="string" table:style-name="ce36">
            <text:p><text:s/></text:p>
          </table:table-cell>
          <table:table-cell office:value-type="string" table:style-name="ce95">
            <text:p><text:s/></text:p>
          </table:table-cell>
          <table:table-cell office:value-type="float" office:value="1" table:style-name="ce66">
            <text:p>1</text:p>
          </table:table-cell>
          <table:table-cell office:value-type="string" table:style-name="ce36">
            <text:p><text:s/></text:p>
          </table:table-cell>
          <table:table-cell office:value-type="string" table:style-name="ce36">
            <text:p>e9aa7763-c167-4352-8060-1a3d7d3e2662</text:p>
          </table:table-cell>
          <table:table-cell office:value-type="string" table:style-name="ce66">
            <text:p>ON*</text:p>
          </table:table-cell>
          <table:table-cell office:value-type="string" table:style-name="ce36">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108"/>
          <table:table-cell table:number-columns-repeated="13" table:style-name="ce60"/>
          <table:table-cell office:value-type="string" table:style-name="ce36">
            <text:p>Please provide your ratios</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style-name="ce36"/>
          <table:table-cell table:style-name="ce108"/>
          <table:table-cell table:number-columns-repeated="13" table:style-name="ce60"/>
          <table:table-cell office:value-type="string" table:style-name="ce36">
            <text:p><text:s/></text:p>
          </table:table-cell>
          <table:table-cell office:value-type="string" table:style-name="ce96">
            <text:p><text:s/></text:p>
          </table:table-cell>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16359" table:style-name="ce73"/>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4" table:style-name="ce7"/>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2">
            <text:p><text:s/></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table:number-columns-repeated="16359" table:style-name="ce73"/>
        </table:table-row>
        <table:table-row table:number-rows-repeated="1048562" table:style-name="ro1">
          <table:table-cell table:number-columns-repeated="16384"/>
        </table:table-row>
      </table:table>
      <table:table table:name="SC-Professional_risk_insurance" table:style-name="ta1">
        <table:table-column table:style-name="co24" table:default-cell-style-name="ce74"/>
        <table:table-column table:style-name="co44" table:default-cell-style-name="ce71"/>
        <table:table-column table:style-name="co2" table:number-columns-repeated="3" table:default-cell-style-name="ce71"/>
        <table:table-column table:style-name="co25" table:default-cell-style-name="ce71"/>
        <table:table-column table:style-name="co26" table:number-columns-repeated="3" table:default-cell-style-name="ce71" table:visibility="collapse"/>
        <table:table-column table:style-name="co27" table:number-columns-repeated="7" table:default-cell-style-name="ce71" table:visibility="collapse"/>
        <table:table-column table:style-name="co9" table:default-cell-style-name="ce71"/>
        <table:table-column table:style-name="co8" table:number-columns-repeated="2" table:default-cell-style-name="ce71"/>
        <table:table-column table:style-name="co39" table:default-cell-style-name="ce71"/>
        <table:table-column table:style-name="co8" table:number-columns-repeated="16364" table:default-cell-style-name="ce71"/>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97">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71"/>
        </table:table-row>
        <table:table-row table:style-name="ro1">
          <table:table-cell office:value-type="string" table:style-name="ce72">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90">
            <text:p>Valu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90">
            <text:p>Element Code</text:p>
          </table:table-cell>
          <table:table-cell office:value-type="string" table:style-name="ce24">
            <text:p>Comment</text:p>
          </table:table-cell>
          <table:table-cell table:number-columns-repeated="16359" table:style-name="ce71"/>
        </table:table-row>
        <table:table-row table:style-name="ro1">
          <table:table-cell office:value-type="float" office:value="35" table:style-name="ce72">
            <text:p>35</text:p>
          </table:table-cell>
          <table:table-cell office:value-type="string" table:style-name="ce42">
            <text:p>{CRITERION</text:p>
          </table:table-cell>
          <table:table-cell table:number-columns-repeated="2"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Professional risk indemnity insurance</text:p>
          </table:table-cell>
          <table:table-cell office:value-type="string" table:style-name="ce42">
            <text:p>The insured amount in its professional risk indemnity insurance is the following:</text:p>
          </table:table-cell>
          <table:table-cell table:style-name="ce67"/>
          <table:table-cell office:value-type="string" table:style-name="ce67">
            <text:p><text:s/></text:p>
          </table:table-cell>
          <table:table-cell office:value-type="string" table:style-name="ce42">
            <text:p><text:s/></text:p>
          </table:table-cell>
          <table:table-cell office:value-type="string" table:style-name="ce42">
            <text:p>7604bd40-4462-4086-8763-a50da51a869c</text:p>
          </table:table-cell>
          <table:table-cell office:value-type="string" table:style-name="ce67">
            <text:p>CRITERION.SELECTION.ECONOMIC_FINANCIAL_STANDING.RISK_INDEMNITY_INSURANCE</text:p>
          </table:table-cell>
          <table:table-cell office:value-type="string" table:style-name="ce42">
            <text:p>REGULATED_SC-Professional_risk_insurance_D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table:style-name="ce26"/>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float" office:value="1" table:style-name="ce66">
            <text:p>1</text:p>
          </table:table-cell>
          <table:table-cell office:value-type="string" table:style-name="ce36">
            <text:p><text:s/></text:p>
          </table:table-cell>
          <table:table-cell office:value-type="string" table:style-name="ce36">
            <text:p>42dc8062-974d-4201-91ba-7f2ea90338fd</text:p>
          </table:table-cell>
          <table:table-cell office:value-type="string" table:style-name="ce66">
            <text:p>ON*</text:p>
          </table:table-cell>
          <table:table-cell office:value-type="string" table:style-name="ce36">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Amount</text:p>
          </table:table-cell>
          <table:table-cell office:value-type="string" table:style-name="ce60">
            <text:p>[Response value]</text:p>
          </table:table-cell>
          <table:table-cell office:value-type="float" office:value="1" table:style-name="ce66">
            <text:p>1</text:p>
          </table:table-cell>
          <table:table-cell office:value-type="string" table:style-name="ce38">
            <text:p>AMOUNT</text:p>
          </table:table-cell>
          <table:table-cell office:value-type="string" table:style-name="ce38">
            <text:p><text:s/></text:p>
          </table:table-cell>
          <table:table-cell office:value-type="string" table:style-name="ce100">
            <text:p><text:s/></text:p>
          </table:table-cell>
          <table:table-cell office:value-type="string" table:style-name="ce36">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71">
            <text:p><text:s/></text:p>
          </table:table-cell>
          <table:table-cell office:value-type="string" table:style-name="ce39">
            <text:p><text:s/></text:p>
          </table:table-cell>
          <table:table-cell office:value-type="string" table:style-name="ce39">
            <text:p><text:s/></text:p>
          </table:table-cell>
          <table:table-cell office:value-type="string" table:style-name="ce71">
            <text:p><text:s/></text:p>
          </table:table-cell>
          <table:table-cell office:value-type="string" table:style-name="ce39">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100">
            <text:p>ON*</text:p>
          </table:table-cell>
          <table:table-cell office:value-type="string" table:style-name="ce36">
            <text:p><text:s/></text:p>
          </table:table-cell>
          <table:table-cell table:number-columns-repeated="16359" table:style-name="ce39"/>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60">
            <text:p>[Response val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66">
            <text:p><text:s/></text:p>
          </table:table-cell>
          <table:table-cell table:style-name="ce36"/>
          <table:table-cell table:number-columns-repeated="16359" table:style-name="ce39"/>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66">
            <text:p>ONTRUE</text:p>
          </table:table-cell>
          <table:table-cell office:value-type="string" table:style-name="ce38">
            <text:p><text:s/></text:p>
          </table:table-cell>
          <table:table-cell table:number-columns-repeated="16359" table:style-name="ce39"/>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Evidence supplied</text:p>
          </table:table-cell>
          <table:table-cell office:value-type="string" table:style-name="ce60">
            <text:p>[Response value]</text:p>
          </table:table-cell>
          <table:table-cell office:value-type="float" office:value="1" table:style-name="ce66">
            <text:p>1</text:p>
          </table:table-cell>
          <table:table-cell office:value-type="string" table:style-name="ce36">
            <text:p>EVIDENCE_IDENTIFIER</text:p>
          </table:table-cell>
          <table:table-cell table:style-name="ce38"/>
          <table:table-cell office:value-type="string" table:style-name="ce100">
            <text:p><text:s/></text:p>
          </table:table-cell>
          <table:table-cell office:value-type="string" table:style-name="ce38">
            <text:p><text:s/></text:p>
          </table:table-cell>
          <table:table-cell table:number-columns-repeated="16359" table:style-name="ce39"/>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2" table:style-name="ce36"/>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16359" table:style-name="ce39"/>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16359" table:style-name="ce39"/>
        </table:table-row>
        <table:table-row table:style-name="ro1">
          <table:table-cell office:value-type="string" table:style-name="ce72">
            <text:p><text:s/></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table:style-name="ce42"/>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table:number-columns-repeated="16359" table:style-name="ce39"/>
        </table:table-row>
        <table:table-row table:number-rows-repeated="1048562" table:style-name="ro1">
          <table:table-cell table:number-columns-repeated="16384"/>
        </table:table-row>
      </table:table>
      <table:table table:name="SC-Other_economic_or_financial" table:style-name="ta3">
        <table:table-column table:style-name="co24" table:default-cell-style-name="ce74"/>
        <table:table-column table:style-name="co2" table:number-columns-repeated="3" table:default-cell-style-name="ce71"/>
        <table:table-column table:style-name="co25" table:default-cell-style-name="ce71"/>
        <table:table-column table:style-name="co26" table:number-columns-repeated="4" table:default-cell-style-name="ce71" table:visibility="collapse"/>
        <table:table-column table:style-name="co27" table:number-columns-repeated="7" table:default-cell-style-name="ce71" table:visibility="collapse"/>
        <table:table-column table:style-name="co9" table:default-cell-style-name="ce71"/>
        <table:table-column table:style-name="co8" table:number-columns-repeated="2" table:default-cell-style-name="ce71"/>
        <table:table-column table:style-name="co39" table:default-cell-style-name="ce71"/>
        <table:table-column table:style-name="co8" table:default-cell-style-name="ce71"/>
        <table:table-column table:style-name="co43" table:default-cell-style-name="ce71"/>
        <table:table-column table:style-name="co8" table:number-columns-repeated="16362" table:default-cell-style-name="ce71"/>
        <table:table-row table:style-name="ro1">
          <table:table-cell office:value-type="float" office:value="1" table:style-name="ce89">
            <text:p>1</text:p>
          </table:table-cell>
          <table:table-cell office:value-type="float" office:value="2" table:style-name="ce97">
            <text:p>2</text:p>
          </table:table-cell>
          <table:table-cell office:value-type="float" office:value="3" table:style-name="ce89">
            <text:p>3</text:p>
          </table:table-cell>
          <table:table-cell office:value-type="float" office:value="4" table:style-name="ce97">
            <text:p>4</text:p>
          </table:table-cell>
          <table:table-cell office:value-type="float" office:value="5" table:style-name="ce89">
            <text:p>5</text:p>
          </table:table-cell>
          <table:table-cell office:value-type="float" office:value="6" table:style-name="ce97">
            <text:p>6</text:p>
          </table:table-cell>
          <table:table-cell office:value-type="float" office:value="7" table:style-name="ce89">
            <text:p>7</text:p>
          </table:table-cell>
          <table:table-cell office:value-type="float" office:value="8" table:style-name="ce97">
            <text:p>8</text:p>
          </table:table-cell>
          <table:table-cell office:value-type="float" office:value="9" table:style-name="ce89">
            <text:p>9</text:p>
          </table:table-cell>
          <table:table-cell office:value-type="float" office:value="10" table:style-name="ce97">
            <text:p>10</text:p>
          </table:table-cell>
          <table:table-cell office:value-type="float" office:value="11" table:style-name="ce89">
            <text:p>11</text:p>
          </table:table-cell>
          <table:table-cell office:value-type="float" office:value="12" table:style-name="ce97">
            <text:p>12</text:p>
          </table:table-cell>
          <table:table-cell office:value-type="float" office:value="13" table:style-name="ce89">
            <text:p>13</text:p>
          </table:table-cell>
          <table:table-cell office:value-type="float" office:value="14" table:style-name="ce97">
            <text:p>14</text:p>
          </table:table-cell>
          <table:table-cell office:value-type="float" office:value="15" table:style-name="ce89">
            <text:p>15</text:p>
          </table:table-cell>
          <table:table-cell office:value-type="float" office:value="16" table:style-name="ce97">
            <text:p>16</text:p>
          </table:table-cell>
          <table:table-cell office:value-type="float" office:value="17" table:style-name="ce89">
            <text:p>17</text:p>
          </table:table-cell>
          <table:table-cell office:value-type="float" office:value="18" table:style-name="ce97">
            <text:p>18</text:p>
          </table:table-cell>
          <table:table-cell office:value-type="float" office:value="19" table:style-name="ce89">
            <text:p>19</text:p>
          </table:table-cell>
          <table:table-cell office:value-type="float" office:value="20" table:style-name="ce97">
            <text:p>20</text:p>
          </table:table-cell>
          <table:table-cell office:value-type="float" office:value="21" table:style-name="ce89">
            <text:p>21</text:p>
          </table:table-cell>
          <table:table-cell office:value-type="float" office:value="22" table:style-name="ce97">
            <text:p>22</text:p>
          </table:table-cell>
          <table:table-cell office:value-type="float" office:value="23" table:style-name="ce89">
            <text:p>23</text:p>
          </table:table-cell>
          <table:table-cell office:value-type="float" office:value="24" table:style-name="ce97">
            <text:p>24</text:p>
          </table:table-cell>
          <table:table-cell office:value-type="float" office:value="25" table:style-name="ce89">
            <text:p>25</text:p>
          </table:table-cell>
          <table:table-cell table:number-columns-repeated="16359" table:style-name="ce71"/>
        </table:table-row>
        <table:table-row table:style-name="ro1">
          <table:table-cell office:value-type="string" table:style-name="ce72">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ame</text:p>
          </table:table-cell>
          <table:table-cell office:value-type="string" table:style-name="ce24">
            <text:p>Description</text:p>
          </table:table-cell>
          <table:table-cell office:value-type="string" table:style-name="ce90">
            <text:p>Value</text:p>
          </table:table-cell>
          <table:table-cell office:value-type="string" table:style-name="ce90">
            <text:p>Cardinality</text:p>
          </table:table-cell>
          <table:table-cell office:value-type="string" table:style-name="ce25">
            <text:p>PropertyDataType</text:p>
          </table:table-cell>
          <table:table-cell office:value-type="string" table:style-name="ce25">
            <text:p>ElementUUID</text:p>
          </table:table-cell>
          <table:table-cell office:value-type="string" table:style-name="ce90">
            <text:p>Element Code</text:p>
          </table:table-cell>
          <table:table-cell office:value-type="string" table:style-name="ce24">
            <text:p>Comment</text:p>
          </table:table-cell>
          <table:table-cell table:number-columns-repeated="16359" table:style-name="ce71"/>
        </table:table-row>
        <table:table-row table:style-name="ro1">
          <table:table-cell office:value-type="float" office:value="36" table:style-name="ce72">
            <text:p>36</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Other economic or financial requirements</text:p>
          </table:table-cell>
          <table:table-cell office:value-type="string" table:style-name="ce42">
            <text:p>Concerning the other economic or financial requirements, if any, that may have been specified in the relevant notice or in the ESPD, the economic operator declares that:</text:p>
          </table:table-cell>
          <table:table-cell table:style-name="ce67"/>
          <table:table-cell office:value-type="string" table:style-name="ce67">
            <text:p><text:s/></text:p>
          </table:table-cell>
          <table:table-cell office:value-type="string" table:style-name="ce42">
            <text:p><text:s/></text:p>
          </table:table-cell>
          <table:table-cell office:value-type="string" table:style-name="ce42">
            <text:p>ab0e7f2e-6418-40e2-8870-6713123e41ad</text:p>
          </table:table-cell>
          <table:table-cell office:value-type="string" table:style-name="ce67">
            <text:p>CRITERION.SELECTION.ECONOMIC_FINANCIAL_STANDING.OTHER_REQUIREMENTS</text:p>
          </table:table-cell>
          <table:table-cell office:value-type="string" table:style-name="ce42">
            <text:p>REGULATED_SC-Other_economic_or_financial_D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65">
            <text:p><text:s/></text:p>
          </table:table-cell>
          <table:table-cell office:value-type="string" table:style-name="ce37">
            <text:p><text:s/></text:p>
          </table:table-cell>
          <table:table-cell table:style-name="ce26"/>
          <table:table-cell table:number-columns-repeated="16358"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9">
            <text:p><text:s/></text:p>
          </table:table-cell>
          <table:table-cell table:style-name="ce36"/>
          <table:table-cell office:value-type="float" office:value="1" table:style-name="ce66">
            <text:p>1</text:p>
          </table:table-cell>
          <table:table-cell office:value-type="string" table:style-name="ce36">
            <text:p><text:s/></text:p>
          </table:table-cell>
          <table:table-cell office:value-type="string" table:style-name="ce36">
            <text:p>488ca189-bcdb-4bf4-80c7-3ad507fd89fb</text:p>
          </table:table-cell>
          <table:table-cell office:value-type="string" table:style-name="ce66">
            <text:p>ON*</text:p>
          </table:table-cell>
          <table:table-cell office:value-type="string" table:style-name="ce36">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Please describe them</text:p>
          </table:table-cell>
          <table:table-cell office:value-type="string" table:style-name="ce60">
            <text:p>[Response value]</text:p>
          </table:table-cell>
          <table:table-cell office:value-type="float" office:value="1" table:style-name="ce66">
            <text:p>1</text:p>
          </table:table-cell>
          <table:table-cell office:value-type="string" table:style-name="ce38">
            <text:p>DESCRIPTION</text:p>
          </table:table-cell>
          <table:table-cell office:value-type="string" table:style-name="ce38">
            <text:p><text:s/></text:p>
          </table:table-cell>
          <table:table-cell office:value-type="string" table:style-name="ce100">
            <text:p><text:s/></text:p>
          </table:table-cell>
          <table:table-cell office:value-type="string" table:style-name="ce36">
            <text:p><text:s/></text:p>
          </table:table-cell>
          <table:table-cell table:number-columns-repeated="16359" table:style-name="ce73"/>
        </table:table-row>
        <table:table-row table:style-name="ro1">
          <table:table-cell office:value-type="string" table:style-name="ce72">
            <text:p><text:s/></text:p>
          </table:table-cell>
          <table:table-cell office:value-type="string" table:style-name="ce36">
            <text:p><text:s/></text:p>
          </table:table-cell>
          <table:table-cell office:value-type="string" table:style-name="ce36">
            <text:p>QUESTION_GROUP}</text:p>
          </table:table-cell>
          <table:table-cell table:style-name="ce39"/>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66">
            <text:p><text:s/></text:p>
          </table:table-cell>
          <table:table-cell office:value-type="string" table:style-name="ce36">
            <text:p><text:s/></text:p>
          </table:table-cell>
          <table:table-cell table:number-columns-repeated="16359" table:style-name="ce73"/>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2">
            <text:p><text:s/></text:p>
          </table:table-cell>
          <table:table-cell office:value-type="string" table:style-name="ce42">
            <text:p>CRITERION}</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10" table:style-name="ce42"/>
          <table:table-cell office:value-type="string" table:style-name="ce42">
            <text:p><text:s/></text:p>
          </table:table-cell>
          <table:table-cell office:value-type="string" table:style-name="ce42">
            <text:p><text:s/></text:p>
          </table:table-cell>
          <table:table-cell table:style-name="ce42"/>
          <table:table-cell office:value-type="string" table:style-name="ce67">
            <text:p><text:s/></text:p>
          </table:table-cell>
          <table:table-cell office:value-type="string" table:style-name="ce42">
            <text:p><text:s/></text:p>
          </table:table-cell>
          <table:table-cell office:value-type="string" table:style-name="ce42">
            <text:p><text:s/></text:p>
          </table:table-cell>
          <table:table-cell office:value-type="string" table:style-name="ce67">
            <text:p><text:s/></text:p>
          </table:table-cell>
          <table:table-cell office:value-type="string" table:style-name="ce42">
            <text:p><text:s/></text:p>
          </table:table-cell>
          <table:table-cell table:number-columns-repeated="16359" table:style-name="ce39"/>
        </table:table-row>
        <table:table-row table:number-rows-repeated="1048562" table:style-name="ro1">
          <table:table-cell table:number-columns-repeated="16384"/>
        </table:table-row>
      </table:table>
      <table:table table:name="SC-References" table:style-name="ta1">
        <table:table-column table:style-name="co5" table:default-cell-style-name="ce39"/>
        <table:table-column table:style-name="co2" table:number-columns-repeated="4" table:default-cell-style-name="ce39"/>
        <table:table-column table:style-name="co1" table:default-cell-style-name="ce39"/>
        <table:table-column table:style-name="co3" table:number-columns-repeated="3" table:default-cell-style-name="ce39" table:visibility="collapse"/>
        <table:table-column table:style-name="co4" table:number-columns-repeated="8" table:default-cell-style-name="ce39" table:visibility="collapse"/>
        <table:table-column table:style-name="co45" table:default-cell-style-name="ce39"/>
        <table:table-column table:style-name="co46" table:default-cell-style-name="ce39"/>
        <table:table-column table:style-name="co47" table:default-cell-style-name="ce39"/>
        <table:table-column table:style-name="co7" table:default-cell-style-name="ce71"/>
        <table:table-column table:style-name="co48" table:default-cell-style-name="ce106"/>
        <table:table-column table:style-name="co49" table:default-cell-style-name="ce106"/>
        <table:table-column table:style-name="co8" table:number-columns-repeated="16361" table:default-cell-style-name="ce39"/>
        <table:table-row table:style-name="ro1">
          <table:table-cell office:value-type="float" office:value="1" table:style-name="ce97">
            <text:p>1</text:p>
          </table:table-cell>
          <table:table-cell office:value-type="float" office:value="2" table:style-name="ce97">
            <text:p>2</text:p>
          </table:table-cell>
          <table:table-cell office:value-type="float" office:value="3" table:style-name="ce97">
            <text:p>3</text:p>
          </table:table-cell>
          <table:table-cell office:value-type="float" office:value="4" table:style-name="ce97">
            <text:p>4</text:p>
          </table:table-cell>
          <table:table-cell office:value-type="float" office:value="5" table:style-name="ce97">
            <text:p>5</text:p>
          </table:table-cell>
          <table:table-cell office:value-type="float" office:value="6" table:style-name="ce97">
            <text:p>6</text:p>
          </table:table-cell>
          <table:table-cell office:value-type="float" office:value="7" table:style-name="ce97">
            <text:p>7</text:p>
          </table:table-cell>
          <table:table-cell office:value-type="float" office:value="8" table:style-name="ce97">
            <text:p>8</text:p>
          </table:table-cell>
          <table:table-cell office:value-type="float" office:value="9" table:style-name="ce97">
            <text:p>9</text:p>
          </table:table-cell>
          <table:table-cell office:value-type="float" office:value="10" table:style-name="ce97">
            <text:p>10</text:p>
          </table:table-cell>
          <table:table-cell office:value-type="float" office:value="11" table:style-name="ce97">
            <text:p>11</text:p>
          </table:table-cell>
          <table:table-cell office:value-type="float" office:value="12" table:style-name="ce97">
            <text:p>12</text:p>
          </table:table-cell>
          <table:table-cell office:value-type="float" office:value="13" table:style-name="ce97">
            <text:p>13</text:p>
          </table:table-cell>
          <table:table-cell office:value-type="float" office:value="14" table:style-name="ce97">
            <text:p>14</text:p>
          </table:table-cell>
          <table:table-cell office:value-type="float" office:value="15" table:style-name="ce97">
            <text:p>15</text:p>
          </table:table-cell>
          <table:table-cell office:value-type="float" office:value="16" table:style-name="ce97">
            <text:p>16</text:p>
          </table:table-cell>
          <table:table-cell office:value-type="float" office:value="17" table:style-name="ce97">
            <text:p>17</text:p>
          </table:table-cell>
          <table:table-cell office:value-type="float" office:value="18" table:style-name="ce97">
            <text:p>18</text:p>
          </table:table-cell>
          <table:table-cell office:value-type="float" office:value="19" table:style-name="ce97">
            <text:p>19</text:p>
          </table:table-cell>
          <table:table-cell office:value-type="float" office:value="20" table:style-name="ce97">
            <text:p>20</text:p>
          </table:table-cell>
          <table:table-cell office:value-type="float" office:value="21" table:style-name="ce97">
            <text:p>21</text:p>
          </table:table-cell>
          <table:table-cell office:value-type="float" office:value="22" table:style-name="ce97">
            <text:p>22</text:p>
          </table:table-cell>
          <table:table-cell office:value-type="float" office:value="23" table:style-name="ce97">
            <text:p>23</text:p>
          </table:table-cell>
          <table:table-cell office:value-type="float" office:value="24" table:style-name="ce97">
            <text:p>24</text:p>
          </table:table-cell>
          <table:table-cell office:value-type="float" office:value="25" table:style-name="ce97">
            <text:p>25</text:p>
          </table:table-cell>
          <table:table-cell table:number-columns-repeated="16359" table:style-name="ce90"/>
        </table:table-row>
        <table:table-row table:style-name="ro1">
          <table:table-cell table:style-name="ce73"/>
          <table:table-cell office:value-type="string" table:style-name="ce39">
            <text:p><text:s/></text:p>
          </table:table-cell>
          <table:table-cell office:value-type="string" table:style-name="ce3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Name</text:p>
          </table:table-cell>
          <table:table-cell office:value-type="string" table:style-name="ce24">
            <text:p>Description</text:p>
          </table:table-cell>
          <table:table-cell office:value-type="string" table:style-name="ce90">
            <text:p>Value</text:p>
          </table:table-cell>
          <table:table-cell office:value-type="string" table:style-name="ce90">
            <text:p>Cardinality</text:p>
          </table:table-cell>
          <table:table-cell office:value-type="string" table:style-name="ce25">
            <text:p>Property Data Type</text:p>
          </table:table-cell>
          <table:table-cell office:value-type="string" table:style-name="ce25">
            <text:p>Element UUID</text:p>
          </table:table-cell>
          <table:table-cell office:value-type="string" table:style-name="ce24">
            <text:p>Element Code</text:p>
          </table:table-cell>
          <table:table-cell office:value-type="string" table:style-name="ce24">
            <text:p>Comment</text:p>
          </table:table-cell>
          <table:table-cell table:style-name="ce39"/>
          <table:table-cell table:number-columns-repeated="16358" table:style-name="ce73"/>
        </table:table-row>
        <table:table-row table:style-name="ro1">
          <table:table-cell office:value-type="float" office:value="37" table:style-name="ce73">
            <text:p>37</text:p>
          </table:table-cell>
          <table:table-cell office:value-type="string" table:style-name="ce42">
            <text:p>{CRITERION</text:p>
          </table:table-cell>
          <table:table-cell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101">
            <text:p>For works contracts: performance of works of the specified type</text:p>
          </table:table-cell>
          <table:table-cell office:value-type="string" table:style-name="ce10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67"/>
          <table:table-cell office:value-type="string" table:style-name="ce67">
            <text:p><text:s/></text:p>
          </table:table-cell>
          <table:table-cell office:value-type="string" table:style-name="ce42">
            <text:p><text:s/></text:p>
          </table:table-cell>
          <table:table-cell office:value-type="string" table:style-name="ce101">
            <text:p>cdd3bb3e-34a5-43d5-b668-2aab86a73822</text:p>
          </table:table-cell>
          <table:table-cell office:value-type="string" table:style-name="ce101">
            <text:p>CRITERION.SELECTION.TECHNICAL_PROFESSIONAL_ABILITY.REFERENCES.WORKS_PERFORMANCE</text:p>
          </table:table-cell>
          <table:table-cell office:value-type="string" table:style-name="ce42">
            <text:p>REGULATED_SC_References_Data_Structure</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73"/>
        </table:table-row>
        <table:table-row table:style-name="ro1">
          <table:table-cell table:style-name="ce73"/>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27">
            <text:p><text:s/></text:p>
          </table:table-cell>
          <table:table-cell table:style-name="ce36"/>
          <table:table-cell office:value-type="string" table:style-name="ce70">
            <text:p>1..n</text:p>
          </table:table-cell>
          <table:table-cell office:value-type="string" table:style-name="ce38">
            <text:p><text:s/></text:p>
          </table:table-cell>
          <table:table-cell office:value-type="string" table:style-name="ce36">
            <text:p>381bea15-9460-49f7-a6d0-15d13059de29</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Description</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Amount</text:p>
          </table:table-cell>
          <table:table-cell office:value-type="string" table:style-name="ce60">
            <text:p>[Response value]</text:p>
          </table:table-cell>
          <table:table-cell office:value-type="float" office:value="1" table:style-name="ce66">
            <text:p>1</text:p>
          </table:table-cell>
          <table:table-cell office:value-type="string" table:style-name="ce36">
            <text:p>AMOUNT</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Start date; End date</text:p>
          </table:table-cell>
          <table:table-cell office:value-type="string" table:style-name="ce60">
            <text:p>[Response value]</text:p>
          </table:table-cell>
          <table:table-cell office:value-type="float" office:value="1" table:style-name="ce66">
            <text:p>1</text:p>
          </table:table-cell>
          <table:table-cell office:value-type="string" table:style-name="ce36">
            <text:p>PERIOD</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Recipients</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39"/>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60">
            <text:p>[Response val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Evidence supplied</text:p>
          </table:table-cell>
          <table:table-cell office:value-type="string" table:style-name="ce60">
            <text:p>[Response value]</text:p>
          </table:table-cell>
          <table:table-cell office:value-type="float" office:value="1" table:style-name="ce66">
            <text:p>1</text:p>
          </table:table-cell>
          <table:table-cell office:value-type="string" table:style-name="ce36">
            <text:p>EVIDENCE_IDENTIFIER</text:p>
          </table:table-cell>
          <table:table-cell table:style-name="ce38"/>
          <table:table-cell office:value-type="string" table:style-name="ce38">
            <text:p><text:s/></text:p>
          </table:table-cell>
          <table:table-cell office:value-type="string" table:style-name="ce38">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2" table:style-name="ce36"/>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9"/>
        </table:table-row>
        <table:table-row table:style-name="ro1">
          <table:table-cell table:style-name="ce73"/>
          <table:table-cell office:value-type="string" table:style-name="ce42">
            <text:p>CRITERION}</text:p>
          </table:table-cell>
          <table:table-cell table:number-columns-repeated="18" table:style-name="ce42"/>
          <table:table-cell table:style-name="ce67"/>
          <table:table-cell table:number-columns-repeated="2" table:style-name="ce101"/>
          <table:table-cell table:number-columns-repeated="2" table:style-name="ce42"/>
          <table:table-cell table:style-name="ce39"/>
          <table:table-cell table:number-columns-repeated="16358" table:style-name="ce73"/>
        </table:table-row>
        <table:table-row table:style-name="ro1">
          <table:table-cell office:value-type="float" office:value="38" table:style-name="ce73">
            <text:p>38</text:p>
          </table:table-cell>
          <table:table-cell office:value-type="string" table:style-name="ce42">
            <text:p>{CRITERION</text:p>
          </table:table-cell>
          <table:table-cell table:number-columns-repeated="2" table:style-name="ce42"/>
          <table:table-cell office:value-type="string" table:style-name="ce42">
            <text:p><text:s/></text:p>
          </table:table-cell>
          <table:table-cell office:value-type="string" table:style-name="ce42">
            <text:p><text:s/></text:p>
          </table:table-cell>
          <table:table-cell office:value-type="string" table:style-name="ce42">
            <text:p><text:s/></text:p>
          </table:table-cell>
          <table:table-cell office:value-type="string" table:style-name="ce42">
            <text:p><text:s/></text:p>
          </table:table-cell>
          <table:table-cell table:number-columns-repeated="9" table:style-name="ce42"/>
          <table:table-cell office:value-type="string" table:style-name="ce101">
            <text:p>For supply contracts: performance of deliveries of the specified type</text:p>
          </table:table-cell>
          <table:table-cell office:value-type="string" table:style-name="ce10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42"/>
          <table:table-cell office:value-type="string" table:style-name="ce67">
            <text:p><text:s/></text:p>
          </table:table-cell>
          <table:table-cell office:value-type="string" table:style-name="ce42">
            <text:p><text:s/></text:p>
          </table:table-cell>
          <table:table-cell office:value-type="string" table:style-name="ce101">
            <text:p>3a18a175-1863-4b1d-baef-588ce61960ca</text:p>
          </table:table-cell>
          <table:table-cell office:value-type="string" table:style-name="ce101">
            <text:p>CRITERION.SELECTION.TECHNICAL_PROFESSIONAL_ABILITY.REFERENCES.SUPPLIES_DELIVERY_PERFORMANCE</text:p>
          </table:table-cell>
          <table:table-cell office:value-type="string" table:style-name="ce42">
            <text:p>REGULATED_SC_References_Data_Structure</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73"/>
        </table:table-row>
        <table:table-row table:style-name="ro1">
          <table:table-cell table:style-name="ce73"/>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27">
            <text:p><text:s/></text:p>
          </table:table-cell>
          <table:table-cell table:style-name="ce36"/>
          <table:table-cell office:value-type="string" table:style-name="ce70">
            <text:p>1..n</text:p>
          </table:table-cell>
          <table:table-cell office:value-type="string" table:style-name="ce38">
            <text:p><text:s/></text:p>
          </table:table-cell>
          <table:table-cell office:value-type="string" table:style-name="ce36">
            <text:p>381bea15-9460-49f7-a6d0-15d13059de29</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Description</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Amount</text:p>
          </table:table-cell>
          <table:table-cell office:value-type="string" table:style-name="ce60">
            <text:p>[Response value]</text:p>
          </table:table-cell>
          <table:table-cell office:value-type="float" office:value="1" table:style-name="ce66">
            <text:p>1</text:p>
          </table:table-cell>
          <table:table-cell office:value-type="string" table:style-name="ce36">
            <text:p>AMOUNT</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Start date; End date</text:p>
          </table:table-cell>
          <table:table-cell office:value-type="string" table:style-name="ce60">
            <text:p>[Response value]</text:p>
          </table:table-cell>
          <table:table-cell office:value-type="float" office:value="1" table:style-name="ce66">
            <text:p>1</text:p>
          </table:table-cell>
          <table:table-cell office:value-type="string" table:style-name="ce36">
            <text:p>PERIOD</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Recipients</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39"/>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60">
            <text:p>[Response val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Evidence supplied</text:p>
          </table:table-cell>
          <table:table-cell office:value-type="string" table:style-name="ce60">
            <text:p>[Response value]</text:p>
          </table:table-cell>
          <table:table-cell office:value-type="float" office:value="1" table:style-name="ce66">
            <text:p>1</text:p>
          </table:table-cell>
          <table:table-cell office:value-type="string" table:style-name="ce36">
            <text:p>EVIDENCE_IDENTIFIER</text:p>
          </table:table-cell>
          <table:table-cell table:style-name="ce38"/>
          <table:table-cell office:value-type="string" table:style-name="ce38">
            <text:p><text:s/></text:p>
          </table:table-cell>
          <table:table-cell office:value-type="string" table:style-name="ce38">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2" table:style-name="ce36"/>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9"/>
        </table:table-row>
        <table:table-row table:style-name="ro1">
          <table:table-cell table:style-name="ce73"/>
          <table:table-cell office:value-type="string" table:style-name="ce42">
            <text:p>CRITERION}</text:p>
          </table:table-cell>
          <table:table-cell table:number-columns-repeated="18" table:style-name="ce42"/>
          <table:table-cell table:style-name="ce67"/>
          <table:table-cell table:number-columns-repeated="2" table:style-name="ce101"/>
          <table:table-cell table:number-columns-repeated="2" table:style-name="ce42"/>
          <table:table-cell table:style-name="ce39"/>
          <table:table-cell table:number-columns-repeated="16358" table:style-name="ce73"/>
        </table:table-row>
        <table:table-row table:style-name="ro1">
          <table:table-cell office:value-type="float" office:value="39" table:style-name="ce102">
            <text:p>39</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103">
            <text:p>For service contracts: performance of services of the specified type</text:p>
          </table:table-cell>
          <table:table-cell office:value-type="string" table:style-name="ce10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1"/>
          <table:table-cell office:value-type="string" table:style-name="ce91">
            <text:p><text:s/></text:p>
          </table:table-cell>
          <table:table-cell office:value-type="string" table:style-name="ce31">
            <text:p><text:s/></text:p>
          </table:table-cell>
          <table:table-cell office:value-type="string" table:style-name="ce104">
            <text:p>5e506c16-26ab-4e32-bb78-b27f87dc0565</text:p>
          </table:table-cell>
          <table:table-cell office:value-type="string" table:style-name="ce105">
            <text:p>CRITERION.SELECTION.TECHNICAL_PROFESSIONAL_ABILITY.REFERENCES.SERVICES_DELIVERY_PERFORMANCE</text:p>
          </table:table-cell>
          <table:table-cell office:value-type="string" table:style-name="ce42">
            <text:p>REGULATED_SC_References_Data_Structure</text:p>
          </table:table-cell>
          <table:table-cell table:style-name="ce30"/>
          <table:table-cell table:number-columns-repeated="16358" table:style-name="ce102"/>
        </table:table-row>
        <table:table-row table:style-name="ro1">
          <table:table-cell table:style-name="ce73"/>
          <table:table-cell office:value-type="string" table:style-name="ce36">
            <text:p><text:s/></text:p>
          </table:table-cell>
          <table:table-cell office:value-type="string" table:style-name="ce37">
            <text:p>{LEGISLATION}</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9"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65">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73"/>
        </table:table-row>
        <table:table-row table:style-name="ro1">
          <table:table-cell table:style-name="ce73"/>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27">
            <text:p><text:s/></text:p>
          </table:table-cell>
          <table:table-cell table:style-name="ce36"/>
          <table:table-cell office:value-type="string" table:style-name="ce70">
            <text:p>1..n</text:p>
          </table:table-cell>
          <table:table-cell office:value-type="string" table:style-name="ce38">
            <text:p><text:s/></text:p>
          </table:table-cell>
          <table:table-cell office:value-type="string" table:style-name="ce36">
            <text:p>381bea15-9460-49f7-a6d0-15d13059de29</text:p>
          </table:table-cell>
          <table:table-cell office:value-type="string" table:style-name="ce38">
            <text:p>ON*</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Description</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Amount</text:p>
          </table:table-cell>
          <table:table-cell office:value-type="string" table:style-name="ce60">
            <text:p>[Response value]</text:p>
          </table:table-cell>
          <table:table-cell office:value-type="float" office:value="1" table:style-name="ce66">
            <text:p>1</text:p>
          </table:table-cell>
          <table:table-cell office:value-type="string" table:style-name="ce36">
            <text:p>AMOUNT</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Start date; End date</text:p>
          </table:table-cell>
          <table:table-cell office:value-type="string" table:style-name="ce60">
            <text:p>[Response value]</text:p>
          </table:table-cell>
          <table:table-cell office:value-type="float" office:value="1" table:style-name="ce66">
            <text:p>1</text:p>
          </table:table-cell>
          <table:table-cell office:value-type="string" table:style-name="ce36">
            <text:p>PERIOD</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Recipients</text:p>
          </table:table-cell>
          <table:table-cell office:value-type="string" table:style-name="ce60">
            <text:p>[Response value]</text:p>
          </table:table-cell>
          <table:table-cell office:value-type="float" office:value="1" table:style-name="ce66">
            <text:p>1</text:p>
          </table:table-cell>
          <table:table-cell office:value-type="string" table:style-name="ce36">
            <text:p>DESCRIPTION</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73"/>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style-name="ce39"/>
          <table:table-cell table:number-columns-repeated="16358" table:style-name="ce73"/>
        </table:table-row>
        <table:table-row table:style-name="ro1">
          <table:table-cell table:style-name="ce39"/>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float" office:value="1" table:style-name="ce66">
            <text:p>1</text:p>
          </table:table-cell>
          <table:table-cell office:value-type="string" table:style-name="ce38">
            <text:p><text:s/></text:p>
          </table:table-cell>
          <table:table-cell office:value-type="string" table:style-name="ce40">
            <text:p>9026e403-3eb6-4705-a9e9-e21a1efc867d</text:p>
          </table:table-cell>
          <table:table-cell office:value-type="string" table:style-name="ce38">
            <text:p>ON*</text:p>
          </table:table-cell>
          <table:table-cell office:value-type="string" table:style-name="ce36">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Is this information available electronically?</text:p>
          </table:table-cell>
          <table:table-cell office:value-type="string" table:style-name="ce60">
            <text:p>[Response value]</text:p>
          </table:table-cell>
          <table:table-cell office:value-type="float" office:value="1" table:style-name="ce66">
            <text:p>1</text:p>
          </table:table-cell>
          <table:table-cell office:value-type="string" table:style-name="ce36">
            <text:p>INDICATOR</text:p>
          </table:table-cell>
          <table:table-cell office:value-type="string" table:style-name="ce38">
            <text:p><text:s/></text:p>
          </table:table-cell>
          <table:table-cell office:value-type="string" table:style-name="ce36">
            <text:p><text:s/></text:p>
          </table:table-cell>
          <table:table-cell table:style-name="ce36"/>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13"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0..1</text:p>
          </table:table-cell>
          <table:table-cell office:value-type="string" table:style-name="ce38">
            <text:p><text:s/></text:p>
          </table:table-cell>
          <table:table-cell office:value-type="string" table:style-name="ce36">
            <text:p>0a166f0a-0c5f-42b0-81e9-0fc9fa598a48</text:p>
          </table:table-cell>
          <table:table-cell office:value-type="string" table:style-name="ce36">
            <text:p>ONTRUE</text:p>
          </table:table-cell>
          <table:table-cell office:value-type="string" table:style-name="ce38">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QUESTION}</text:p>
          </table:table-cell>
          <table:table-cell table:style-name="ce36"/>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Evidence supplied</text:p>
          </table:table-cell>
          <table:table-cell office:value-type="string" table:style-name="ce60">
            <text:p>[Response value]</text:p>
          </table:table-cell>
          <table:table-cell office:value-type="float" office:value="1" table:style-name="ce66">
            <text:p>1</text:p>
          </table:table-cell>
          <table:table-cell office:value-type="string" table:style-name="ce36">
            <text:p>EVIDENCE_IDENTIFIER</text:p>
          </table:table-cell>
          <table:table-cell table:style-name="ce38"/>
          <table:table-cell office:value-type="string" table:style-name="ce38">
            <text:p><text:s/></text:p>
          </table:table-cell>
          <table:table-cell office:value-type="string" table:style-name="ce38">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text:s/></text:p>
          </table:table-cell>
          <table:table-cell office:value-type="string" table:style-name="ce36">
            <text:p>QUESTION_SUBGROUP}</text:p>
          </table:table-cell>
          <table:table-cell table:number-columns-repeated="2" table:style-name="ce36"/>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9"/>
        </table:table-row>
        <table:table-row table:style-name="ro1">
          <table:table-cell table:style-name="ce39"/>
          <table:table-cell office:value-type="string" table:style-name="ce36">
            <text:p><text:s/></text:p>
          </table:table-cell>
          <table:table-cell office:value-type="string" table:style-name="ce36">
            <text:p>QUESTION_GROUP}</text:p>
          </table:table-cell>
          <table:table-cell table:number-columns-repeated="2"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9" table:style-name="ce36"/>
          <table:table-cell office:value-type="string" table:style-name="ce36">
            <text:p><text:s/></text:p>
          </table:table-cell>
          <table:table-cell office:value-type="string" table:style-name="ce36">
            <text:p><text:s/></text:p>
          </table:table-cell>
          <table:table-cell table:style-name="ce36"/>
          <table:table-cell office:value-type="string" table:style-name="ce6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39"/>
        </table:table-row>
        <table:table-row table:style-name="ro1">
          <table:table-cell table:style-name="ce73"/>
          <table:table-cell office:value-type="string" table:style-name="ce42">
            <text:p>CRITERION}</text:p>
          </table:table-cell>
          <table:table-cell table:number-columns-repeated="18" table:style-name="ce42"/>
          <table:table-cell table:style-name="ce67"/>
          <table:table-cell table:number-columns-repeated="2" table:style-name="ce101"/>
          <table:table-cell table:number-columns-repeated="2" table:style-name="ce42"/>
          <table:table-cell table:style-name="ce39"/>
          <table:table-cell table:number-columns-repeated="16358" table:style-name="ce73"/>
        </table:table-row>
        <table:table-row table:number-rows-repeated="1048529" table:style-name="ro1">
          <table:table-cell table:number-columns-repeated="16384"/>
        </table:table-row>
      </table:table>
      <table:table table:name="SC-Abilities_1" table:style-name="ta3">
        <table:table-column table:style-name="co24" table:default-cell-style-name="ce20"/>
        <table:table-column table:style-name="co2" table:number-columns-repeated="4" table:default-cell-style-name="ce19"/>
        <table:table-column table:style-name="co25" table:default-cell-style-name="ce19"/>
        <table:table-column table:style-name="co26" table:number-columns-repeated="3" table:default-cell-style-name="ce19" table:visibility="collapse"/>
        <table:table-column table:style-name="co27" table:number-columns-repeated="7" table:default-cell-style-name="ce19" table:visibility="collapse"/>
        <table:table-column table:style-name="co9" table:default-cell-style-name="ce19"/>
        <table:table-column table:style-name="co8" table:number-columns-repeated="16367" table:default-cell-style-name="ce19"/>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97">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0">
            <text:p>Valu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style-name="ce19"/>
          <table:table-cell table:number-columns-repeated="16358" table:style-name="ce1"/>
        </table:table-row>
        <table:table-row table:style-name="ro1">
          <table:table-cell office:value-type="float" office:value="40" table:style-name="ce3">
            <text:p>40</text:p>
          </table:table-cell>
          <table:table-cell office:value-type="string" table:style-name="ce6">
            <text:p>{CRITERION</text:p>
          </table:table-cell>
          <table:table-cell table:style-name="ce6"/>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chnicians or technical bodies for quality control</text:p>
          </table:table-cell>
          <table:table-cell office:value-type="string" table:style-name="ce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67"/>
          <table:table-cell office:value-type="string" table:style-name="ce64">
            <text:p><text:s/></text:p>
          </table:table-cell>
          <table:table-cell office:value-type="string" table:style-name="ce6">
            <text:p><text:s/></text:p>
          </table:table-cell>
          <table:table-cell office:value-type="string" table:style-name="ce6">
            <text:p>3aaca389-4a7b-406b-a4b9-080845d127e7</text:p>
          </table:table-cell>
          <table:table-cell office:value-type="string" table:style-name="ce64">
            <text:p>CRITERION.SELECTION.TECHNICAL_PROFESSIONAL_ABILITY.TECHNICAL.TECHNICIANS_FOR_QUALITY_CONTROL</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table:number-columns-repeated="14"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1" table:style-name="ce3">
            <text:p>41</text:p>
          </table:table-cell>
          <table:table-cell office:value-type="string" table:style-name="ce6">
            <text:p>{CRITERION</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works contracts: technicians or technical bodies to carry out the work</text:p>
          </table:table-cell>
          <table:table-cell office:value-type="string" table:style-name="ce6">
            <text:p>In the case of public works contracts, the economic operator will be able to call on the following technicians or technical bodies to carry out the work:</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c599c130-b29f-461e-a187-4e16c7d40db7</text:p>
          </table:table-cell>
          <table:table-cell office:value-type="string" table:style-name="ce64">
            <text:p>CRITERION.SELECTION.TECHNICAL_PROFESSIONAL_ABILITY.TECHNICAL.TECHNICIANS_FOR_CARRYING_WORK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2" table:style-name="ce3">
            <text:p>42</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chnical facilities and measures for ensuring quality</text:p>
          </table:table-cell>
          <table:table-cell office:value-type="string" table:style-name="ce6">
            <text:p>It uses the following technical facilities and measures for ensuring quality and its study and research facilities are as follow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4bf996d9-439c-40c6-9ab9-980a48cb55a1</text:p>
          </table:table-cell>
          <table:table-cell office:value-type="string" table:style-name="ce64">
            <text:p>CRITERION.SELECTION.TECHNICAL_PROFESSIONAL_ABILITY.TECHNICAL.FACILITIES_FOR_QUALITY_ENSURING</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3" table:style-name="ce3">
            <text:p>43</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tudy and research facilities</text:p>
          </table:table-cell>
          <table:table-cell office:value-type="string" table:style-name="ce6">
            <text:p>It uses the following study and research facilities are as follow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90a2e100-44cc-45d3-9970-69d6714f1596</text:p>
          </table:table-cell>
          <table:table-cell office:value-type="string" table:style-name="ce64">
            <text:p>CRITERION.SELECTION.TECHNICAL_PROFESSIONAL_ABILITY.TECHNICAL.FACILITIES_FOR_STUDY_RESEARCH</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4" table:style-name="ce3">
            <text:p>44</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upply chain management</text:p>
          </table:table-cell>
          <table:table-cell office:value-type="string" table:style-name="ce6">
            <text:p>It will be able to apply the following supply chain management and tracking systems when performing the contract:</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dc12a151-7fdf-4733-a8f0-30f667292e66</text:p>
          </table:table-cell>
          <table:table-cell office:value-type="string" table:style-name="ce64">
            <text:p>CRITERION.SELECTION.TECHNICAL_PROFESSIONAL_ABILITY.TECHNICAL.SUPPLY_CHAIN_MANAGEMENT</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5" table:style-name="ce3">
            <text:p>45</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ducational and professional qualifications</text:p>
          </table:table-cell>
          <table:table-cell office:value-type="string" table:style-name="ce6">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07301031-2270-41af-8e7e-66fe0c777107</text:p>
          </table:table-cell>
          <table:table-cell office:value-type="string" table:style-name="ce64">
            <text:p>CRITERION.SELECTION.TECHNICAL_PROFESSIONAL_ABILITY.TECHNICAL.PROFESSIONAL_QUALIFICATION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6" table:style-name="ce3">
            <text:p>46</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Environmental management measures</text:p>
          </table:table-cell>
          <table:table-cell office:value-type="string" table:style-name="ce6">
            <text:p>The economic operator will be able to apply the following environmental management measures when performing the contract:</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9460457e-b43d-48a9-acd1-615de6ddd33e</text:p>
          </table:table-cell>
          <table:table-cell office:value-type="string" table:style-name="ce64">
            <text:p>CRITERION.SELECTION.TECHNICAL_PROFESSIONAL_ABILITY.TECHNICAL.ENVIRONMENTAL_MANAGEMENT_MEASURES</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style-name="ro1">
          <table:table-cell office:value-type="float" office:value="47" table:style-name="ce3">
            <text:p>47</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ools, plant or technical equipment</text:p>
          </table:table-cell>
          <table:table-cell office:value-type="string" table:style-name="ce6">
            <text:p>The following tools, plant or technical equipment will be available to it for performing the contract:</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cc18c023-211d-484d-a32e-52f3f970285f</text:p>
          </table:table-cell>
          <table:table-cell office:value-type="string" table:style-name="ce64">
            <text:p>CRITERION.SELECTION.TECHNICAL_PROFESSIONAL_ABILITY.TECHNICAL.EQUIPMENT</text:p>
          </table:table-cell>
          <table:table-cell office:value-type="string" table:style-name="ce6">
            <text:p>REGULATED_SC-Abilitie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number-columns-repeated="14"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6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4"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ca189-bcdb-4bf4-80c7-3ad507fd89fb</text:p>
          </table:table-cell>
          <table:table-cell office:value-type="string" table:style-name="ce69">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3" table:style-name="ce7"/>
          <table:table-cell office:value-type="string" table:style-name="ce7">
            <text:p><text:s/></text:p>
          </table:table-cell>
          <table:table-cell office:value-type="string" table:style-name="ce7">
            <text:p>Please describe them</text:p>
          </table:table-cell>
          <table:table-cell office:value-type="string" table:style-name="ce60">
            <text:p>[Response value]</text:p>
          </table:table-cell>
          <table:table-cell office:value-type="float" office:value="1" table:style-name="ce69">
            <text:p>1</text:p>
          </table:table-cell>
          <table:table-cell office:value-type="string" table:style-name="ce9">
            <text:p>DESCRIPTION</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3"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number-columns-repeated="14"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21">
            <text:p>CRITER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0" table:style-name="ce21"/>
          <table:table-cell office:value-type="string" table:style-name="ce21">
            <text:p><text:s/></text:p>
          </table:table-cell>
          <table:table-cell office:value-type="string" table:style-name="ce21">
            <text:p><text:s/></text:p>
          </table:table-cell>
          <table:table-cell table:style-name="ce21"/>
          <table:table-cell office:value-type="string" table:style-name="ce107">
            <text:p><text:s/></text:p>
          </table:table-cell>
          <table:table-cell office:value-type="string" table:style-name="ce21">
            <text:p><text:s/></text:p>
          </table:table-cell>
          <table:table-cell office:value-type="string" table:style-name="ce21">
            <text:p><text:s/></text:p>
          </table:table-cell>
          <table:table-cell office:value-type="string" table:style-name="ce107">
            <text:p><text:s/></text:p>
          </table:table-cell>
          <table:table-cell office:value-type="string" table:style-name="ce21">
            <text:p><text:s/></text:p>
          </table:table-cell>
          <table:table-cell table:number-columns-repeated="16359" table:style-name="ce22"/>
        </table:table-row>
        <table:table-row table:number-rows-repeated="1048478" table:style-name="ro1">
          <table:table-cell table:number-columns-repeated="16384"/>
        </table:table-row>
      </table:table>
      <table:table table:name="SC-Abilities_2_checks" table:style-name="ta3">
        <table:table-column table:style-name="co24" table:default-cell-style-name="ce20"/>
        <table:table-column table:style-name="co2" table:number-columns-repeated="3" table:default-cell-style-name="ce19"/>
        <table:table-column table:style-name="co25" table:default-cell-style-name="ce19"/>
        <table:table-column table:style-name="co26" table:number-columns-repeated="4" table:default-cell-style-name="ce19" table:visibility="collapse"/>
        <table:table-column table:style-name="co27" table:number-columns-repeated="7" table:default-cell-style-name="ce19" table:visibility="collapse"/>
        <table:table-column table:style-name="co9" table:default-cell-style-name="ce19"/>
        <table:table-column table:style-name="co50" table:default-cell-style-name="ce19"/>
        <table:table-column table:style-name="co51" table:default-cell-style-name="ce19"/>
        <table:table-column table:style-name="co39" table:default-cell-style-name="ce19"/>
        <table:table-column table:style-name="co8" table:number-columns-repeated="3" table:default-cell-style-name="ce19"/>
        <table:table-column table:style-name="co52" table:default-cell-style-name="ce19"/>
        <table:table-column table:style-name="co8" table:number-columns-repeated="16360" table:default-cell-style-name="ce19"/>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97">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0">
            <text:p>Valu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19"/>
          <table:table-cell table:number-columns-repeated="16358" table:style-name="ce1"/>
        </table:table-row>
        <table:table-row table:style-name="ro1">
          <table:table-cell office:value-type="float" office:value="48" table:style-name="ce3">
            <text:p>48</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llowance of checks</text:p>
          </table:table-cell>
          <table:table-cell office:value-type="string" table:style-name="ce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67"/>
          <table:table-cell office:value-type="string" table:style-name="ce64">
            <text:p><text:s/></text:p>
          </table:table-cell>
          <table:table-cell office:value-type="string" table:style-name="ce6">
            <text:p><text:s/></text:p>
          </table:table-cell>
          <table:table-cell office:value-type="string" table:style-name="ce6">
            <text:p>c8809aa1-29b6-4f27-ae2f-27e612e394db</text:p>
          </table:table-cell>
          <table:table-cell office:value-type="string" table:style-name="ce6">
            <text:p>CRITERION.SELECTION.TECHNICAL_PROFESSIONAL_ABILITY.TECHNICAL.CHECKS.ALLOWANCE_OF_CHECKS</text:p>
          </table:table-cell>
          <table:table-cell office:value-type="string" table:style-name="ce6">
            <text:p>REGULATED_SC-Abilities_2_checks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d7721546-9106-43a7-8d31-2fe08a862b00</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Do you allow checks?</text:p>
          </table:table-cell>
          <table:table-cell office:value-type="string" table:style-name="ce60">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62" table:style-name="ro1">
          <table:table-cell table:number-columns-repeated="16384"/>
        </table:table-row>
      </table:table>
      <table:table table:name="SC-Abilities_3" table:style-name="ta3">
        <table:table-column table:style-name="co24" table:default-cell-style-name="ce20"/>
        <table:table-column table:style-name="co36" table:default-cell-style-name="ce19"/>
        <table:table-column table:style-name="co53" table:default-cell-style-name="ce19"/>
        <table:table-column table:style-name="co54" table:default-cell-style-name="ce19"/>
        <table:table-column table:style-name="co25" table:number-columns-repeated="2" table:default-cell-style-name="ce19"/>
        <table:table-column table:style-name="co26" table:number-columns-repeated="3" table:default-cell-style-name="ce19" table:visibility="collapse"/>
        <table:table-column table:style-name="co27" table:number-columns-repeated="8" table:default-cell-style-name="ce19" table:visibility="collapse"/>
        <table:table-column table:style-name="co8" table:number-columns-repeated="2" table:default-cell-style-name="ce19"/>
        <table:table-column table:style-name="co55" table:default-cell-style-name="ce19"/>
        <table:table-column table:style-name="co8" table:number-columns-repeated="16364" table:default-cell-style-name="ce19"/>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97">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0">
            <text:p>Valu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19"/>
          <table:table-cell table:number-columns-repeated="16358" table:style-name="ce1"/>
        </table:table-row>
        <table:table-row table:style-name="ro1">
          <table:table-cell office:value-type="float" office:value="49" table:style-name="ce3">
            <text:p>49</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Number of managerial staff</text:p>
          </table:table-cell>
          <table:table-cell office:value-type="string" table:style-name="ce6">
            <text:p>The economic operator’s number of managerial staff for the last three years were as follows:</text:p>
          </table:table-cell>
          <table:table-cell table:style-name="ce67"/>
          <table:table-cell office:value-type="string" table:style-name="ce64">
            <text:p><text:s/></text:p>
          </table:table-cell>
          <table:table-cell office:value-type="string" table:style-name="ce6">
            <text:p><text:s/></text:p>
          </table:table-cell>
          <table:table-cell office:value-type="string" table:style-name="ce6">
            <text:p>6346959b-e097-4ea1-89cd-d1b4c131ea4d</text:p>
          </table:table-cell>
          <table:table-cell office:value-type="string" table:style-name="ce6">
            <text:p>CRITERION.SELECTION.TECHNICAL_PROFESSIONAL_ABILITY.MANAGEMENT.MANAGERIAL_STAFF</text:p>
          </table:table-cell>
          <table:table-cell office:value-type="string" table:style-name="ce6">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table:style-name="ce4"/>
          <table:table-cell table:style-name="ce7"/>
          <table:table-cell office:value-type="float" office:value="1" table:style-name="ce69">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23">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Yea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Numbe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Yea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Numbe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Yea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Numbe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4" table:style-name="ce7"/>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Average annual manpower</text:p>
          </table:table-cell>
          <table:table-cell office:value-type="string" table:style-name="ce6">
            <text:p>The economic operator’s average annual manpower for the last three years were as follow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1f49b3f0-d50f-43f6-8b30-4bafab108b9b</text:p>
          </table:table-cell>
          <table:table-cell office:value-type="string" table:style-name="ce6">
            <text:p>CRITERION.SELECTION.TECHNICAL_PROFESSIONAL_ABILITY.MANAGEMENT.AVERAGE_ANNUAL_MANPOWER</text:p>
          </table:table-cell>
          <table:table-cell office:value-type="string" table:style-name="ce6">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6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table:style-name="ce4"/>
          <table:table-cell table:style-name="ce7"/>
          <table:table-cell office:value-type="float" office:value="1" table:style-name="ce69">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23">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Yea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Numbe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Yea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Numbe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96defecc-7d32-4957-82e9-aad5f3c5b736</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Yea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YEA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Number</text:p>
          </table:table-cell>
          <table:table-cell office:value-type="string" table:style-name="ce60">
            <text:p>[Response value]</text:p>
          </table:table-cell>
          <table:table-cell office:value-type="float" office:value="1" table:style-name="ce69">
            <text:p>1</text:p>
          </table:table-cell>
          <table:table-cell office:value-type="string" table:style-name="ce9">
            <text:p>QUANTITY_INTEGER</text:p>
          </table:table-cell>
          <table:table-cell table:style-name="ce9"/>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table:number-columns-repeated="14"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4" table:style-name="ce7"/>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32" table:style-name="ro1">
          <table:table-cell table:number-columns-repeated="16384"/>
        </table:table-row>
      </table:table>
      <table:table table:name="SC-Subcontracting_proportion" table:style-name="ta3">
        <table:table-column table:style-name="co24" table:default-cell-style-name="ce1"/>
        <table:table-column table:style-name="co32" table:default-cell-style-name="ce1"/>
        <table:table-column table:style-name="co33" table:default-cell-style-name="ce1"/>
        <table:table-column table:style-name="co34" table:default-cell-style-name="ce1"/>
        <table:table-column table:style-name="co25" table:default-cell-style-name="ce1"/>
        <table:table-column table:style-name="co26" table:number-columns-repeated="4" table:default-cell-style-name="ce1" table:visibility="collapse"/>
        <table:table-column table:style-name="co27" table:number-columns-repeated="8" table:default-cell-style-name="ce1" table:visibility="collapse"/>
        <table:table-column table:style-name="co8" table:number-columns-repeated="2" table:default-cell-style-name="ce1"/>
        <table:table-column table:style-name="co39" table:default-cell-style-name="ce1"/>
        <table:table-column table:style-name="co8" table:number-columns-repeated="16364" table:default-cell-style-name="ce1"/>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97">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0">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9"/>
        </table:table-row>
        <table:table-row table:style-name="ro1">
          <table:table-cell office:value-type="float" office:value="51" table:style-name="ce3">
            <text:p>51</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Subcontracting proportion</text:p>
          </table:table-cell>
          <table:table-cell office:value-type="string" table:style-name="ce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67"/>
          <table:table-cell office:value-type="string" table:style-name="ce6">
            <text:p><text:s/></text:p>
          </table:table-cell>
          <table:table-cell office:value-type="string" table:style-name="ce6">
            <text:p><text:s/></text:p>
          </table:table-cell>
          <table:table-cell office:value-type="string" table:style-name="ce6">
            <text:p>612a1625-118d-4ea4-a6db-413184e7c0a8</text:p>
          </table:table-cell>
          <table:table-cell office:value-type="string" table:style-name="ce157">
            <text:p>CRITERION.SELECTION.TECHNICAL_PROFESSIONAL_ABILITY.MANAGEMENT.SUBCONTRACTING_PROPORTION</text:p>
          </table:table-cell>
          <table:table-cell office:value-type="string" table:style-name="ce6">
            <text:p>REGULATED_SC-Subcontracting_proportion_D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8">
            <text:p>{LEGISLA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float" office:value="1" table:style-name="ce7">
            <text:p>1</text:p>
          </table:table-cell>
          <table:table-cell office:value-type="string" table:style-name="ce7">
            <text:p><text:s/></text:p>
          </table:table-cell>
          <table:table-cell office:value-type="string" table:style-name="ce7">
            <text:p>575f7550-8a2d-4bad-b9d8-be07ab570076</text:p>
          </table:table-cell>
          <table:table-cell office:value-type="string" table:style-name="ce7">
            <text:p>ON*</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Please specify</text:p>
          </table:table-cell>
          <table:table-cell office:value-type="string" table:style-name="ce60">
            <text:p>[Response value]</text:p>
          </table:table-cell>
          <table:table-cell office:value-type="float" office:value="1" table:style-name="ce7">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9"/>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15" table:style-name="ce7"/>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82">
            <text:p>ON*</text:p>
          </table:table-cell>
          <table:table-cell office:value-type="string" table:style-name="ce7">
            <text:p><text:s/></text:p>
          </table:table-cell>
          <table:table-cell table:style-name="ce4"/>
          <table:table-cell table:number-columns-repeated="1635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14" table:style-name="ce7"/>
          <table:table-cell office:value-type="string" table:style-name="ce7">
            <text:p>Is this information available electronically?</text:p>
          </table:table-cell>
          <table:table-cell office:value-type="string" table:style-name="ce94">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69">
            <text:p><text:s/></text:p>
          </table:table-cell>
          <table:table-cell table:style-name="ce7"/>
          <table:table-cell table:style-name="ce4"/>
          <table:table-cell table:number-columns-repeated="1635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14" table:style-name="ce7"/>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69">
            <text:p>ONTRUE</text:p>
          </table:table-cell>
          <table:table-cell office:value-type="string" table:style-name="ce9">
            <text:p><text:s/></text:p>
          </table:table-cell>
          <table:table-cell table:style-name="ce4"/>
          <table:table-cell table:number-columns-repeated="1635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11" table:style-name="ce7"/>
          <table:table-cell office:value-type="string" table:style-name="ce7">
            <text:p>Evidence supplied</text:p>
          </table:table-cell>
          <table:table-cell office:value-type="string" table:style-name="ce94">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82">
            <text:p><text:s/></text:p>
          </table:table-cell>
          <table:table-cell office:value-type="string" table:style-name="ce9">
            <text:p><text:s/></text:p>
          </table:table-cell>
          <table:table-cell table:style-name="ce4"/>
          <table:table-cell table:number-columns-repeated="1635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2"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number-columns-repeated="3" table:style-name="ce7"/>
          <table:table-cell office:value-type="string" table:style-name="ce7">
            <text:p><text:s/></text:p>
          </table:table-cell>
          <table:table-cell table:number-columns-repeated="11" table:style-name="ce7"/>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6">
            <text:p>CRITER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62" table:style-name="ro1">
          <table:table-cell table:number-columns-repeated="16384"/>
        </table:table-row>
      </table:table>
      <table:table table:name="SC-Samples_certificates" table:style-name="ta3">
        <table:table-column table:style-name="co24" table:default-cell-style-name="ce20"/>
        <table:table-column table:style-name="co19" table:default-cell-style-name="ce19"/>
        <table:table-column table:style-name="co56" table:default-cell-style-name="ce19"/>
        <table:table-column table:style-name="co57" table:default-cell-style-name="ce19"/>
        <table:table-column table:style-name="co34" table:default-cell-style-name="ce19"/>
        <table:table-column table:style-name="co25" table:default-cell-style-name="ce19"/>
        <table:table-column table:style-name="co26" table:number-columns-repeated="3" table:default-cell-style-name="ce19" table:visibility="collapse"/>
        <table:table-column table:style-name="co27" table:number-columns-repeated="8" table:default-cell-style-name="ce19" table:visibility="collapse"/>
        <table:table-column table:style-name="co8" table:number-columns-repeated="2" table:default-cell-style-name="ce19"/>
        <table:table-column table:style-name="co39" table:default-cell-style-name="ce19"/>
        <table:table-column table:style-name="co8" table:number-columns-repeated="16364" table:default-cell-style-name="ce19"/>
        <table:table-row table:style-name="ro1">
          <table:table-cell office:value-type="float" office:value="1" table:style-name="ce75">
            <text:p>1</text:p>
          </table:table-cell>
          <table:table-cell office:value-type="float" office:value="2" table:style-name="ce81">
            <text:p>2</text:p>
          </table:table-cell>
          <table:table-cell office:value-type="float" office:value="3" table:style-name="ce75">
            <text:p>3</text:p>
          </table:table-cell>
          <table:table-cell office:value-type="float" office:value="4" table:style-name="ce81">
            <text:p>4</text:p>
          </table:table-cell>
          <table:table-cell office:value-type="float" office:value="5" table:style-name="ce75">
            <text:p>5</text:p>
          </table:table-cell>
          <table:table-cell office:value-type="float" office:value="6" table:style-name="ce81">
            <text:p>6</text:p>
          </table:table-cell>
          <table:table-cell office:value-type="float" office:value="7" table:style-name="ce75">
            <text:p>7</text:p>
          </table:table-cell>
          <table:table-cell office:value-type="float" office:value="8" table:style-name="ce81">
            <text:p>8</text:p>
          </table:table-cell>
          <table:table-cell office:value-type="float" office:value="9" table:style-name="ce75">
            <text:p>9</text:p>
          </table:table-cell>
          <table:table-cell office:value-type="float" office:value="10" table:style-name="ce81">
            <text:p>10</text:p>
          </table:table-cell>
          <table:table-cell office:value-type="float" office:value="11" table:style-name="ce75">
            <text:p>11</text:p>
          </table:table-cell>
          <table:table-cell office:value-type="float" office:value="12" table:style-name="ce81">
            <text:p>12</text:p>
          </table:table-cell>
          <table:table-cell office:value-type="float" office:value="13" table:style-name="ce75">
            <text:p>13</text:p>
          </table:table-cell>
          <table:table-cell office:value-type="float" office:value="14" table:style-name="ce81">
            <text:p>14</text:p>
          </table:table-cell>
          <table:table-cell office:value-type="float" office:value="15" table:style-name="ce75">
            <text:p>15</text:p>
          </table:table-cell>
          <table:table-cell office:value-type="float" office:value="16" table:style-name="ce81">
            <text:p>16</text:p>
          </table:table-cell>
          <table:table-cell office:value-type="float" office:value="17" table:style-name="ce75">
            <text:p>17</text:p>
          </table:table-cell>
          <table:table-cell office:value-type="float" office:value="18" table:style-name="ce81">
            <text:p>18</text:p>
          </table:table-cell>
          <table:table-cell office:value-type="float" office:value="19" table:style-name="ce75">
            <text:p>19</text:p>
          </table:table-cell>
          <table:table-cell office:value-type="float" office:value="20" table:style-name="ce97">
            <text:p>20</text:p>
          </table:table-cell>
          <table:table-cell office:value-type="float" office:value="21" table:style-name="ce75">
            <text:p>21</text:p>
          </table:table-cell>
          <table:table-cell office:value-type="float" office:value="22" table:style-name="ce81">
            <text:p>22</text:p>
          </table:table-cell>
          <table:table-cell office:value-type="float" office:value="23" table:style-name="ce75">
            <text:p>23</text:p>
          </table:table-cell>
          <table:table-cell office:value-type="float" office:value="24" table:style-name="ce81">
            <text:p>24</text:p>
          </table:table-cell>
          <table:table-cell office:value-type="float" office:value="25" table:style-name="ce75">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0">
            <text:p>Valu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2">
            <text:p>Element Code</text:p>
          </table:table-cell>
          <table:table-cell office:value-type="string" table:style-name="ce2">
            <text:p>Comment</text:p>
          </table:table-cell>
          <table:table-cell table:style-name="ce19"/>
          <table:table-cell table:number-columns-repeated="16358" table:style-name="ce1"/>
        </table:table-row>
        <table:table-row table:style-name="ro1">
          <table:table-cell office:value-type="float" office:value="52" table:style-name="ce3">
            <text:p>52</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samples, descriptions or photographs without certification of authenticity</text:p>
          </table:table-cell>
          <table:table-cell office:value-type="string" table:style-name="ce6">
            <text:p>For public supply contracts: The economic operator will supply the required samples, descriptions or photographs of the products to be supplied, which do not need to be accompanied by certifications of authenticity.</text:p>
          </table:table-cell>
          <table:table-cell table:style-name="ce67"/>
          <table:table-cell office:value-type="string" table:style-name="ce64">
            <text:p><text:s/></text:p>
          </table:table-cell>
          <table:table-cell office:value-type="string" table:style-name="ce6">
            <text:p><text:s/></text:p>
          </table:table-cell>
          <table:table-cell office:value-type="string" table:style-name="ce6">
            <text:p>bdf0601d-2480-4250-b870-658d0ee95be6</text:p>
          </table:table-cell>
          <table:table-cell office:value-type="string" table:style-name="ce6">
            <text:p>CRITERION.SELECTION.TECHNICAL_PROFESSIONAL_ABILITY.MANAGEMENT.ARTEFACTS.NO_AUTHENTICATED_ARTEFACTS</text:p>
          </table:table-cell>
          <table:table-cell office:value-type="string" table:style-name="ce6">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78">
            <text:p>0..n</text:p>
          </table:table-cell>
          <table:table-cell table:style-name="ce8"/>
          <table:table-cell office:value-type="string" table:style-name="ce8">
            <text:p>c753a2c5-59e6-4970-b6eb-27224e96bf76</text:p>
          </table:table-cell>
          <table:table-cell office:value-type="string" table:style-name="ce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cb73544d-e8bb-4cc6-819b-b8e04f1e240e</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60">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samples, descriptions or photographs with certification of authenticity</text:p>
          </table:table-cell>
          <table:table-cell office:value-type="string" table:style-name="ce6">
            <text:p>For public supply contracts: The economic operator will supply the required samples, descriptions or photographs of the products to be supplied and will provide certifications of authenticity where applicable.</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7662b7a9-bcb8-4763-a0a7-7505d8e8470d</text:p>
          </table:table-cell>
          <table:table-cell office:value-type="string" table:style-name="ce6">
            <text:p>CRITERION.SELECTION.TECHNICAL_PROFESSIONAL_ABILITY.MANAGEMENT.ARTEFACTS.AUTHENTICATED_ARTEFACTS</text:p>
          </table:table-cell>
          <table:table-cell office:value-type="string" table:style-name="ce6">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78">
            <text:p>0..n</text:p>
          </table:table-cell>
          <table:table-cell table:style-name="ce8"/>
          <table:table-cell office:value-type="string" table:style-name="ce8">
            <text:p>c753a2c5-59e6-4970-b6eb-27224e96bf76</text:p>
          </table:table-cell>
          <table:table-cell office:value-type="string" table:style-name="ce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cb73544d-e8bb-4cc6-819b-b8e04f1e240e</text:p>
          </table:table-cell>
          <table:table-cell office:value-type="string" table:style-name="ce7">
            <text:p>ON*</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Your answer?</text:p>
          </table:table-cell>
          <table:table-cell office:value-type="string" table:style-name="ce60">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style-name="ce4"/>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4">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4"/>
        </table:table-row>
        <table:table-row table:number-rows-repeated="1048550" table:style-name="ro1">
          <table:table-cell table:number-columns-repeated="16384"/>
        </table:table-row>
      </table:table>
      <table:table table:name="SC-Quality_assurance" table:style-name="ta1">
        <table:table-column table:style-name="co24" table:default-cell-style-name="ce1"/>
        <table:table-column table:style-name="co58" table:default-cell-style-name="ce1"/>
        <table:table-column table:style-name="co59" table:default-cell-style-name="ce1"/>
        <table:table-column table:style-name="co28" table:default-cell-style-name="ce1"/>
        <table:table-column table:style-name="co54" table:default-cell-style-name="ce1"/>
        <table:table-column table:style-name="co25" table:default-cell-style-name="ce1"/>
        <table:table-column table:style-name="co26" table:number-columns-repeated="2" table:default-cell-style-name="ce1"/>
        <table:table-column table:style-name="co26" table:default-cell-style-name="ce1" table:visibility="collapse"/>
        <table:table-column table:style-name="co27" table:number-columns-repeated="7" table:default-cell-style-name="ce1" table:visibility="collapse"/>
        <table:table-column table:style-name="co27" table:default-cell-style-name="ce1"/>
        <table:table-column table:style-name="co8" table:number-columns-repeated="2" table:default-cell-style-name="ce1"/>
        <table:table-column table:style-name="co39" table:default-cell-style-name="ce1"/>
        <table:table-column table:style-name="co8" table:number-columns-repeated="3" table:default-cell-style-name="ce1"/>
        <table:table-column table:style-name="co8" table:default-cell-style-name="ce19"/>
        <table:table-column table:style-name="co8" table:number-columns-repeated="16360" table:default-cell-style-name="ce1"/>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97">
            <text:p>20</text:p>
          </table:table-cell>
          <table:table-cell office:value-type="float" office:value="21" table:style-name="ce13">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9"/>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90">
            <text:p>Valu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9"/>
        </table:table-row>
        <table:table-row table:style-name="ro1">
          <table:table-cell office:value-type="float" office:value="54" table:style-name="ce3">
            <text:p>54</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For supply contracts: certificates by quality control institutes</text:p>
          </table:table-cell>
          <table:table-cell office:value-type="string" table:style-name="ce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67"/>
          <table:table-cell office:value-type="string" table:style-name="ce6">
            <text:p><text:s/></text:p>
          </table:table-cell>
          <table:table-cell office:value-type="string" table:style-name="ce6">
            <text:p><text:s/></text:p>
          </table:table-cell>
          <table:table-cell office:value-type="string" table:style-name="ce6">
            <text:p>a7669d7d-9297-43e1-9d10-691a1660187c</text:p>
          </table:table-cell>
          <table:table-cell office:value-type="string" table:style-name="ce64">
            <text:p>CRITERION.SELECTION.TECHNICAL_PROFESSIONAL_ABILITY.CERTIFICATES.QUALITY_ASSURANCE.QA_INSTITUTES_CERTIFICATE</text:p>
          </table:table-cell>
          <table:table-cell office:value-type="string" table:style-name="ce6">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78">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1"/>
          <table:table-cell table:style-name="ce79"/>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69">
            <text:p>ON*</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51">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1"/>
          <table:table-cell table:style-name="ce79"/>
          <table:table-cell office:value-type="string" table:style-name="ce7">
            <text:p>Your answer?</text:p>
          </table:table-cell>
          <table:table-cell office:value-type="string" table:style-name="ce4">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1"/>
          <table:table-cell table:style-name="ce80"/>
          <table:table-cell table:number-columns-repeated="2" table:style-name="ce7"/>
          <table:table-cell office:value-type="float" office:value="1" table:style-name="ce69">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0">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1"/>
          <table:table-cell table:style-name="ce80"/>
          <table:table-cell office:value-type="string" table:style-name="ce7">
            <text:p>If not, please explain why and state which other means of proof can be provided:</text:p>
          </table:table-cell>
          <table:table-cell office:value-type="string" table:style-name="ce4">
            <text:p>[Response value]</text:p>
          </table:table-cell>
          <table:table-cell office:value-type="float" office:value="1" table:style-name="ce69">
            <text:p>1</text:p>
          </table:table-cell>
          <table:table-cell office:value-type="string" table:style-name="ce7">
            <text:p>DESCRIPTION</text:p>
          </table:table-cell>
          <table:table-cell table:style-name="ce7"/>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1"/>
          <table:table-cell table:style-name="ce80"/>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1"/>
          <table:table-cell table:style-name="ce80"/>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table:number-columns-repeated="11"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1"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table:number-columns-repeated="11"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1"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table:number-columns-repeated="11"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table:number-columns-repeated="11"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Certificates by independent bodies about quality assurance standards</text:p>
          </table:table-cell>
          <table:table-cell office:value-type="string" table:style-name="ce6">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d726bac9-e153-4e75-bfca-c5385587766d</text:p>
          </table:table-cell>
          <table:table-cell office:value-type="string" table:style-name="ce64">
            <text:p>CRITERION.SELECTION.TECHNICAL_PROFESSIONAL_ABILITY.CERTIFICATES.QUALITY_ASSURANCE.QA_INDEPENDENT_CERTIFICATE</text:p>
          </table:table-cell>
          <table:table-cell office:value-type="string" table:style-name="ce6">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78">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1"/>
          <table:table-cell table:style-name="ce79"/>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69">
            <text:p>ON*</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51">
            <text:p><text:s/></text:p>
          </table:table-cell>
          <table:table-cell office:value-type="string" table:style-name="ce7">
            <text:p>{QUESTION}</text:p>
          </table:table-cell>
          <table:table-cell table:number-columns-repeated="6" table:style-name="ce7"/>
          <table:table-cell table:number-columns-repeated="7" table:style-name="ce51"/>
          <table:table-cell table:style-name="ce79"/>
          <table:table-cell office:value-type="string" table:style-name="ce7">
            <text:p>Your answer?</text:p>
          </table:table-cell>
          <table:table-cell office:value-type="string" table:style-name="ce4">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1"/>
          <table:table-cell table:style-name="ce80"/>
          <table:table-cell table:number-columns-repeated="2" table:style-name="ce7"/>
          <table:table-cell office:value-type="float" office:value="1" table:style-name="ce69">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0">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1"/>
          <table:table-cell table:style-name="ce80"/>
          <table:table-cell office:value-type="string" table:style-name="ce7">
            <text:p>If not, please explain why and state which other means of proof can be provided:</text:p>
          </table:table-cell>
          <table:table-cell office:value-type="string" table:style-name="ce4">
            <text:p>[Response value]</text:p>
          </table:table-cell>
          <table:table-cell office:value-type="float" office:value="1" table:style-name="ce69">
            <text:p>1</text:p>
          </table:table-cell>
          <table:table-cell office:value-type="string" table:style-name="ce7">
            <text:p>DESCRIPTION</text:p>
          </table:table-cell>
          <table:table-cell table:style-name="ce7"/>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1"/>
          <table:table-cell table:style-name="ce80"/>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1"/>
          <table:table-cell table:style-name="ce80"/>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2"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2"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2"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3"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2"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Certificates by independent bodies about environmental management systems or standards</text:p>
          </table:table-cell>
          <table:table-cell office:value-type="string" table:style-name="ce6">
            <text:p>Will the economic operator be able to produce certificates drawn up by independent bodies attesting that the economic operator complies with the required environmental management systems or standard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8ed65e48-fd0d-444f-97bd-4f58da632999</text:p>
          </table:table-cell>
          <table:table-cell office:value-type="string" table:style-name="ce64">
            <text:p>CRITERION.SELECTION.TECHNICAL_PROFESSIONAL_ABILITY.CERTIFICATES.ENVIRONMENTAL_MANAGEMENT.ENV_INDEPENDENT_CERTIFICATE</text:p>
          </table:table-cell>
          <table:table-cell office:value-type="string" table:style-name="ce6">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7">
            <text:p><text:s/></text:p>
          </table:table-cell>
          <table:table-cell office:value-type="string" table:style-name="ce8">
            <text:p>{LEGISLATION}</text:p>
          </table:table-cell>
          <table:table-cell table:number-columns-repeated="17" table:style-name="ce8"/>
          <table:table-cell office:value-type="string" table:style-name="ce78">
            <text:p>0..n</text:p>
          </table:table-cell>
          <table:table-cell table:style-name="ce8"/>
          <table:table-cell office:value-type="string" table:style-name="ce8">
            <text:p>c753a2c5-59e6-4970-b6eb-27224e96bf76</text:p>
          </table:table-cell>
          <table:table-cell office:value-type="string" table:style-name="ce68">
            <text:p><text:s/></text:p>
          </table:table-cell>
          <table:table-cell table:style-name="ce8"/>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7" table:style-name="ce7"/>
          <table:table-cell table:number-columns-repeated="7" table:style-name="ce51"/>
          <table:table-cell table:style-name="ce79"/>
          <table:table-cell office:value-type="string" table:style-name="ce4">
            <text:p><text:s/></text:p>
          </table:table-cell>
          <table:table-cell table:style-name="ce7"/>
          <table:table-cell office:value-type="float" office:value="1" table:style-name="ce69">
            <text:p>1</text:p>
          </table:table-cell>
          <table:table-cell office:value-type="string" table:style-name="ce7">
            <text:p><text:s/></text:p>
          </table:table-cell>
          <table:table-cell office:value-type="string" table:style-name="ce7">
            <text:p>4887c3d7-05fc-4e3e-b066-f338910f0c4c</text:p>
          </table:table-cell>
          <table:table-cell office:value-type="string" table:style-name="ce69">
            <text:p>ON*</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51">
            <text:p><text:s/></text:p>
          </table:table-cell>
          <table:table-cell office:value-type="string" table:style-name="ce7">
            <text:p>{QUESTION}</text:p>
          </table:table-cell>
          <table:table-cell table:style-name="ce7"/>
          <table:table-cell office:value-type="string" table:style-name="ce7">
            <text:p><text:s/></text:p>
          </table:table-cell>
          <table:table-cell table:number-columns-repeated="4" table:style-name="ce7"/>
          <table:table-cell table:number-columns-repeated="7" table:style-name="ce51"/>
          <table:table-cell table:style-name="ce79"/>
          <table:table-cell office:value-type="string" table:style-name="ce7">
            <text:p>Your answer?</text:p>
          </table:table-cell>
          <table:table-cell office:value-type="string" table:style-name="ce4">
            <text:p>[Response value]</text:p>
          </table:table-cell>
          <table:table-cell office:value-type="float" office:value="1" table:style-name="ce69">
            <text:p>1</text:p>
          </table:table-cell>
          <table:table-cell office:value-type="string" table:style-name="ce9">
            <text:p>INDICATOR</text:p>
          </table:table-cell>
          <table:table-cell office:value-type="string" table:style-name="ce9">
            <text:p><text:s/></text:p>
          </table:table-cell>
          <table:table-cell office:value-type="string" table:style-name="ce82">
            <text:p><text:s/></text:p>
          </table:table-cell>
          <table:table-cell office:value-type="string" table:style-name="ce7">
            <text:p><text:s/></text:p>
          </table:table-cell>
          <table:table-cell table:number-columns-repeated="16359" table:style-name="ce19"/>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1"/>
          <table:table-cell table:style-name="ce80"/>
          <table:table-cell table:number-columns-repeated="2" table:style-name="ce7"/>
          <table:table-cell office:value-type="float" office:value="1" table:style-name="ce69">
            <text:p>1</text:p>
          </table:table-cell>
          <table:table-cell office:value-type="string" table:style-name="ce7">
            <text:p><text:s/></text:p>
          </table:table-cell>
          <table:table-cell office:value-type="string" table:style-name="ce7">
            <text:p>83f2f79e-0455-4918-89ff-d7829e8bf758</text:p>
          </table:table-cell>
          <table:table-cell office:value-type="string" table:style-name="ce70">
            <text:p>ONFALSE</text:p>
          </table:table-cell>
          <table:table-cell office:value-type="string" table:style-name="ce7">
            <text:p><text:s/></text:p>
          </table:table-cell>
          <table:table-cell office:value-type="string" table:style-name="ce7">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table:number-columns-repeated="5" table:style-name="ce7"/>
          <table:table-cell table:number-columns-repeated="7" table:style-name="ce51"/>
          <table:table-cell table:style-name="ce80"/>
          <table:table-cell office:value-type="string" table:style-name="ce7">
            <text:p>If not, please explain why and state which other means of proof can be provided:</text:p>
          </table:table-cell>
          <table:table-cell office:value-type="string" table:style-name="ce4">
            <text:p>[Response value]</text:p>
          </table:table-cell>
          <table:table-cell office:value-type="float" office:value="1" table:style-name="ce69">
            <text:p>1</text:p>
          </table:table-cell>
          <table:table-cell office:value-type="string" table:style-name="ce7">
            <text:p>DESCRIPTION</text:p>
          </table:table-cell>
          <table:table-cell table:style-name="ce7"/>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number-columns-repeated="6" table:style-name="ce7"/>
          <table:table-cell table:number-columns-repeated="7" table:style-name="ce51"/>
          <table:table-cell table:style-name="ce80"/>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7">
            <text:p><text:s/></text:p>
          </table:table-cell>
          <table:table-cell office:value-type="string" table:style-name="ce7">
            <text:p>QUESTION_GROUP}</text:p>
          </table:table-cell>
          <table:table-cell table:number-columns-repeated="2" table:style-name="ce7"/>
          <table:table-cell office:value-type="string" table:style-name="ce7">
            <text:p><text:s/></text:p>
          </table:table-cell>
          <table:table-cell table:number-columns-repeated="4" table:style-name="ce7"/>
          <table:table-cell table:number-columns-repeated="7" table:style-name="ce51"/>
          <table:table-cell table:style-name="ce80"/>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69">
            <text:p><text:s/></text:p>
          </table:table-cell>
          <table:table-cell office:value-type="string" table:style-name="ce7">
            <text:p><text:s/></text:p>
          </table:table-cell>
          <table:table-cell table:number-columns-repeated="1635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4" table:style-name="ce9"/>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4" table:style-name="ce9"/>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3" table:style-name="ce9"/>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3">
            <text:p><text:s/></text:p>
          </table:table-cell>
          <table:table-cell office:value-type="string" table:style-name="ce6">
            <text:p>CRITER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4">
            <text:p><text:s/></text:p>
          </table:table-cell>
          <table:table-cell office:value-type="string" table:style-name="ce6">
            <text:p><text:s/></text:p>
          </table:table-cell>
          <table:table-cell table:number-columns-repeated="16359" table:style-name="ce4"/>
        </table:table-row>
        <table:table-row table:number-rows-repeated="1048529" table:style-name="ro1">
          <table:table-cell table:number-columns-repeated="16384"/>
        </table:table-row>
      </table:table>
      <table:table table:name="OTHER-EO-SHELTERED" table:style-name="ta4">
        <table:table-column table:style-name="co24" table:default-cell-style-name="ce54"/>
        <table:table-column table:style-name="co58" table:default-cell-style-name="ce54"/>
        <table:table-column table:style-name="co59" table:default-cell-style-name="ce54"/>
        <table:table-column table:style-name="co28" table:default-cell-style-name="ce54"/>
        <table:table-column table:style-name="co54" table:default-cell-style-name="ce54"/>
        <table:table-column table:style-name="co25" table:default-cell-style-name="ce54"/>
        <table:table-column table:style-name="co26" table:number-columns-repeated="3" table:default-cell-style-name="ce54" table:visibility="collapse"/>
        <table:table-column table:style-name="co27" table:number-columns-repeated="7" table:default-cell-style-name="ce54" table:visibility="collapse"/>
        <table:table-column table:style-name="co27" table:default-cell-style-name="ce54"/>
        <table:table-column table:style-name="co8" table:number-columns-repeated="6" table:default-cell-style-name="ce54"/>
        <table:table-column table:style-name="co8" table:default-cell-style-name="ce117"/>
        <table:table-column table:style-name="co8" table:number-columns-repeated="16360" table:default-cell-style-name="ce54"/>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14">
            <text:p>20</text:p>
          </table:table-cell>
          <table:table-cell office:value-type="float" office:value="21" table:style-name="ce13">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17"/>
        </table:table-row>
        <table:table-row table:style-name="ro1">
          <table:table-cell office:value-type="float" office:value="57" table:style-name="ce44">
            <text:p>57</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EO is a sheltered workshop</text:p>
          </table:table-cell>
          <table:table-cell office:value-type="string" table:style-name="ce118">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46"/>
          <table:table-cell office:value-type="string" table:style-name="ce118">
            <text:p>2043338f-a38a-490b-b3ec-2607cb25a017</text:p>
          </table:table-cell>
          <table:table-cell office:value-type="string" table:style-name="ce110">
            <text:p>CRITERION.OTHER.EO_DATA.SHELTERED_WORKSHOP</text:p>
          </table:table-cell>
          <table:table-cell office:value-type="string" table:style-name="ce46">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7" table:style-name="ce43"/>
          <table:table-cell table:number-columns-repeated="7" table:style-name="ce49"/>
          <table:table-cell table:style-name="ce115"/>
          <table:table-cell office:value-type="string" table:style-name="ce45">
            <text:p><text:s/></text:p>
          </table:table-cell>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
            <text:p>6febbe4a-e715-427c-a2b1-19cfabadaef0</text:p>
          </table:table-cell>
          <table:table-cell office:value-type="string" table:style-name="ce119">
            <text:p>ON*</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9">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4" table:style-name="ce43"/>
          <table:table-cell table:number-columns-repeated="7" table:style-name="ce49"/>
          <table:table-cell table:style-name="ce115"/>
          <table:table-cell office:value-type="string" table:style-name="ce43">
            <text:p>Your answer?</text:p>
          </table:table-cell>
          <table:table-cell office:value-type="string" table:style-name="ce45">
            <text:p>[Response value]</text:p>
          </table:table-cell>
          <table:table-cell office:value-type="float" office:value="1" table:style-name="ce119">
            <text:p>1</text:p>
          </table:table-cell>
          <table:table-cell office:value-type="string" table:style-name="ce120">
            <text:p>INDICATOR</text:p>
          </table:table-cell>
          <table:table-cell office:value-type="string" table:style-name="ce120">
            <text:p><text:s/></text:p>
          </table:table-cell>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office:value-type="string" table:style-name="ce120">
            <text:p><text:s/></text:p>
          </table:table-cell>
          <table:table-cell office:value-type="string" table:style-name="ce120">
            <text:p><text:s/></text:p>
          </table:table-cell>
          <table:table-cell table:style-name="ce122"/>
          <table:table-cell office:value-type="string" table:style-name="ce120">
            <text:p>{QUESTION_SUBGROUP</text:p>
          </table:table-cell>
          <table:table-cell table:number-columns-repeated="6" table:style-name="ce120"/>
          <table:table-cell table:number-columns-repeated="7" table:style-name="ce50"/>
          <table:table-cell table:style-name="ce122"/>
          <table:table-cell table:style-name="ce43"/>
          <table:table-cell office:value-type="string" table:style-name="ce43">
            <text:p><text:s/></text:p>
          </table:table-cell>
          <table:table-cell office:value-type="float" office:value="1" table:style-name="ce119">
            <text:p>1</text:p>
          </table:table-cell>
          <table:table-cell office:value-type="string" table:style-name="ce120">
            <text:p><text:s/></text:p>
          </table:table-cell>
          <table:table-cell office:value-type="string" table:style-name="ce1">
            <text:p>a5e33369-e2b5-45f7-9969-ddb1c3ae17c8</text:p>
          </table:table-cell>
          <table:table-cell office:value-type="string" table:style-name="ce121">
            <text:p>ONTRUE</text:p>
          </table:table-cell>
          <table:table-cell office:value-type="string" table:style-name="ce120">
            <text:p><text:s/></text:p>
          </table:table-cell>
          <table:table-cell table:number-columns-repeated="16359" table:style-name="ce123"/>
        </table:table-row>
        <table:table-row table:style-name="ro1">
          <table:table-cell office:value-type="string" table:style-name="ce120">
            <text:p><text:s/></text:p>
          </table:table-cell>
          <table:table-cell office:value-type="string" table:style-name="ce120">
            <text:p><text:s/></text:p>
          </table:table-cell>
          <table:table-cell table:style-name="ce122"/>
          <table:table-cell office:value-type="string" table:style-name="ce120">
            <text:p><text:s/></text:p>
          </table:table-cell>
          <table:table-cell office:value-type="string" table:style-name="ce120">
            <text:p>{QUESTION}</text:p>
          </table:table-cell>
          <table:table-cell table:number-columns-repeated="5" table:style-name="ce120"/>
          <table:table-cell table:number-columns-repeated="7" table:style-name="ce50"/>
          <table:table-cell table:style-name="ce122"/>
          <table:table-cell office:value-type="string" table:style-name="ce43">
            <text:p>What is the corresponding percentage of disabled or disadvantaged workers?</text:p>
          </table:table-cell>
          <table:table-cell office:value-type="string" table:style-name="ce45">
            <text:p>[Response value]</text:p>
          </table:table-cell>
          <table:table-cell office:value-type="string" table:style-name="ce119">
            <text:p>0..1</text:p>
          </table:table-cell>
          <table:table-cell office:value-type="string" table:style-name="ce43">
            <text:p>PERCENTAGE</text:p>
          </table:table-cell>
          <table:table-cell office:value-type="string" table:style-name="ce120">
            <text:p><text:s/></text:p>
          </table:table-cell>
          <table:table-cell office:value-type="string" table:style-name="ce119">
            <text:p><text:s/></text:p>
          </table:table-cell>
          <table:table-cell table:style-name="ce120"/>
          <table:table-cell table:number-columns-repeated="16359" table:style-name="ce123"/>
        </table:table-row>
        <table:table-row table:style-name="ro1">
          <table:table-cell office:value-type="string" table:style-name="ce120">
            <text:p><text:s/></text:p>
          </table:table-cell>
          <table:table-cell office:value-type="string" table:style-name="ce120">
            <text:p><text:s/></text:p>
          </table:table-cell>
          <table:table-cell table:style-name="ce122"/>
          <table:table-cell office:value-type="string" table:style-name="ce120">
            <text:p><text:s/></text:p>
          </table:table-cell>
          <table:table-cell office:value-type="string" table:style-name="ce120">
            <text:p>{QUESTION}</text:p>
          </table:table-cell>
          <table:table-cell table:number-columns-repeated="5" table:style-name="ce120"/>
          <table:table-cell table:number-columns-repeated="7" table:style-name="ce50"/>
          <table:table-cell table:style-name="ce122"/>
          <table:table-cell office:value-type="string" table:style-name="ce1">
            <text:p>If required, please provide details on whether the employees concerned belong to a specific category of disabled or disadvantaged workers?</text:p>
          </table:table-cell>
          <table:table-cell office:value-type="string" table:style-name="ce45">
            <text:p>[Response value]</text:p>
          </table:table-cell>
          <table:table-cell office:value-type="string" table:style-name="ce119">
            <text:p>0..1</text:p>
          </table:table-cell>
          <table:table-cell office:value-type="string" table:style-name="ce120">
            <text:p>DESCRIPTION</text:p>
          </table:table-cell>
          <table:table-cell table:style-name="ce43"/>
          <table:table-cell office:value-type="string" table:style-name="ce119">
            <text:p><text:s/></text:p>
          </table:table-cell>
          <table:table-cell office:value-type="string" table:style-name="ce120">
            <text:p><text:s/></text:p>
          </table:table-cell>
          <table:table-cell table:number-columns-repeated="16359" table:style-name="ce123"/>
        </table:table-row>
        <table:table-row table:style-name="ro1">
          <table:table-cell office:value-type="string" table:style-name="ce120">
            <text:p><text:s/></text:p>
          </table:table-cell>
          <table:table-cell office:value-type="string" table:style-name="ce120">
            <text:p><text:s/></text:p>
          </table:table-cell>
          <table:table-cell table:style-name="ce122"/>
          <table:table-cell office:value-type="string" table:style-name="ce120">
            <text:p>QUESTION_SUBGROUP}</text:p>
          </table:table-cell>
          <table:table-cell table:number-columns-repeated="6" table:style-name="ce120"/>
          <table:table-cell table:number-columns-repeated="7" table:style-name="ce50"/>
          <table:table-cell table:style-name="ce122"/>
          <table:table-cell office:value-type="string" table:style-name="ce43">
            <text:p><text:s/></text:p>
          </table:table-cell>
          <table:table-cell office:value-type="string" table:style-name="ce43">
            <text:p><text:s/></text:p>
          </table:table-cell>
          <table:table-cell office:value-type="string" table:style-name="ce119">
            <text:p><text:s/></text:p>
          </table:table-cell>
          <table:table-cell office:value-type="string" table:style-name="ce43">
            <text:p><text:s/></text:p>
          </table:table-cell>
          <table:table-cell table:style-name="ce43"/>
          <table:table-cell office:value-type="string" table:style-name="ce119">
            <text:p><text:s/></text:p>
          </table:table-cell>
          <table:table-cell office:value-type="string" table:style-name="ce120">
            <text:p><text:s/></text:p>
          </table:table-cell>
          <table:table-cell table:number-columns-repeated="16359" table:style-name="ce123"/>
        </table:table-row>
        <table:table-row table:style-name="ro1">
          <table:table-cell table:number-columns-repeated="2" table:style-name="ce120"/>
          <table:table-cell office:value-type="string" table:style-name="ce43">
            <text:p>QUESTION_GROUP}</text:p>
          </table:table-cell>
          <table:table-cell table:number-columns-repeated="7" table:style-name="ce120"/>
          <table:table-cell table:number-columns-repeated="7" table:style-name="ce50"/>
          <table:table-cell table:style-name="ce122"/>
          <table:table-cell table:number-columns-repeated="2" table:style-name="ce43"/>
          <table:table-cell table:style-name="ce119"/>
          <table:table-cell table:number-columns-repeated="2" table:style-name="ce43"/>
          <table:table-cell table:style-name="ce119"/>
          <table:table-cell table:style-name="ce120"/>
          <table:table-cell table:number-columns-repeated="16359" table:style-name="ce1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table:number-columns-repeated="16359" table:style-name="ce45"/>
        </table:table-row>
        <table:table-row table:number-rows-repeated="15" table:style-name="ro1">
          <table:table-cell table:number-columns-repeated="16384" table:style-name="ce54"/>
        </table:table-row>
        <table:table-row table:number-rows-repeated="109" table:style-name="ro1">
          <table:table-cell table:number-columns-repeated="23"/>
          <table:table-cell table:number-columns-repeated="16361" table:style-name="ce54"/>
        </table:table-row>
        <table:table-row table:number-rows-repeated="1048435" table:style-name="ro1">
          <table:table-cell table:number-columns-repeated="16384"/>
        </table:table-row>
      </table:table>
      <table:table table:name="OTHER-EO-PQS" table:style-name="ta4">
        <table:table-column table:style-name="co24" table:default-cell-style-name="ce54"/>
        <table:table-column table:style-name="co58" table:default-cell-style-name="ce54"/>
        <table:table-column table:style-name="co59" table:default-cell-style-name="ce54"/>
        <table:table-column table:style-name="co28" table:default-cell-style-name="ce54"/>
        <table:table-column table:style-name="co54" table:default-cell-style-name="ce54"/>
        <table:table-column table:style-name="co25" table:default-cell-style-name="ce54"/>
        <table:table-column table:style-name="co26" table:number-columns-repeated="3" table:default-cell-style-name="ce54" table:visibility="collapse"/>
        <table:table-column table:style-name="co27" table:number-columns-repeated="7" table:default-cell-style-name="ce54" table:visibility="collapse"/>
        <table:table-column table:style-name="co27" table:default-cell-style-name="ce54"/>
        <table:table-column table:style-name="co8" table:default-cell-style-name="ce54"/>
        <table:table-column table:style-name="co60" table:default-cell-style-name="ce54"/>
        <table:table-column table:style-name="co8" table:default-cell-style-name="ce54"/>
        <table:table-column table:style-name="co8" table:default-cell-style-name="ce117"/>
        <table:table-column table:style-name="co8" table:number-columns-repeated="2" table:default-cell-style-name="ce54"/>
        <table:table-column table:style-name="co8" table:default-cell-style-name="ce117"/>
        <table:table-column table:style-name="co8" table:number-columns-repeated="16360" table:default-cell-style-name="ce54"/>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14">
            <text:p>20</text:p>
          </table:table-cell>
          <table:table-cell office:value-type="float" office:value="21" table:style-name="ce7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17"/>
        </table:table-row>
        <table:table-row table:style-name="ro1">
          <table:table-cell office:value-type="float" office:value="58" table:style-name="ce44">
            <text:p>58</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EO registered in a PQS</text:p>
          </table:table-cell>
          <table:table-cell office:value-type="string" table:style-name="ce110">
            <text:p>If applicable, is the economic operator registered on an official list of approved economic operators or does it have an equivalent certificate (e.g. under a national (pre)qualification system)?</text:p>
          </table:table-cell>
          <table:table-cell table:style-name="ce46"/>
          <table:table-cell table:style-name="ce114"/>
          <table:table-cell table:style-name="ce46"/>
          <table:table-cell office:value-type="string" table:style-name="ce110">
            <text:p>9b19e869-6c89-4cc4-bd6c-ac9ca8602165</text:p>
          </table:table-cell>
          <table:table-cell office:value-type="string" table:style-name="ce110">
            <text:p>CRITERION.OTHER.EO_DATA.REGISTERED_IN_OFFICIAL_LIST</text:p>
          </table:table-cell>
          <table:table-cell office:value-type="string" table:style-name="ce46">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7" table:style-name="ce43"/>
          <table:table-cell table:number-columns-repeated="7" table:style-name="ce49"/>
          <table:table-cell table:style-name="ce115"/>
          <table:table-cell office:value-type="string" table:style-name="ce45">
            <text:p><text:s/></text:p>
          </table:table-cell>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54">
            <text:p>64162276-7014-408f-a9af-080426bfe1fd</text:p>
          </table:table-cell>
          <table:table-cell office:value-type="string" table:style-name="ce119">
            <text:p>ON*</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9">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4" table:style-name="ce43"/>
          <table:table-cell table:number-columns-repeated="7" table:style-name="ce49"/>
          <table:table-cell table:style-name="ce115"/>
          <table:table-cell office:value-type="string" table:style-name="ce43">
            <text:p>Your answer?</text:p>
          </table:table-cell>
          <table:table-cell office:value-type="string" table:style-name="ce43">
            <text:p>[Response value]</text:p>
          </table:table-cell>
          <table:table-cell office:value-type="float" office:value="1" table:style-name="ce119">
            <text:p>1</text:p>
          </table:table-cell>
          <table:table-cell office:value-type="string" table:style-name="ce43">
            <text:p>INDICATOR</text:p>
          </table:table-cell>
          <table:table-cell office:value-type="string" table:style-name="ce120">
            <text:p><text:s/></text:p>
          </table:table-cell>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table:style-name="ce49"/>
          <table:table-cell office:value-type="string" table:style-name="ce43">
            <text:p>{QUESTION_SUBGROUP</text:p>
          </table:table-cell>
          <table:table-cell table:number-columns-repeated="6" table:style-name="ce43"/>
          <table:table-cell table:number-columns-repeated="7" table:style-name="ce49"/>
          <table:table-cell table:style-name="ce115"/>
          <table:table-cell table:style-name="ce43"/>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20">
            <text:p>9026e403-3eb6-4705-a9e9-e21a1efc867d</text:p>
          </table:table-cell>
          <table:table-cell office:value-type="string" table:style-name="ce121">
            <text:p>ONTRUE</text:p>
          </table:table-cell>
          <table:table-cell office:value-type="string" table:style-name="ce43">
            <text:p><text:s/></text:p>
          </table:table-cell>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a) Please provide the name of the list or certificate and the relevant registration or certification number, if applicable</text:p>
          </table:table-cell>
          <table:table-cell office:value-type="string" table:style-name="ce43">
            <text:p>[Response value]</text:p>
          </table:table-cell>
          <table:table-cell office:value-type="float" office:value="1" table:style-name="ce119">
            <text:p>1</text:p>
          </table:table-cell>
          <table:table-cell office:value-type="string" table:style-name="ce43">
            <text:p>DESCRIPTION</text:p>
          </table:table-cell>
          <table:table-cell table:style-name="ce120"/>
          <table:table-cell table:style-name="ce121"/>
          <table:table-cell table:style-name="ce43"/>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table:style-name="ce49"/>
          <table:table-cell office:value-type="string" table:style-name="ce43">
            <text:p><text:s/></text:p>
          </table:table-cell>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b) If the certificate of registration or certification is available electronically, please state where</text:p>
          </table:table-cell>
          <table:table-cell office:value-type="string" table:style-name="ce43">
            <text:p>[Response value]</text:p>
          </table:table-cell>
          <table:table-cell office:value-type="string" table:style-name="ce119">
            <text:p>0..1</text:p>
          </table:table-cell>
          <table:table-cell office:value-type="string" table:style-name="ce43">
            <text:p>URL</text:p>
          </table:table-cell>
          <table:table-cell table:style-name="ce120"/>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c) Please state the references on which the registration or certification is based, and, where applicable, the classification obtained in the official list</text:p>
          </table:table-cell>
          <table:table-cell office:value-type="string" table:style-name="ce43">
            <text:p>[Response value]</text:p>
          </table:table-cell>
          <table:table-cell office:value-type="string" table:style-name="ce119">
            <text:p>0..1</text:p>
          </table:table-cell>
          <table:table-cell office:value-type="string" table:style-name="ce43">
            <text:p>DESCRIPTION</text:p>
          </table:table-cell>
          <table:table-cell table:style-name="ce120"/>
          <table:table-cell table:style-name="ce121"/>
          <table:table-cell table:style-name="ce43"/>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d) Does the registration or certification cover all of the required selection criteria?</text:p>
          </table:table-cell>
          <table:table-cell office:value-type="string" table:style-name="ce43">
            <text:p>[Response value]</text:p>
          </table:table-cell>
          <table:table-cell office:value-type="float" office:value="1" table:style-name="ce119">
            <text:p>1</text:p>
          </table:table-cell>
          <table:table-cell office:value-type="string" table:style-name="ce43">
            <text:p>INDICATOR</text:p>
          </table:table-cell>
          <table:table-cell table:style-name="ce120"/>
          <table:table-cell table:style-name="ce121"/>
          <table:table-cell table:style-name="ce43"/>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table:style-name="ce49"/>
          <table:table-cell office:value-type="string" table:style-name="ce43">
            <text:p>QUESTION_SUBGROUP}</text:p>
          </table:table-cell>
          <table:table-cell table:number-columns-repeated="6" table:style-name="ce43"/>
          <table:table-cell table:number-columns-repeated="7" table:style-name="ce49"/>
          <table:table-cell table:style-name="ce115"/>
          <table:table-cell office:value-type="string" table:style-name="ce43">
            <text:p><text:s/></text:p>
          </table:table-cell>
          <table:table-cell office:value-type="string" table:style-name="ce43">
            <text:p><text:s/></text:p>
          </table:table-cell>
          <table:table-cell office:value-type="string" table:style-name="ce119">
            <text:p><text:s/></text:p>
          </table:table-cell>
          <table:table-cell office:value-type="string" table:style-name="ce43">
            <text:p><text:s/></text:p>
          </table:table-cell>
          <table:table-cell table:style-name="ce120"/>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table:number-columns-repeated="2" table:style-name="ce120"/>
          <table:table-cell office:value-type="string" table:style-name="ce43">
            <text:p>QUESTION_GROUP}</text:p>
          </table:table-cell>
          <table:table-cell table:number-columns-repeated="7" table:style-name="ce120"/>
          <table:table-cell table:number-columns-repeated="7" table:style-name="ce50"/>
          <table:table-cell table:style-name="ce122"/>
          <table:table-cell table:number-columns-repeated="2" table:style-name="ce43"/>
          <table:table-cell table:style-name="ce119"/>
          <table:table-cell table:number-columns-repeated="2" table:style-name="ce43"/>
          <table:table-cell table:style-name="ce119"/>
          <table:table-cell table:style-name="ce120"/>
          <table:table-cell table:number-columns-repeated="16359" table:style-name="ce1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table:number-columns-repeated="16359" table:style-name="ce45"/>
        </table:table-row>
        <table:table-row table:number-rows-repeated="3" table:style-name="ro1">
          <table:table-cell table:number-columns-repeated="20" table:style-name="ce54"/>
          <table:table-cell table:style-name="ce117"/>
          <table:table-cell table:number-columns-repeated="16363" table:style-name="ce54"/>
        </table:table-row>
        <table:table-row table:number-rows-repeated="10" table:style-name="ro1">
          <table:table-cell table:number-columns-repeated="16384" table:style-name="ce54"/>
        </table:table-row>
        <table:table-row table:number-rows-repeated="111" table:style-name="ro1">
          <table:table-cell table:number-columns-repeated="20"/>
          <table:table-cell table:number-columns-repeated="16364" table:style-name="ce54"/>
        </table:table-row>
        <table:table-row table:number-rows-repeated="1048433" table:style-name="ro1">
          <table:table-cell table:number-columns-repeated="16384"/>
        </table:table-row>
      </table:table>
      <table:table table:name="OTHER-EO-GROUPS" table:style-name="ta4">
        <table:table-column table:style-name="co24" table:default-cell-style-name="ce54"/>
        <table:table-column table:style-name="co58" table:default-cell-style-name="ce54"/>
        <table:table-column table:style-name="co59" table:default-cell-style-name="ce54"/>
        <table:table-column table:style-name="co28" table:default-cell-style-name="ce54"/>
        <table:table-column table:style-name="co54" table:default-cell-style-name="ce54"/>
        <table:table-column table:style-name="co25" table:default-cell-style-name="ce54"/>
        <table:table-column table:style-name="co26" table:number-columns-repeated="3" table:default-cell-style-name="ce54" table:visibility="collapse"/>
        <table:table-column table:style-name="co27" table:number-columns-repeated="7" table:default-cell-style-name="ce54" table:visibility="collapse"/>
        <table:table-column table:style-name="co27" table:default-cell-style-name="ce54"/>
        <table:table-column table:style-name="co8" table:number-columns-repeated="3" table:default-cell-style-name="ce54"/>
        <table:table-column table:style-name="co8" table:default-cell-style-name="ce117"/>
        <table:table-column table:style-name="co8" table:number-columns-repeated="2" table:default-cell-style-name="ce54"/>
        <table:table-column table:style-name="co8" table:default-cell-style-name="ce117"/>
        <table:table-column table:style-name="co8" table:number-columns-repeated="16360" table:default-cell-style-name="ce54"/>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14">
            <text:p>20</text:p>
          </table:table-cell>
          <table:table-cell office:value-type="float" office:value="21" table:style-name="ce7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17"/>
        </table:table-row>
        <table:table-row table:style-name="ro1">
          <table:table-cell office:value-type="float" office:value="59" table:style-name="ce44">
            <text:p>59</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EO together with others</text:p>
          </table:table-cell>
          <table:table-cell office:value-type="string" table:style-name="ce110">
            <text:p>Is the economic operator participating in the procurement procedure together with others?</text:p>
          </table:table-cell>
          <table:table-cell table:style-name="ce46"/>
          <table:table-cell table:style-name="ce114"/>
          <table:table-cell table:style-name="ce46"/>
          <table:table-cell office:value-type="string" table:style-name="ce118">
            <text:p>ee51100f-8e3e-40c9-8f8b-57d5a15be1f2</text:p>
          </table:table-cell>
          <table:table-cell office:value-type="string" table:style-name="ce118">
            <text:p>CRITERION.OTHER.EO_DATA.TOGETHER_WITH_OTHERS</text:p>
          </table:table-cell>
          <table:table-cell office:value-type="string" table:style-name="ce46">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7" table:style-name="ce43"/>
          <table:table-cell table:number-columns-repeated="7" table:style-name="ce49"/>
          <table:table-cell table:style-name="ce115"/>
          <table:table-cell office:value-type="string" table:style-name="ce45">
            <text:p><text:s/></text:p>
          </table:table-cell>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
            <text:p>d939f2c6-ba25-4dc4-889c-11d1853add19</text:p>
          </table:table-cell>
          <table:table-cell office:value-type="string" table:style-name="ce119">
            <text:p>ON*</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9">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4" table:style-name="ce43"/>
          <table:table-cell table:number-columns-repeated="7" table:style-name="ce49"/>
          <table:table-cell table:style-name="ce115"/>
          <table:table-cell office:value-type="string" table:style-name="ce43">
            <text:p>Your answer?</text:p>
          </table:table-cell>
          <table:table-cell office:value-type="string" table:style-name="ce43">
            <text:p>[Response value]</text:p>
          </table:table-cell>
          <table:table-cell office:value-type="float" office:value="1" table:style-name="ce119">
            <text:p>1</text:p>
          </table:table-cell>
          <table:table-cell office:value-type="string" table:style-name="ce43">
            <text:p>INDICATOR</text:p>
          </table:table-cell>
          <table:table-cell office:value-type="string" table:style-name="ce120">
            <text:p><text:s/></text:p>
          </table:table-cell>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table:style-name="ce49"/>
          <table:table-cell office:value-type="string" table:style-name="ce43">
            <text:p>{QUESTION_SUBGROUP</text:p>
          </table:table-cell>
          <table:table-cell table:number-columns-repeated="6" table:style-name="ce43"/>
          <table:table-cell table:number-columns-repeated="7" table:style-name="ce49"/>
          <table:table-cell table:style-name="ce115"/>
          <table:table-cell table:style-name="ce43"/>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
            <text:p>f5663c5a-d311-4ae4-be14-1575754be5f2</text:p>
          </table:table-cell>
          <table:table-cell office:value-type="string" table:style-name="ce121">
            <text:p>ONTRUE</text:p>
          </table:table-cell>
          <table:table-cell office:value-type="string" table:style-name="ce43">
            <text:p><text:s/></text:p>
          </table:table-cell>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a) Please indicate the role of the economic operator in the group (leader, responsible for specific tasks...)</text:p>
          </table:table-cell>
          <table:table-cell office:value-type="string" table:style-name="ce43">
            <text:p>[Response value]</text:p>
          </table:table-cell>
          <table:table-cell office:value-type="float" office:value="1" table:style-name="ce119">
            <text:p>1</text:p>
          </table:table-cell>
          <table:table-cell office:value-type="string" table:style-name="ce43">
            <text:p>DESCRIPTION</text:p>
          </table:table-cell>
          <table:table-cell table:style-name="ce120"/>
          <table:table-cell table:style-name="ce121"/>
          <table:table-cell table:style-name="ce43"/>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table:style-name="ce49"/>
          <table:table-cell office:value-type="string" table:style-name="ce43">
            <text:p><text:s/></text:p>
          </table:table-cell>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b) Please identify the other economic operators participating in the procurement procedure together</text:p>
          </table:table-cell>
          <table:table-cell office:value-type="string" table:style-name="ce43">
            <text:p>[Response value]</text:p>
          </table:table-cell>
          <table:table-cell office:value-type="string" table:style-name="ce119">
            <text:p>0..1</text:p>
          </table:table-cell>
          <table:table-cell office:value-type="string" table:style-name="ce43">
            <text:p>DESCRIPTION</text:p>
          </table:table-cell>
          <table:table-cell table:style-name="ce120"/>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table:style-name="ce49"/>
          <table:table-cell office:value-type="string" table:style-name="ce43">
            <text:p>QUESTION_SUBGROUP}</text:p>
          </table:table-cell>
          <table:table-cell table:number-columns-repeated="6" table:style-name="ce43"/>
          <table:table-cell table:number-columns-repeated="7" table:style-name="ce49"/>
          <table:table-cell table:style-name="ce115"/>
          <table:table-cell office:value-type="string" table:style-name="ce43">
            <text:p><text:s/></text:p>
          </table:table-cell>
          <table:table-cell office:value-type="string" table:style-name="ce43">
            <text:p><text:s/></text:p>
          </table:table-cell>
          <table:table-cell office:value-type="string" table:style-name="ce119">
            <text:p><text:s/></text:p>
          </table:table-cell>
          <table:table-cell office:value-type="string" table:style-name="ce43">
            <text:p><text:s/></text:p>
          </table:table-cell>
          <table:table-cell table:style-name="ce120"/>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table:number-columns-repeated="2" table:style-name="ce120"/>
          <table:table-cell office:value-type="string" table:style-name="ce43">
            <text:p>QUESTION_GROUP}</text:p>
          </table:table-cell>
          <table:table-cell table:number-columns-repeated="7" table:style-name="ce120"/>
          <table:table-cell table:number-columns-repeated="7" table:style-name="ce50"/>
          <table:table-cell table:style-name="ce122"/>
          <table:table-cell table:number-columns-repeated="2" table:style-name="ce43"/>
          <table:table-cell table:style-name="ce119"/>
          <table:table-cell table:number-columns-repeated="2" table:style-name="ce43"/>
          <table:table-cell table:style-name="ce119"/>
          <table:table-cell table:style-name="ce120"/>
          <table:table-cell table:number-columns-repeated="16359" table:style-name="ce1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table:number-columns-repeated="16359" table:style-name="ce45"/>
        </table:table-row>
        <table:table-row table:number-rows-repeated="5" table:style-name="ro1">
          <table:table-cell table:number-columns-repeated="20" table:style-name="ce54"/>
          <table:table-cell table:style-name="ce117"/>
          <table:table-cell table:number-columns-repeated="16363" table:style-name="ce54"/>
        </table:table-row>
        <table:table-row table:number-rows-repeated="10" table:style-name="ro1">
          <table:table-cell table:number-columns-repeated="16384" table:style-name="ce54"/>
        </table:table-row>
        <table:table-row table:number-rows-repeated="109" table:style-name="ro1">
          <table:table-cell table:number-columns-repeated="20"/>
          <table:table-cell table:number-columns-repeated="16364" table:style-name="ce54"/>
        </table:table-row>
        <table:table-row table:number-rows-repeated="1048435" table:style-name="ro1">
          <table:table-cell table:number-columns-repeated="16384"/>
        </table:table-row>
      </table:table>
      <table:table table:name="OTHER-EO-Lots" table:style-name="ta4">
        <table:table-column table:style-name="co24" table:default-cell-style-name="ce54"/>
        <table:table-column table:style-name="co2" table:number-columns-repeated="3" table:default-cell-style-name="ce54"/>
        <table:table-column table:style-name="co25" table:default-cell-style-name="ce54"/>
        <table:table-column table:style-name="co26" table:number-columns-repeated="4" table:default-cell-style-name="ce54" table:visibility="collapse"/>
        <table:table-column table:style-name="co27" table:number-columns-repeated="7" table:default-cell-style-name="ce54" table:visibility="collapse"/>
        <table:table-column table:style-name="co27" table:default-cell-style-name="ce54"/>
        <table:table-column table:style-name="co8" table:number-columns-repeated="3" table:default-cell-style-name="ce54"/>
        <table:table-column table:style-name="co8" table:default-cell-style-name="ce117"/>
        <table:table-column table:style-name="co8" table:number-columns-repeated="2" table:default-cell-style-name="ce54"/>
        <table:table-column table:style-name="co8" table:default-cell-style-name="ce117"/>
        <table:table-column table:style-name="co8" table:number-columns-repeated="16360" table:default-cell-style-name="ce54"/>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14">
            <text:p>20</text:p>
          </table:table-cell>
          <table:table-cell office:value-type="float" office:value="21" table:style-name="ce7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17"/>
        </table:table-row>
        <table:table-row table:style-name="ro1">
          <table:table-cell office:value-type="float" office:value="60" table:style-name="ce44">
            <text:p>60</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Lots the EO tenders to</text:p>
          </table:table-cell>
          <table:table-cell office:value-type="string" table:style-name="ce110">
            <text:p>Where applicable, indication of the lot(s) for which the economic operator wishes to tender</text:p>
          </table:table-cell>
          <table:table-cell table:style-name="ce46"/>
          <table:table-cell table:style-name="ce114"/>
          <table:table-cell table:style-name="ce46"/>
          <table:table-cell office:value-type="string" table:style-name="ce118">
            <text:p>8b9700b7-b13c-41e6-a220-6bbf8d5fab31</text:p>
          </table:table-cell>
          <table:table-cell office:value-type="string" table:style-name="ce118">
            <text:p>CRITERION.OTHER.EO_DATA.LOTS_TENDERED</text:p>
          </table:table-cell>
          <table:table-cell office:value-type="string" table:style-name="ce46">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7" table:style-name="ce43"/>
          <table:table-cell table:number-columns-repeated="7" table:style-name="ce49"/>
          <table:table-cell table:style-name="ce115"/>
          <table:table-cell office:value-type="string" table:style-name="ce45">
            <text:p><text:s/></text:p>
          </table:table-cell>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
            <text:p>289f39b3-2a15-421a-8050-a29858031f35</text:p>
          </table:table-cell>
          <table:table-cell office:value-type="string" table:style-name="ce119">
            <text:p>ON*</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9">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4" table:style-name="ce43"/>
          <table:table-cell table:number-columns-repeated="7" table:style-name="ce49"/>
          <table:table-cell table:style-name="ce115"/>
          <table:table-cell office:value-type="string" table:style-name="ce43">
            <text:p>Your answer?</text:p>
          </table:table-cell>
          <table:table-cell office:value-type="string" table:style-name="ce43">
            <text:p>[Response value]</text:p>
          </table:table-cell>
          <table:table-cell office:value-type="float" office:value="1" table:style-name="ce119">
            <text:p>1</text:p>
          </table:table-cell>
          <table:table-cell office:value-type="string" table:style-name="ce43">
            <text:p>DESCRIPTION</text:p>
          </table:table-cell>
          <table:table-cell office:value-type="string" table:style-name="ce120">
            <text:p><text:s/></text:p>
          </table:table-cell>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table:number-columns-repeated="2" table:style-name="ce120"/>
          <table:table-cell office:value-type="string" table:style-name="ce43">
            <text:p>QUESTION_GROUP}</text:p>
          </table:table-cell>
          <table:table-cell table:number-columns-repeated="7" table:style-name="ce120"/>
          <table:table-cell table:number-columns-repeated="7" table:style-name="ce50"/>
          <table:table-cell table:style-name="ce122"/>
          <table:table-cell table:number-columns-repeated="2" table:style-name="ce43"/>
          <table:table-cell table:style-name="ce119"/>
          <table:table-cell table:number-columns-repeated="2" table:style-name="ce43"/>
          <table:table-cell table:style-name="ce119"/>
          <table:table-cell table:style-name="ce120"/>
          <table:table-cell table:number-columns-repeated="16359" table:style-name="ce1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office:value-type="string" table:style-name="ce9">
            <text:p><text:s/></text:p>
          </table:table-cell>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table:number-columns-repeated="16359" table:style-name="ce45"/>
        </table:table-row>
        <table:table-row table:number-rows-repeated="3" table:style-name="ro1">
          <table:table-cell table:number-columns-repeated="20" table:style-name="ce54"/>
          <table:table-cell table:style-name="ce117"/>
          <table:table-cell table:number-columns-repeated="16363" table:style-name="ce54"/>
        </table:table-row>
        <table:table-row table:number-rows-repeated="6" table:style-name="ro1">
          <table:table-cell table:number-columns-repeated="20"/>
          <table:table-cell table:style-name="ce117"/>
          <table:table-cell table:number-columns-repeated="16363" table:style-name="ce54"/>
        </table:table-row>
        <table:table-row table:number-rows-repeated="115" table:style-name="ro1">
          <table:table-cell table:number-columns-repeated="20"/>
          <table:table-cell table:number-columns-repeated="16364" table:style-name="ce54"/>
        </table:table-row>
        <table:table-row table:number-rows-repeated="1048439" table:style-name="ro1">
          <table:table-cell table:number-columns-repeated="16384"/>
        </table:table-row>
      </table:table>
      <table:table table:name="OTHER-EO-Contributions" table:style-name="ta4">
        <table:table-column table:style-name="co24" table:default-cell-style-name="ce54"/>
        <table:table-column table:style-name="co58" table:default-cell-style-name="ce54"/>
        <table:table-column table:style-name="co59" table:default-cell-style-name="ce54"/>
        <table:table-column table:style-name="co28" table:default-cell-style-name="ce54"/>
        <table:table-column table:style-name="co54" table:default-cell-style-name="ce54"/>
        <table:table-column table:style-name="co25" table:default-cell-style-name="ce54"/>
        <table:table-column table:style-name="co26" table:default-cell-style-name="ce54"/>
        <table:table-column table:style-name="co26" table:number-columns-repeated="2" table:default-cell-style-name="ce54" table:visibility="collapse"/>
        <table:table-column table:style-name="co27" table:number-columns-repeated="7" table:default-cell-style-name="ce54" table:visibility="collapse"/>
        <table:table-column table:style-name="co27" table:default-cell-style-name="ce54"/>
        <table:table-column table:style-name="co8" table:number-columns-repeated="3" table:default-cell-style-name="ce54"/>
        <table:table-column table:style-name="co8" table:default-cell-style-name="ce117"/>
        <table:table-column table:style-name="co8" table:number-columns-repeated="2" table:default-cell-style-name="ce54"/>
        <table:table-column table:style-name="co8" table:default-cell-style-name="ce117"/>
        <table:table-column table:style-name="co8" table:number-columns-repeated="16360" table:default-cell-style-name="ce54"/>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14">
            <text:p>20</text:p>
          </table:table-cell>
          <table:table-cell office:value-type="float" office:value="21" table:style-name="ce7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17"/>
        </table:table-row>
        <table:table-row table:style-name="ro1">
          <table:table-cell office:value-type="float" office:value="61" table:style-name="ce44">
            <text:p>61</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Contributions certificates</text:p>
          </table:table-cell>
          <table:table-cell office:value-type="string" table:style-name="ce110">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46"/>
          <table:table-cell table:style-name="ce114"/>
          <table:table-cell table:style-name="ce46"/>
          <table:table-cell office:value-type="string" table:style-name="ce118">
            <text:p>5a8dea31-5db9-4e03-862b-07810aa6a7fd</text:p>
          </table:table-cell>
          <table:table-cell office:value-type="string" table:style-name="ce118">
            <text:p>CRITERION.OTHER.EO_DATA.CONTRIBUTIONS_CERTIFICATES</text:p>
          </table:table-cell>
          <table:table-cell office:value-type="string" table:style-name="ce46">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7" table:style-name="ce43"/>
          <table:table-cell table:number-columns-repeated="7" table:style-name="ce49"/>
          <table:table-cell table:style-name="ce115"/>
          <table:table-cell office:value-type="string" table:style-name="ce45">
            <text:p><text:s/></text:p>
          </table:table-cell>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
            <text:p>289f39b3-2a15-421a-8050-a29858031f35</text:p>
          </table:table-cell>
          <table:table-cell office:value-type="string" table:style-name="ce119">
            <text:p>ON*</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9">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4" table:style-name="ce43"/>
          <table:table-cell table:number-columns-repeated="7" table:style-name="ce49"/>
          <table:table-cell table:style-name="ce115"/>
          <table:table-cell office:value-type="string" table:style-name="ce43">
            <text:p>Your answer?</text:p>
          </table:table-cell>
          <table:table-cell office:value-type="string" table:style-name="ce43">
            <text:p>[Response value]</text:p>
          </table:table-cell>
          <table:table-cell office:value-type="float" office:value="1" table:style-name="ce119">
            <text:p>1</text:p>
          </table:table-cell>
          <table:table-cell office:value-type="string" table:style-name="ce43">
            <text:p>DESCRIPTION</text:p>
          </table:table-cell>
          <table:table-cell table:style-name="ce120"/>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table:number-columns-repeated="2" table:style-name="ce120"/>
          <table:table-cell office:value-type="string" table:style-name="ce43">
            <text:p>QUESTION_GROUP}</text:p>
          </table:table-cell>
          <table:table-cell table:number-columns-repeated="7" table:style-name="ce120"/>
          <table:table-cell table:number-columns-repeated="7" table:style-name="ce50"/>
          <table:table-cell table:style-name="ce122"/>
          <table:table-cell table:number-columns-repeated="2" table:style-name="ce43"/>
          <table:table-cell table:style-name="ce119"/>
          <table:table-cell table:number-columns-repeated="2" table:style-name="ce43"/>
          <table:table-cell table:style-name="ce119"/>
          <table:table-cell table:style-name="ce120"/>
          <table:table-cell table:number-columns-repeated="16359" table:style-name="ce1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3" table:style-name="ce9"/>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4" table:style-name="ce9"/>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table:style-name="ce9"/>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4" table:style-name="ce9"/>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4" table:style-name="ce9"/>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3" table:style-name="ce9"/>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table:number-columns-repeated="16359" table:style-name="ce45"/>
        </table:table-row>
        <table:table-row table:number-rows-repeated="3" table:style-name="ro1">
          <table:table-cell table:number-columns-repeated="20" table:style-name="ce54"/>
          <table:table-cell table:style-name="ce117"/>
          <table:table-cell table:number-columns-repeated="16363" table:style-name="ce54"/>
        </table:table-row>
        <table:table-row table:number-rows-repeated="121" table:style-name="ro1">
          <table:table-cell table:number-columns-repeated="23"/>
          <table:table-cell table:number-columns-repeated="16361" table:style-name="ce54"/>
        </table:table-row>
        <table:table-row table:number-rows-repeated="1048439" table:style-name="ro1">
          <table:table-cell table:number-columns-repeated="16384"/>
        </table:table-row>
      </table:table>
      <table:table table:name="OTHER-EO-RELIED_ON-ENTITIES" table:style-name="ta4">
        <table:table-column table:style-name="co8" table:number-columns-repeated="9" table:default-cell-style-name="ce1"/>
        <table:table-column table:style-name="co31" table:number-columns-repeated="7" table:default-cell-style-name="ce1" table:visibility="collapse"/>
        <table:table-column table:style-name="co8" table:number-columns-repeated="16368" table:default-cell-style-name="ce1"/>
        <table:table-row table:style-name="ro1">
          <table:table-cell office:value-type="float" office:value="1" table:style-name="ce153">
            <text:p>1</text:p>
          </table:table-cell>
          <table:table-cell office:value-type="float" office:value="2" table:style-name="ce154">
            <text:p>2</text:p>
          </table:table-cell>
          <table:table-cell office:value-type="float" office:value="3" table:style-name="ce153">
            <text:p>3</text:p>
          </table:table-cell>
          <table:table-cell office:value-type="float" office:value="4" table:style-name="ce154">
            <text:p>4</text:p>
          </table:table-cell>
          <table:table-cell office:value-type="float" office:value="5" table:style-name="ce153">
            <text:p>5</text:p>
          </table:table-cell>
          <table:table-cell office:value-type="float" office:value="6" table:style-name="ce154">
            <text:p>6</text:p>
          </table:table-cell>
          <table:table-cell office:value-type="float" office:value="7" table:style-name="ce153">
            <text:p>7</text:p>
          </table:table-cell>
          <table:table-cell office:value-type="float" office:value="8" table:style-name="ce154">
            <text:p>8</text:p>
          </table:table-cell>
          <table:table-cell office:value-type="float" office:value="9" table:style-name="ce153">
            <text:p>9</text:p>
          </table:table-cell>
          <table:table-cell office:value-type="float" office:value="10" table:style-name="ce154">
            <text:p>10</text:p>
          </table:table-cell>
          <table:table-cell office:value-type="float" office:value="11" table:style-name="ce153">
            <text:p>11</text:p>
          </table:table-cell>
          <table:table-cell office:value-type="float" office:value="12" table:style-name="ce154">
            <text:p>12</text:p>
          </table:table-cell>
          <table:table-cell office:value-type="float" office:value="13" table:style-name="ce153">
            <text:p>13</text:p>
          </table:table-cell>
          <table:table-cell office:value-type="float" office:value="14" table:style-name="ce154">
            <text:p>14</text:p>
          </table:table-cell>
          <table:table-cell office:value-type="float" office:value="15" table:style-name="ce153">
            <text:p>15</text:p>
          </table:table-cell>
          <table:table-cell office:value-type="float" office:value="16" table:style-name="ce154">
            <text:p>16</text:p>
          </table:table-cell>
          <table:table-cell office:value-type="float" office:value="17" table:style-name="ce153">
            <text:p>17</text:p>
          </table:table-cell>
          <table:table-cell office:value-type="float" office:value="18" table:style-name="ce154">
            <text:p>18</text:p>
          </table:table-cell>
          <table:table-cell office:value-type="float" office:value="19" table:style-name="ce153">
            <text:p>19</text:p>
          </table:table-cell>
          <table:table-cell office:value-type="float" office:value="20" table:style-name="ce154">
            <text:p>20</text:p>
          </table:table-cell>
          <table:table-cell office:value-type="float" office:value="21" table:style-name="ce134">
            <text:p>21</text:p>
          </table:table-cell>
          <table:table-cell office:value-type="float" office:value="22" table:style-name="ce154">
            <text:p>22</text:p>
          </table:table-cell>
          <table:table-cell office:value-type="float" office:value="23" table:style-name="ce153">
            <text:p>23</text:p>
          </table:table-cell>
          <table:table-cell office:value-type="float" office:value="24" table:style-name="ce135">
            <text:p>24</text:p>
          </table:table-cell>
          <table:table-cell office:value-type="float" office:value="25" table:style-name="ce153">
            <text:p>25</text:p>
          </table:table-cell>
          <table:table-cell table:number-columns-repeated="16359"/>
        </table:table-row>
        <table:table-row table:style-name="ro1">
          <table:table-cell office:value-type="string" table:style-name="ce137">
            <text:p><text:s/></text:p>
          </table:table-cell>
          <table:table-cell office:value-type="string" table:style-name="ce138">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table:number-columns-repeated="10" table:style-name="ce139"/>
          <table:table-cell office:value-type="string" table:style-name="ce139">
            <text:p>Name</text:p>
          </table:table-cell>
          <table:table-cell office:value-type="string" table:style-name="ce139">
            <text:p>Description</text:p>
          </table:table-cell>
          <table:table-cell office:value-type="string" table:style-name="ce139">
            <text:p>Value(example)</text:p>
          </table:table-cell>
          <table:table-cell office:value-type="string" table:style-name="ce136">
            <text:p>Cardinality</text:p>
          </table:table-cell>
          <table:table-cell office:value-type="string" table:style-name="ce140">
            <text:p>PropertyDataType</text:p>
          </table:table-cell>
          <table:table-cell office:value-type="string" table:style-name="ce140">
            <text:p>ElementUUID</text:p>
          </table:table-cell>
          <table:table-cell office:value-type="string" table:style-name="ce136">
            <text:p>Element Code</text:p>
          </table:table-cell>
          <table:table-cell office:value-type="string" table:style-name="ce139">
            <text:p>Comment</text:p>
          </table:table-cell>
          <table:table-cell table:number-columns-repeated="16359"/>
        </table:table-row>
        <table:table-row table:style-name="ro1">
          <table:table-cell office:value-type="float" office:value="62" table:style-name="ce137">
            <text:p>62</text:p>
          </table:table-cell>
          <table:table-cell office:value-type="string" table:style-name="ce141">
            <text:p>{CRITERION</text:p>
          </table:table-cell>
          <table:table-cell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table:number-columns-repeated="10" table:style-name="ce141"/>
          <table:table-cell office:value-type="string" table:style-name="ce141">
            <text:p>Relied on entities</text:p>
          </table:table-cell>
          <table:table-cell office:value-type="string" table:style-name="ce150">
            <text:p>Does the economic operator rely on the capacities of other entities in order to meet the selection criteria set out under Part IV and the criteria and rules (if any) set out under Part V below?</text:p>
          </table:table-cell>
          <table:table-cell table:style-name="ce141"/>
          <table:table-cell table:style-name="ce142"/>
          <table:table-cell table:style-name="ce141"/>
          <table:table-cell office:value-type="string" table:style-name="ce150">
            <text:p>0d62c6ed-f074-4fcf-8e9f-f691351d52ad</text:p>
          </table:table-cell>
          <table:table-cell office:value-type="string" table:style-name="ce150">
            <text:p>CRITERION.OTHER.EO_DATA.RELIES_ON_OTHER_CAPACITIES</text:p>
          </table:table-cell>
          <table:table-cell office:value-type="string" table:style-name="ce141">
            <text:p><text:s/></text:p>
          </table:table-cell>
          <table:table-cell table:number-columns-repeated="16359"/>
        </table:table-row>
        <table:table-row table:style-name="ro1">
          <table:table-cell office:value-type="string" table:style-name="ce137">
            <text:p><text:s/></text:p>
          </table:table-cell>
          <table:table-cell office:value-type="string" table:style-name="ce143">
            <text:p><text:s/></text:p>
          </table:table-cell>
          <table:table-cell office:value-type="string" table:style-name="ce143">
            <text:p>{QUESTION_GROUP</text:p>
          </table:table-cell>
          <table:table-cell table:number-columns-repeated="14" table:style-name="ce143"/>
          <table:table-cell table:style-name="ce145"/>
          <table:table-cell office:value-type="string" table:style-name="ce138">
            <text:p><text:s/></text:p>
          </table:table-cell>
          <table:table-cell office:value-type="string" table:style-name="ce143">
            <text:p><text:s/></text:p>
          </table:table-cell>
          <table:table-cell office:value-type="float" office:value="1" table:style-name="ce145">
            <text:p>1</text:p>
          </table:table-cell>
          <table:table-cell office:value-type="string" table:style-name="ce143">
            <text:p><text:s/></text:p>
          </table:table-cell>
          <table:table-cell office:value-type="string" table:style-name="ce133">
            <text:p>289f39b3-2a15-421a-8050-a29858031f35</text:p>
          </table:table-cell>
          <table:table-cell office:value-type="string" table:style-name="ce145">
            <text:p>ON*</text:p>
          </table:table-cell>
          <table:table-cell office:value-type="string" table:style-name="ce143">
            <text:p><text:s/></text:p>
          </table:table-cell>
          <table:table-cell table:number-columns-repeated="16359"/>
        </table:table-row>
        <table:table-row table:style-name="ro1">
          <table:table-cell office:value-type="string" table:style-name="ce137">
            <text:p><text:s/></text:p>
          </table:table-cell>
          <table:table-cell office:value-type="string" table:style-name="ce143">
            <text:p><text:s/></text:p>
          </table:table-cell>
          <table:table-cell office:value-type="string" table:style-name="ce143">
            <text:p><text:s/></text:p>
          </table:table-cell>
          <table:table-cell office:value-type="string" table:style-name="ce143">
            <text:p>{QUESTION}</text:p>
          </table:table-cell>
          <table:table-cell table:style-name="ce143"/>
          <table:table-cell office:value-type="string" table:style-name="ce143">
            <text:p><text:s/></text:p>
          </table:table-cell>
          <table:table-cell table:number-columns-repeated="11" table:style-name="ce143"/>
          <table:table-cell table:style-name="ce145"/>
          <table:table-cell office:value-type="string" table:style-name="ce143">
            <text:p>Your answer?</text:p>
          </table:table-cell>
          <table:table-cell office:value-type="string" table:style-name="ce143">
            <text:p><text:s/></text:p>
          </table:table-cell>
          <table:table-cell office:value-type="float" office:value="1" table:style-name="ce145">
            <text:p>1</text:p>
          </table:table-cell>
          <table:table-cell office:value-type="string" table:style-name="ce143">
            <text:p>INDICATOR</text:p>
          </table:table-cell>
          <table:table-cell office:value-type="string" table:style-name="ce146">
            <text:p><text:s/></text:p>
          </table:table-cell>
          <table:table-cell office:value-type="string" table:style-name="ce152">
            <text:p><text:s/></text:p>
          </table:table-cell>
          <table:table-cell office:value-type="string" table:style-name="ce143">
            <text:p><text:s/></text:p>
          </table:table-cell>
          <table:table-cell table:number-columns-repeated="16359"/>
        </table:table-row>
        <table:table-row table:style-name="ro1">
          <table:table-cell table:style-name="ce137"/>
          <table:table-cell table:number-columns-repeated="2" table:style-name="ce143"/>
          <table:table-cell office:value-type="string" table:style-name="ce143">
            <text:p>{QUESTION_SUBGROUP</text:p>
          </table:table-cell>
          <table:table-cell table:number-columns-repeated="13" table:style-name="ce143"/>
          <table:table-cell table:style-name="ce145"/>
          <table:table-cell table:number-columns-repeated="2" table:style-name="ce143"/>
          <table:table-cell office:value-type="string" table:style-name="ce151">
            <text:p>0..n</text:p>
          </table:table-cell>
          <table:table-cell table:style-name="ce143"/>
          <table:table-cell office:value-type="string" table:style-name="ce146">
            <text:p>50e9a74e-969e-4d79-8e19-8af71cb7c54a</text:p>
          </table:table-cell>
          <table:table-cell office:value-type="string" table:style-name="ce155">
            <text:p>ONTRUE</text:p>
          </table:table-cell>
          <table:table-cell table:style-name="ce143"/>
          <table:table-cell table:number-columns-repeated="16359"/>
        </table:table-row>
        <table:table-row table:style-name="ro1">
          <table:table-cell table:style-name="ce137"/>
          <table:table-cell table:number-columns-repeated="3" table:style-name="ce143"/>
          <table:table-cell office:value-type="string" table:style-name="ce143">
            <text:p>{QUESTION}</text:p>
          </table:table-cell>
          <table:table-cell table:number-columns-repeated="12" table:style-name="ce143"/>
          <table:table-cell table:style-name="ce145"/>
          <table:table-cell office:value-type="string" table:style-name="ce143">
            <text:p>Name of the entity</text:p>
          </table:table-cell>
          <table:table-cell office:value-type="string" table:style-name="ce143">
            <text:p>[Name]</text:p>
          </table:table-cell>
          <table:table-cell office:value-type="float" office:value="1" table:style-name="ce145">
            <text:p>1</text:p>
          </table:table-cell>
          <table:table-cell office:value-type="string" table:style-name="ce143">
            <text:p>DESCRIPTION</text:p>
          </table:table-cell>
          <table:table-cell table:style-name="ce146"/>
          <table:table-cell table:style-name="ce152"/>
          <table:table-cell table:style-name="ce143"/>
          <table:table-cell table:number-columns-repeated="16359"/>
        </table:table-row>
        <table:table-row table:style-name="ro1">
          <table:table-cell table:style-name="ce137"/>
          <table:table-cell table:number-columns-repeated="3" table:style-name="ce143"/>
          <table:table-cell office:value-type="string" table:style-name="ce143">
            <text:p>{QUESTION}</text:p>
          </table:table-cell>
          <table:table-cell table:number-columns-repeated="12" table:style-name="ce143"/>
          <table:table-cell table:style-name="ce145"/>
          <table:table-cell office:value-type="string" table:style-name="ce143">
            <text:p>ID of the entity</text:p>
          </table:table-cell>
          <table:table-cell office:value-type="string" table:style-name="ce143">
            <text:p>[ID]</text:p>
          </table:table-cell>
          <table:table-cell office:value-type="float" office:value="1" table:style-name="ce145">
            <text:p>1</text:p>
          </table:table-cell>
          <table:table-cell office:value-type="string" table:style-name="ce143">
            <text:p>IDENTIFIER</text:p>
          </table:table-cell>
          <table:table-cell table:style-name="ce146"/>
          <table:table-cell table:style-name="ce152"/>
          <table:table-cell table:style-name="ce143"/>
          <table:table-cell table:number-columns-repeated="16359"/>
        </table:table-row>
        <table:table-row table:style-name="ro1">
          <table:table-cell table:style-name="ce137"/>
          <table:table-cell table:number-columns-repeated="3" table:style-name="ce143"/>
          <table:table-cell office:value-type="string" table:style-name="ce143">
            <text:p>{QUESTION}</text:p>
          </table:table-cell>
          <table:table-cell table:number-columns-repeated="12" table:style-name="ce143"/>
          <table:table-cell table:style-name="ce145"/>
          <table:table-cell office:value-type="string" table:style-name="ce143">
            <text:p>Activity of the entity (for this specific procedure)</text:p>
          </table:table-cell>
          <table:table-cell office:value-type="string" table:style-name="ce143">
            <text:p>[Activity]</text:p>
          </table:table-cell>
          <table:table-cell office:value-type="float" office:value="1" table:style-name="ce145">
            <text:p>1</text:p>
          </table:table-cell>
          <table:table-cell office:value-type="string" table:style-name="ce143">
            <text:p>CODE</text:p>
          </table:table-cell>
          <table:table-cell table:style-name="ce146"/>
          <table:table-cell table:style-name="ce152"/>
          <table:table-cell table:style-name="ce143"/>
          <table:table-cell table:number-columns-repeated="16359"/>
        </table:table-row>
        <table:table-row table:style-name="ro1">
          <table:table-cell table:style-name="ce137"/>
          <table:table-cell table:number-columns-repeated="2" table:style-name="ce143"/>
          <table:table-cell office:value-type="string" table:style-name="ce143">
            <text:p>QUESTION_SUBGROUP}</text:p>
          </table:table-cell>
          <table:table-cell table:number-columns-repeated="13" table:style-name="ce143"/>
          <table:table-cell table:style-name="ce145"/>
          <table:table-cell table:number-columns-repeated="2" table:style-name="ce143"/>
          <table:table-cell table:style-name="ce145"/>
          <table:table-cell table:style-name="ce143"/>
          <table:table-cell table:style-name="ce146"/>
          <table:table-cell table:style-name="ce152"/>
          <table:table-cell table:style-name="ce143"/>
          <table:table-cell table:number-columns-repeated="16359"/>
        </table:table-row>
        <table:table-row table:style-name="ro1">
          <table:table-cell table:number-columns-repeated="2" table:style-name="ce146"/>
          <table:table-cell office:value-type="string" table:style-name="ce143">
            <text:p>QUESTION_GROUP}</text:p>
          </table:table-cell>
          <table:table-cell table:number-columns-repeated="15" table:style-name="ce146"/>
          <table:table-cell table:number-columns-repeated="2" table:style-name="ce143"/>
          <table:table-cell table:style-name="ce145"/>
          <table:table-cell table:number-columns-repeated="2" table:style-name="ce143"/>
          <table:table-cell table:style-name="ce145"/>
          <table:table-cell table:style-name="ce146"/>
          <table:table-cell table:number-columns-repeated="16359"/>
        </table:table-row>
        <table:table-row table:style-name="ro1">
          <table:table-cell office:value-type="string" table:style-name="ce146">
            <text:p><text:s/></text:p>
          </table:table-cell>
          <table:table-cell office:value-type="string" table:style-name="ce146">
            <text:p><text:s/></text:p>
          </table:table-cell>
          <table:table-cell office:value-type="string" table:style-name="ce146">
            <text:p>{QUESTION_GROUP</text:p>
          </table:table-cell>
          <table:table-cell table:number-columns-repeated="15" table:style-name="ce146"/>
          <table:table-cell office:value-type="string" table:style-name="ce143">
            <text:p><text:s/></text:p>
          </table:table-cell>
          <table:table-cell office:value-type="string" table:style-name="ce143">
            <text:p><text:s/></text:p>
          </table:table-cell>
          <table:table-cell office:value-type="float" office:value="1" table:style-name="ce145">
            <text:p>1</text:p>
          </table:table-cell>
          <table:table-cell office:value-type="string" table:style-name="ce146">
            <text:p><text:s/></text:p>
          </table:table-cell>
          <table:table-cell office:value-type="string" table:style-name="ce148">
            <text:p>9026e403-3eb6-4705-a9e9-e21a1efc867d</text:p>
          </table:table-cell>
          <table:table-cell office:value-type="string" table:style-name="ce152">
            <text:p>ON*</text:p>
          </table:table-cell>
          <table:table-cell office:value-type="string" table:style-name="ce146">
            <text:p><text:s/></text:p>
          </table:table-cell>
          <table:table-cell table:number-columns-repeated="16359"/>
        </table:table-row>
        <table:table-row table:style-name="ro1">
          <table:table-cell office:value-type="string" table:style-name="ce146">
            <text:p><text:s/></text:p>
          </table:table-cell>
          <table:table-cell office:value-type="string" table:style-name="ce146">
            <text:p><text:s/></text:p>
          </table:table-cell>
          <table:table-cell office:value-type="string" table:style-name="ce146">
            <text:p><text:s/></text:p>
          </table:table-cell>
          <table:table-cell office:value-type="string" table:style-name="ce146">
            <text:p>{QUESTION}</text:p>
          </table:table-cell>
          <table:table-cell table:number-columns-repeated="14" table:style-name="ce146"/>
          <table:table-cell office:value-type="string" table:style-name="ce143">
            <text:p>Is this information available electronically?</text:p>
          </table:table-cell>
          <table:table-cell office:value-type="string" table:style-name="ce147">
            <text:p>true</text:p>
          </table:table-cell>
          <table:table-cell office:value-type="float" office:value="1" table:style-name="ce145">
            <text:p>1</text:p>
          </table:table-cell>
          <table:table-cell office:value-type="string" table:style-name="ce143">
            <text:p>INDICATOR</text:p>
          </table:table-cell>
          <table:table-cell office:value-type="string" table:style-name="ce146">
            <text:p><text:s/></text:p>
          </table:table-cell>
          <table:table-cell office:value-type="string" table:style-name="ce145">
            <text:p><text:s/></text:p>
          </table:table-cell>
          <table:table-cell table:style-name="ce146"/>
          <table:table-cell table:number-columns-repeated="16359"/>
        </table:table-row>
        <table:table-row table:style-name="ro1">
          <table:table-cell office:value-type="string" table:style-name="ce146">
            <text:p><text:s/></text:p>
          </table:table-cell>
          <table:table-cell office:value-type="string" table:style-name="ce146">
            <text:p><text:s/></text:p>
          </table:table-cell>
          <table:table-cell office:value-type="string" table:style-name="ce146">
            <text:p><text:s/></text:p>
          </table:table-cell>
          <table:table-cell office:value-type="string" table:style-name="ce146">
            <text:p>{QUESTION_SUBGROUP</text:p>
          </table:table-cell>
          <table:table-cell table:style-name="ce146"/>
          <table:table-cell office:value-type="string" table:style-name="ce146">
            <text:p><text:s/></text:p>
          </table:table-cell>
          <table:table-cell office:value-type="string" table:style-name="ce146">
            <text:p><text:s/></text:p>
          </table:table-cell>
          <table:table-cell table:number-columns-repeated="11" table:style-name="ce146"/>
          <table:table-cell office:value-type="string" table:style-name="ce143">
            <text:p><text:s/></text:p>
          </table:table-cell>
          <table:table-cell office:value-type="string" table:style-name="ce143">
            <text:p><text:s/></text:p>
          </table:table-cell>
          <table:table-cell office:value-type="string" table:style-name="ce145">
            <text:p>0..1</text:p>
          </table:table-cell>
          <table:table-cell office:value-type="string" table:style-name="ce146">
            <text:p><text:s/></text:p>
          </table:table-cell>
          <table:table-cell office:value-type="string" table:style-name="ce143">
            <text:p>0a166f0a-0c5f-42b0-81e9-0fc9fa598a48</text:p>
          </table:table-cell>
          <table:table-cell office:value-type="string" table:style-name="ce156">
            <text:p>ONTRUE</text:p>
          </table:table-cell>
          <table:table-cell office:value-type="string" table:style-name="ce146">
            <text:p><text:s/></text:p>
          </table:table-cell>
          <table:table-cell table:number-columns-repeated="16359"/>
        </table:table-row>
        <table:table-row table:style-name="ro1">
          <table:table-cell office:value-type="string" table:style-name="ce144">
            <text:p><text:s/></text:p>
          </table:table-cell>
          <table:table-cell table:style-name="ce145"/>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3">
            <text:p><text:s/></text:p>
          </table:table-cell>
          <table:table-cell office:value-type="string" table:style-name="ce143">
            <text:p><text:s/></text:p>
          </table:table-cell>
          <table:table-cell office:value-type="string" table:style-name="ce143">
            <text:p>{QUESTION}</text:p>
          </table:table-cell>
          <table:table-cell table:number-columns-repeated="9" table:style-name="ce143"/>
          <table:table-cell table:style-name="ce144"/>
          <table:table-cell office:value-type="string" table:style-name="ce143">
            <text:p>Evidence supplied</text:p>
          </table:table-cell>
          <table:table-cell office:value-type="string" table:style-name="ce149">
            <text:p><text:a xlink:href="http://public_site/repository/evidences/evidence?id=EVIDENCE-00001">EVIDENCE-00001</text:a></text:p>
          </table:table-cell>
          <table:table-cell office:value-type="float" office:value="1" table:style-name="ce145">
            <text:p>1</text:p>
          </table:table-cell>
          <table:table-cell office:value-type="string" table:style-name="ce143">
            <text:p>EVIDENCE_IDENTIFIER</text:p>
          </table:table-cell>
          <table:table-cell table:style-name="ce146"/>
          <table:table-cell office:value-type="string" table:style-name="ce152">
            <text:p><text:s/></text:p>
          </table:table-cell>
          <table:table-cell office:value-type="string" table:style-name="ce144">
            <text:p><text:s/></text:p>
          </table:table-cell>
          <table:table-cell table:number-columns-repeated="16359"/>
        </table:table-row>
        <table:table-row table:style-name="ro1">
          <table:table-cell office:value-type="string" table:style-name="ce146">
            <text:p><text:s/></text:p>
          </table:table-cell>
          <table:table-cell office:value-type="string" table:style-name="ce146">
            <text:p><text:s/></text:p>
          </table:table-cell>
          <table:table-cell office:value-type="string" table:style-name="ce146">
            <text:p><text:s/></text:p>
          </table:table-cell>
          <table:table-cell office:value-type="string" table:style-name="ce146">
            <text:p>QUESTION_SUBGROUP}</text:p>
          </table:table-cell>
          <table:table-cell table:style-name="ce146"/>
          <table:table-cell office:value-type="string" table:style-name="ce146">
            <text:p><text:s/></text:p>
          </table:table-cell>
          <table:table-cell office:value-type="string" table:style-name="ce146">
            <text:p><text:s/></text:p>
          </table:table-cell>
          <table:table-cell table:number-columns-repeated="11" table:style-name="ce146"/>
          <table:table-cell office:value-type="string" table:style-name="ce143">
            <text:p><text:s/></text:p>
          </table:table-cell>
          <table:table-cell office:value-type="string" table:style-name="ce143">
            <text:p><text:s/></text:p>
          </table:table-cell>
          <table:table-cell office:value-type="string" table:style-name="ce145">
            <text:p><text:s/></text:p>
          </table:table-cell>
          <table:table-cell office:value-type="string" table:style-name="ce143">
            <text:p><text:s/></text:p>
          </table:table-cell>
          <table:table-cell office:value-type="string" table:style-name="ce143">
            <text:p><text:s/></text:p>
          </table:table-cell>
          <table:table-cell office:value-type="string" table:style-name="ce145">
            <text:p><text:s/></text:p>
          </table:table-cell>
          <table:table-cell office:value-type="string" table:style-name="ce146">
            <text:p><text:s/></text:p>
          </table:table-cell>
          <table:table-cell table:number-columns-repeated="16359"/>
        </table:table-row>
        <table:table-row table:style-name="ro1">
          <table:table-cell office:value-type="string" table:style-name="ce146">
            <text:p><text:s/></text:p>
          </table:table-cell>
          <table:table-cell office:value-type="string" table:style-name="ce146">
            <text:p><text:s/></text:p>
          </table:table-cell>
          <table:table-cell office:value-type="string" table:style-name="ce146">
            <text:p>QUESTION_GROUP}</text:p>
          </table:table-cell>
          <table:table-cell table:style-name="ce146"/>
          <table:table-cell office:value-type="string" table:style-name="ce146">
            <text:p><text:s/></text:p>
          </table:table-cell>
          <table:table-cell office:value-type="string" table:style-name="ce146">
            <text:p><text:s/></text:p>
          </table:table-cell>
          <table:table-cell office:value-type="string" table:style-name="ce146">
            <text:p><text:s/></text:p>
          </table:table-cell>
          <table:table-cell table:number-columns-repeated="11" table:style-name="ce146"/>
          <table:table-cell office:value-type="string" table:style-name="ce143">
            <text:p><text:s/></text:p>
          </table:table-cell>
          <table:table-cell office:value-type="string" table:style-name="ce143">
            <text:p><text:s/></text:p>
          </table:table-cell>
          <table:table-cell office:value-type="string" table:style-name="ce145">
            <text:p><text:s/></text:p>
          </table:table-cell>
          <table:table-cell office:value-type="string" table:style-name="ce143">
            <text:p><text:s/></text:p>
          </table:table-cell>
          <table:table-cell office:value-type="string" table:style-name="ce143">
            <text:p><text:s/></text:p>
          </table:table-cell>
          <table:table-cell office:value-type="string" table:style-name="ce145">
            <text:p><text:s/></text:p>
          </table:table-cell>
          <table:table-cell office:value-type="string" table:style-name="ce146">
            <text:p><text:s/></text:p>
          </table:table-cell>
          <table:table-cell table:number-columns-repeated="16359"/>
        </table:table-row>
        <table:table-row table:style-name="ro1">
          <table:table-cell office:value-type="string" table:style-name="ce137">
            <text:p><text:s/></text:p>
          </table:table-cell>
          <table:table-cell office:value-type="string" table:style-name="ce141">
            <text:p>CRITERION}</text:p>
          </table:table-cell>
          <table:table-cell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table:number-columns-repeated="16359"/>
        </table:table-row>
        <table:table-row table:number-rows-repeated="14" table:style-name="ro1">
          <table:table-cell table:number-columns-repeated="25" table:style-name="ce133"/>
          <table:table-cell table:number-columns-repeated="16359"/>
        </table:table-row>
        <table:table-row table:number-rows-repeated="6" table:style-name="ro1">
          <table:table-cell table:number-columns-repeated="20"/>
          <table:table-cell table:number-columns-repeated="4" table:style-name="ce133"/>
          <table:table-cell table:number-columns-repeated="16360"/>
        </table:table-row>
        <table:table-row table:number-rows-repeated="1048538" table:style-name="ro1">
          <table:table-cell table:number-columns-repeated="16384"/>
        </table:table-row>
      </table:table>
      <table:table table:name="OTHER-EO-NOT_RELIED_ON-ENTITIES" table:style-name="ta4">
        <table:table-column table:style-name="co24" table:default-cell-style-name="ce54"/>
        <table:table-column table:style-name="co58" table:default-cell-style-name="ce54"/>
        <table:table-column table:style-name="co59" table:default-cell-style-name="ce54"/>
        <table:table-column table:style-name="co28" table:default-cell-style-name="ce54"/>
        <table:table-column table:style-name="co54" table:default-cell-style-name="ce54"/>
        <table:table-column table:style-name="co25" table:default-cell-style-name="ce54"/>
        <table:table-column table:style-name="co26" table:number-columns-repeated="3" table:default-cell-style-name="ce54" table:visibility="collapse"/>
        <table:table-column table:style-name="co27" table:number-columns-repeated="7" table:default-cell-style-name="ce54" table:visibility="collapse"/>
        <table:table-column table:style-name="co27" table:default-cell-style-name="ce54"/>
        <table:table-column table:style-name="co8" table:number-columns-repeated="3" table:default-cell-style-name="ce54"/>
        <table:table-column table:style-name="co8" table:default-cell-style-name="ce117"/>
        <table:table-column table:style-name="co8" table:number-columns-repeated="2" table:default-cell-style-name="ce54"/>
        <table:table-column table:style-name="co8" table:default-cell-style-name="ce117"/>
        <table:table-column table:style-name="co8" table:number-columns-repeated="16360" table:default-cell-style-name="ce54"/>
        <table:table-row table:style-name="ro1">
          <table:table-cell office:value-type="float" office:value="1" table:style-name="ce13">
            <text:p>1</text:p>
          </table:table-cell>
          <table:table-cell office:value-type="float" office:value="2" table:style-name="ce14">
            <text:p>2</text:p>
          </table:table-cell>
          <table:table-cell office:value-type="float" office:value="3" table:style-name="ce13">
            <text:p>3</text:p>
          </table:table-cell>
          <table:table-cell office:value-type="float" office:value="4" table:style-name="ce14">
            <text:p>4</text:p>
          </table:table-cell>
          <table:table-cell office:value-type="float" office:value="5" table:style-name="ce13">
            <text:p>5</text:p>
          </table:table-cell>
          <table:table-cell office:value-type="float" office:value="6" table:style-name="ce14">
            <text:p>6</text:p>
          </table:table-cell>
          <table:table-cell office:value-type="float" office:value="7" table:style-name="ce13">
            <text:p>7</text:p>
          </table:table-cell>
          <table:table-cell office:value-type="float" office:value="8" table:style-name="ce14">
            <text:p>8</text:p>
          </table:table-cell>
          <table:table-cell office:value-type="float" office:value="9" table:style-name="ce13">
            <text:p>9</text:p>
          </table:table-cell>
          <table:table-cell office:value-type="float" office:value="10" table:style-name="ce14">
            <text:p>10</text:p>
          </table:table-cell>
          <table:table-cell office:value-type="float" office:value="11" table:style-name="ce13">
            <text:p>11</text:p>
          </table:table-cell>
          <table:table-cell office:value-type="float" office:value="12" table:style-name="ce14">
            <text:p>12</text:p>
          </table:table-cell>
          <table:table-cell office:value-type="float" office:value="13" table:style-name="ce13">
            <text:p>13</text:p>
          </table:table-cell>
          <table:table-cell office:value-type="float" office:value="14" table:style-name="ce14">
            <text:p>14</text:p>
          </table:table-cell>
          <table:table-cell office:value-type="float" office:value="15" table:style-name="ce13">
            <text:p>15</text:p>
          </table:table-cell>
          <table:table-cell office:value-type="float" office:value="16" table:style-name="ce14">
            <text:p>16</text:p>
          </table:table-cell>
          <table:table-cell office:value-type="float" office:value="17" table:style-name="ce13">
            <text:p>17</text:p>
          </table:table-cell>
          <table:table-cell office:value-type="float" office:value="18" table:style-name="ce14">
            <text:p>18</text:p>
          </table:table-cell>
          <table:table-cell office:value-type="float" office:value="19" table:style-name="ce13">
            <text:p>19</text:p>
          </table:table-cell>
          <table:table-cell office:value-type="float" office:value="20" table:style-name="ce14">
            <text:p>20</text:p>
          </table:table-cell>
          <table:table-cell office:value-type="float" office:value="21" table:style-name="ce7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81">
            <text:p>24</text:p>
          </table:table-cell>
          <table:table-cell office:value-type="float" office:value="25" table:style-name="ce13">
            <text:p>25</text:p>
          </table:table-cell>
          <table:table-cell table:number-columns-repeated="16359" table:style-name="ce117"/>
        </table:table-row>
        <table:table-row table:style-name="ro1">
          <table:table-cell office:value-type="string" table:style-name="ce44">
            <text:p><text:s/></text:p>
          </table:table-cell>
          <table:table-cell office:value-type="string" table:style-name="ce45">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63">
            <text:p>Cardinality</text:p>
          </table:table-cell>
          <table:table-cell office:value-type="string" table:style-name="ce5">
            <text:p>PropertyDataType</text:p>
          </table:table-cell>
          <table:table-cell office:value-type="string" table:style-name="ce5">
            <text:p>ElementUUID</text:p>
          </table:table-cell>
          <table:table-cell office:value-type="string" table:style-name="ce63">
            <text:p>Element Code</text:p>
          </table:table-cell>
          <table:table-cell office:value-type="string" table:style-name="ce2">
            <text:p>Comment</text:p>
          </table:table-cell>
          <table:table-cell table:number-columns-repeated="16359" table:style-name="ce117"/>
        </table:table-row>
        <table:table-row table:style-name="ro1">
          <table:table-cell office:value-type="float" office:value="63" table:style-name="ce44">
            <text:p>63</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Not relied on entities</text:p>
          </table:table-cell>
          <table:table-cell office:value-type="string" table:style-name="ce118">
            <text:p>Does the economic operator intend to subcontract any share of the contract to third parties?</text:p>
          </table:table-cell>
          <table:table-cell table:style-name="ce46"/>
          <table:table-cell table:style-name="ce114"/>
          <table:table-cell table:style-name="ce46"/>
          <table:table-cell office:value-type="string" table:style-name="ce118">
            <text:p>72c0c4b1-ca50-4667-9487-461f3eed4ed7</text:p>
          </table:table-cell>
          <table:table-cell office:value-type="string" table:style-name="ce124">
            <text:p>CRITERION.OTHER.EO_DATA.SUBCONTRACTS_WITH_THIRD_PARTIES</text:p>
          </table:table-cell>
          <table:table-cell office:value-type="string" table:style-name="ce46">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3">
            <text:p>{QUESTION_GROUP</text:p>
          </table:table-cell>
          <table:table-cell table:number-columns-repeated="7" table:style-name="ce43"/>
          <table:table-cell table:number-columns-repeated="7" table:style-name="ce49"/>
          <table:table-cell table:style-name="ce115"/>
          <table:table-cell office:value-type="string" table:style-name="ce45">
            <text:p><text:s/></text:p>
          </table:table-cell>
          <table:table-cell office:value-type="string" table:style-name="ce43">
            <text:p><text:s/></text:p>
          </table:table-cell>
          <table:table-cell office:value-type="float" office:value="1" table:style-name="ce119">
            <text:p>1</text:p>
          </table:table-cell>
          <table:table-cell office:value-type="string" table:style-name="ce43">
            <text:p><text:s/></text:p>
          </table:table-cell>
          <table:table-cell office:value-type="string" table:style-name="ce1">
            <text:p>289f39b3-2a15-421a-8050-a29858031f35</text:p>
          </table:table-cell>
          <table:table-cell office:value-type="string" table:style-name="ce119">
            <text:p>ON*</text:p>
          </table:table-cell>
          <table:table-cell office:value-type="string" table:style-name="ce43">
            <text:p><text:s/></text:p>
          </table:table-cell>
          <table:table-cell table:number-columns-repeated="16359" table:style-name="ce117"/>
        </table:table-row>
        <table:table-row table:style-name="ro1">
          <table:table-cell office:value-type="string" table:style-name="ce44">
            <text:p><text:s/></text:p>
          </table:table-cell>
          <table:table-cell office:value-type="string" table:style-name="ce43">
            <text:p><text:s/></text:p>
          </table:table-cell>
          <table:table-cell office:value-type="string" table:style-name="ce49">
            <text:p><text:s/></text:p>
          </table:table-cell>
          <table:table-cell office:value-type="string" table:style-name="ce43">
            <text:p>{QUESTION}</text:p>
          </table:table-cell>
          <table:table-cell table:style-name="ce43"/>
          <table:table-cell office:value-type="string" table:style-name="ce43">
            <text:p><text:s/></text:p>
          </table:table-cell>
          <table:table-cell table:number-columns-repeated="4" table:style-name="ce43"/>
          <table:table-cell table:number-columns-repeated="7" table:style-name="ce49"/>
          <table:table-cell table:style-name="ce115"/>
          <table:table-cell office:value-type="string" table:style-name="ce43">
            <text:p>Your answer?</text:p>
          </table:table-cell>
          <table:table-cell office:value-type="string" table:style-name="ce43">
            <text:p>[Response value]</text:p>
          </table:table-cell>
          <table:table-cell office:value-type="float" office:value="1" table:style-name="ce119">
            <text:p>1</text:p>
          </table:table-cell>
          <table:table-cell office:value-type="string" table:style-name="ce43">
            <text:p>INDICATOR</text:p>
          </table:table-cell>
          <table:table-cell office:value-type="string" table:style-name="ce120">
            <text:p><text:s/></text:p>
          </table:table-cell>
          <table:table-cell office:value-type="string" table:style-name="ce121">
            <text:p><text:s/></text:p>
          </table:table-cell>
          <table:table-cell office:value-type="string" table:style-name="ce43">
            <text:p><text:s/></text:p>
          </table:table-cell>
          <table:table-cell table:number-columns-repeated="16359" table:style-name="ce117"/>
        </table:table-row>
        <table:table-row table:style-name="ro1">
          <table:table-cell table:style-name="ce44"/>
          <table:table-cell table:style-name="ce43"/>
          <table:table-cell table:style-name="ce49"/>
          <table:table-cell office:value-type="string" table:style-name="ce43">
            <text:p>{QUESTION_GROUP</text:p>
          </table:table-cell>
          <table:table-cell table:number-columns-repeated="6" table:style-name="ce43"/>
          <table:table-cell table:number-columns-repeated="7" table:style-name="ce49"/>
          <table:table-cell table:style-name="ce115"/>
          <table:table-cell table:number-columns-repeated="2" table:style-name="ce43"/>
          <table:table-cell office:value-type="string" table:style-name="ce70">
            <text:p>0..n</text:p>
          </table:table-cell>
          <table:table-cell table:style-name="ce43"/>
          <table:table-cell office:value-type="string" table:style-name="ce120">
            <text:p>979fc579-d3d7-444b-861f-f7ac31c4f666</text:p>
          </table:table-cell>
          <table:table-cell office:value-type="string" table:style-name="ce125">
            <text:p>ONTRUE</text:p>
          </table:table-cell>
          <table:table-cell table:style-name="ce43"/>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Name of the entity</text:p>
          </table:table-cell>
          <table:table-cell office:value-type="string" table:style-name="ce43">
            <text:p>[Response value]</text:p>
          </table:table-cell>
          <table:table-cell office:value-type="float" office:value="1" table:style-name="ce119">
            <text:p>1</text:p>
          </table:table-cell>
          <table:table-cell office:value-type="string" table:style-name="ce43">
            <text:p>DESCRIPTION</text:p>
          </table:table-cell>
          <table:table-cell table:style-name="ce120"/>
          <table:table-cell table:style-name="ce121"/>
          <table:table-cell table:style-name="ce43"/>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ID of the entity</text:p>
          </table:table-cell>
          <table:table-cell office:value-type="string" table:style-name="ce43">
            <text:p>[Response value]</text:p>
          </table:table-cell>
          <table:table-cell office:value-type="float" office:value="1" table:style-name="ce119">
            <text:p>1</text:p>
          </table:table-cell>
          <table:table-cell office:value-type="string" table:style-name="ce43">
            <text:p>IDENTIFIER</text:p>
          </table:table-cell>
          <table:table-cell table:style-name="ce120"/>
          <table:table-cell table:style-name="ce121"/>
          <table:table-cell table:style-name="ce43"/>
          <table:table-cell table:number-columns-repeated="16359" table:style-name="ce117"/>
        </table:table-row>
        <table:table-row table:style-name="ro1">
          <table:table-cell table:style-name="ce44"/>
          <table:table-cell table:style-name="ce43"/>
          <table:table-cell table:style-name="ce49"/>
          <table:table-cell table:style-name="ce43"/>
          <table:table-cell office:value-type="string" table:style-name="ce43">
            <text:p>{QUESTION}</text:p>
          </table:table-cell>
          <table:table-cell table:number-columns-repeated="5" table:style-name="ce43"/>
          <table:table-cell table:number-columns-repeated="7" table:style-name="ce49"/>
          <table:table-cell table:style-name="ce115"/>
          <table:table-cell office:value-type="string" table:style-name="ce43">
            <text:p>Activity of the entity (for this specific procedure)</text:p>
          </table:table-cell>
          <table:table-cell office:value-type="string" table:style-name="ce43">
            <text:p>[Response value]</text:p>
          </table:table-cell>
          <table:table-cell office:value-type="float" office:value="1" table:style-name="ce119">
            <text:p>1</text:p>
          </table:table-cell>
          <table:table-cell office:value-type="string" table:style-name="ce43">
            <text:p>DESCRIPTION</text:p>
          </table:table-cell>
          <table:table-cell table:style-name="ce120"/>
          <table:table-cell table:style-name="ce121"/>
          <table:table-cell table:style-name="ce43"/>
          <table:table-cell table:number-columns-repeated="16359" table:style-name="ce117"/>
        </table:table-row>
        <table:table-row table:style-name="ro1">
          <table:table-cell table:style-name="ce44"/>
          <table:table-cell table:style-name="ce43"/>
          <table:table-cell table:style-name="ce49"/>
          <table:table-cell office:value-type="string" table:style-name="ce43">
            <text:p>QUESTION_GROUP}</text:p>
          </table:table-cell>
          <table:table-cell table:number-columns-repeated="6" table:style-name="ce43"/>
          <table:table-cell table:number-columns-repeated="7" table:style-name="ce49"/>
          <table:table-cell table:style-name="ce115"/>
          <table:table-cell table:number-columns-repeated="2" table:style-name="ce43"/>
          <table:table-cell table:style-name="ce119"/>
          <table:table-cell table:style-name="ce43"/>
          <table:table-cell table:style-name="ce120"/>
          <table:table-cell table:style-name="ce121"/>
          <table:table-cell table:style-name="ce43"/>
          <table:table-cell table:number-columns-repeated="16359" table:style-name="ce117"/>
        </table:table-row>
        <table:table-row table:style-name="ro1">
          <table:table-cell table:number-columns-repeated="2" table:style-name="ce120"/>
          <table:table-cell office:value-type="string" table:style-name="ce43">
            <text:p>QUESTION_GROUP}</text:p>
          </table:table-cell>
          <table:table-cell table:number-columns-repeated="7" table:style-name="ce120"/>
          <table:table-cell table:number-columns-repeated="7" table:style-name="ce50"/>
          <table:table-cell table:style-name="ce122"/>
          <table:table-cell table:number-columns-repeated="2" table:style-name="ce43"/>
          <table:table-cell table:style-name="ce119"/>
          <table:table-cell table:number-columns-repeated="2" table:style-name="ce43"/>
          <table:table-cell table:style-name="ce119"/>
          <table:table-cell table:style-name="ce120"/>
          <table:table-cell table:number-columns-repeated="16359" table:style-name="ce123"/>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3" table:style-name="ce9"/>
          <table:table-cell office:value-type="string" table:style-name="ce7">
            <text:p><text:s/></text:p>
          </table:table-cell>
          <table:table-cell table:style-name="ce7"/>
          <table:table-cell office:value-type="float" office:value="1" table:style-name="ce69">
            <text:p>1</text:p>
          </table:table-cell>
          <table:table-cell office:value-type="string" table:style-name="ce9">
            <text:p><text:s/></text:p>
          </table:table-cell>
          <table:table-cell office:value-type="string" table:style-name="ce11">
            <text:p>9026e403-3eb6-4705-a9e9-e21a1efc867d</text:p>
          </table:table-cell>
          <table:table-cell office:value-type="string" table:style-name="ce9">
            <text:p>ON*</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4" table:style-name="ce9"/>
          <table:table-cell office:value-type="string" table:style-name="ce7">
            <text:p>Is this information available electronically?</text:p>
          </table:table-cell>
          <table:table-cell office:value-type="string" table:style-name="ce60">
            <text:p>[Response value]</text:p>
          </table:table-cell>
          <table:table-cell office:value-type="float" office:value="1" table:style-name="ce69">
            <text:p>1</text:p>
          </table:table-cell>
          <table:table-cell office:value-type="string" table:style-name="ce7">
            <text:p>INDICATOR</text:p>
          </table:table-cell>
          <table:table-cell table:style-name="ce9"/>
          <table:table-cell office:value-type="string" table:style-name="ce7">
            <text:p><text:s/></text:p>
          </table:table-cell>
          <table:table-cell table:style-name="ce9"/>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4" table:style-name="ce9"/>
          <table:table-cell office:value-type="string" table:style-name="ce7">
            <text:p><text:s/></text:p>
          </table:table-cell>
          <table:table-cell table:style-name="ce7"/>
          <table:table-cell office:value-type="string" table:style-name="ce69">
            <text:p>0..1</text:p>
          </table:table-cell>
          <table:table-cell office:value-type="string" table:style-name="ce9">
            <text:p><text:s/></text:p>
          </table:table-cell>
          <table:table-cell office:value-type="string" table:style-name="ce7">
            <text:p>0a166f0a-0c5f-42b0-81e9-0fc9fa598a48</text:p>
          </table:table-cell>
          <table:table-cell office:value-type="string" table:style-name="ce7">
            <text:p>ONTRUE</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3" table:style-name="ce9"/>
          <table:table-cell office:value-type="string" table:style-name="ce7">
            <text:p>Evidence supplied</text:p>
          </table:table-cell>
          <table:table-cell office:value-type="string" table:style-name="ce60">
            <text:p>[Response value]</text:p>
          </table:table-cell>
          <table:table-cell office:value-type="float" office:value="1" table:style-name="ce69">
            <text:p>1</text:p>
          </table:table-cell>
          <table:table-cell office:value-type="string" table:style-name="ce7">
            <text:p>EVIDENCE_IDENTIFIER</text:p>
          </table:table-cell>
          <table:table-cell table:style-name="ce9"/>
          <table:table-cell office:value-type="string" table:style-name="ce9">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4" table:style-name="ce9"/>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table:number-columns-repeated="13" table:style-name="ce9"/>
          <table:table-cell office:value-type="string" table:style-name="ce7">
            <text:p><text:s/></text:p>
          </table:table-cell>
          <table:table-cell table:style-name="ce7"/>
          <table:table-cell office:value-type="string" table:style-name="ce69">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9">
            <text:p><text:s/></text:p>
          </table:table-cell>
          <table:table-cell table:number-columns-repeated="16359" table:style-name="ce22"/>
        </table:table-row>
        <table:table-row table:style-name="ro1">
          <table:table-cell office:value-type="string" table:style-name="ce44">
            <text:p><text:s/></text:p>
          </table:table-cell>
          <table:table-cell office:value-type="string" table:style-name="ce46">
            <text:p>CRITERION}</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office:value-type="string" table:style-name="ce46">
            <text:p><text:s/></text:p>
          </table:table-cell>
          <table:table-cell office:value-type="string" table:style-name="ce114">
            <text:p><text:s/></text:p>
          </table:table-cell>
          <table:table-cell office:value-type="string" table:style-name="ce46">
            <text:p><text:s/></text:p>
          </table:table-cell>
          <table:table-cell table:number-columns-repeated="16359" table:style-name="ce45"/>
        </table:table-row>
        <table:table-row table:number-rows-repeated="104855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8-01-24T17:52:38Z</dc:date>
  </office:meta>
</office:document-meta>
</file>